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meta.xml"/>
  <manifest:file-entry manifest:media-type="text/xml" manifest:full-path="styles.xml"/>
  <manifest:file-entry manifest:media-type="text/xml" manifest:full-path="content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BEGIN: table-cell styles OrgTableCell -->
    <style:style style:name="OrgTableCell" style:family="table-cell">
      <style:table-cell-properties fo:padding="0.159cm" fo:border-top="none" fo:border-bottom="none" fo:border-left="none" fo:border-right="none"/>
    </style:style>
    <style:style style:name="OrgTableCellDate" style:parent-style-name="OrgTableCell" style:family="table-cell" style:data-style-name="OrgDateStyle"/>
    <style:style style:name="OrgTableCellR" style:family="table-cell">
      <style:table-cell-properties fo:padding="0.159cm" fo:border-top="none" fo:border-bottom="none" fo:border-left="none" fo:border-right="0.002cm solid #000000"/>
    </style:style>
    <style:style style:name="OrgTableCellRDate" style:parent-style-name="OrgTableCellR" style:family="table-cell" style:data-style-name="OrgDateStyle"/>
    <style:style style:name="OrgTableCellL" style:family="table-cell">
      <style:table-cell-properties fo:padding="0.159cm" fo:border-top="none" fo:border-bottom="none" fo:border-left="0.002cm solid #000000" fo:border-right="none"/>
    </style:style>
    <style:style style:name="OrgTableCellLDate" style:parent-style-name="OrgTableCellL" style:family="table-cell" style:data-style-name="OrgDateStyle"/>
    <style:style style:name="OrgTableCellLR" style:family="table-cell">
      <style:table-cell-properties fo:padding="0.159cm" fo:border-top="none" fo:border-bottom="none" fo:border-left="0.002cm solid #000000" fo:border-right="0.002cm solid #000000"/>
    </style:style>
    <style:style style:name="OrgTableCellLRDate" style:parent-style-name="OrgTableCellLR" style:family="table-cell" style:data-style-name="OrgDateStyle"/>
    <style:style style:name="OrgTableCellB" style:family="table-cell">
      <style:table-cell-properties fo:padding="0.159cm" fo:border-top="none" fo:border-bottom="0.002cm solid #000000" fo:border-left="none" fo:border-right="none"/>
    </style:style>
    <style:style style:name="OrgTableCellBDate" style:parent-style-name="OrgTableCellB" style:family="table-cell" style:data-style-name="OrgDateStyle"/>
    <style:style style:name="OrgTableCellBR" style:family="table-cell">
      <style:table-cell-properties fo:padding="0.159cm" fo:border-top="none" fo:border-bottom="0.002cm solid #000000" fo:border-left="none" fo:border-right="0.002cm solid #000000"/>
    </style:style>
    <style:style style:name="OrgTableCellBRDate" style:parent-style-name="OrgTableCellBR" style:family="table-cell" style:data-style-name="OrgDateStyle"/>
    <style:style style:name="OrgTableCellBL" style:family="table-cell">
      <style:table-cell-properties fo:padding="0.159cm" fo:border-top="none" fo:border-bottom="0.002cm solid #000000" fo:border-left="0.002cm solid #000000" fo:border-right="none"/>
    </style:style>
    <style:style style:name="OrgTableCellBLDate" style:parent-style-name="OrgTableCellBL" style:family="table-cell" style:data-style-name="OrgDateStyle"/>
    <style:style style:name="OrgTable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CellBLRDate" style:parent-style-name="OrgTableCellBLR" style:family="table-cell" style:data-style-name="OrgDateStyle"/>
    <style:style style:name="OrgTableCellT" style:family="table-cell">
      <style:table-cell-properties fo:padding="0.159cm" fo:border-top="0.002cm solid #000000" fo:border-bottom="none" fo:border-left="none" fo:border-right="none"/>
    </style:style>
    <style:style style:name="OrgTableCellTDate" style:parent-style-name="OrgTableCellT" style:family="table-cell" style:data-style-name="OrgDateStyle"/>
    <style:style style:name="OrgTableCellTR" style:family="table-cell">
      <style:table-cell-properties fo:padding="0.159cm" fo:border-top="0.002cm solid #000000" fo:border-bottom="none" fo:border-left="none" fo:border-right="0.002cm solid #000000"/>
    </style:style>
    <style:style style:name="OrgTableCellTRDate" style:parent-style-name="OrgTableCellTR" style:family="table-cell" style:data-style-name="OrgDateStyle"/>
    <style:style style:name="OrgTableCellTL" style:family="table-cell">
      <style:table-cell-properties fo:padding="0.159cm" fo:border-top="0.002cm solid #000000" fo:border-bottom="none" fo:border-left="0.002cm solid #000000" fo:border-right="none"/>
    </style:style>
    <style:style style:name="OrgTableCellTLDate" style:parent-style-name="OrgTableCellTL" style:family="table-cell" style:data-style-name="OrgDateStyle"/>
    <style:style style:name="OrgTable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CellTLRDate" style:parent-style-name="OrgTableCellTLR" style:family="table-cell" style:data-style-name="OrgDateStyle"/>
    <style:style style:name="OrgTableCellTB" style:family="table-cell">
      <style:table-cell-properties fo:padding="0.159cm" fo:border-top="0.002cm solid #000000" fo:border-bottom="0.002cm solid #000000" fo:border-left="none" fo:border-right="none"/>
    </style:style>
    <style:style style:name="OrgTableCellTBDate" style:parent-style-name="OrgTableCellTB" style:family="table-cell" style:data-style-name="OrgDateStyle"/>
    <style:style style:name="OrgTable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CellTBRDate" style:parent-style-name="OrgTableCellTBR" style:family="table-cell" style:data-style-name="OrgDateStyle"/>
    <style:style style:name="OrgTable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CellTBLDate" style:parent-style-name="OrgTableCellTBL" style:family="table-cell" style:data-style-name="OrgDateStyle"/>
    <style:style style:name="OrgTable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CellTBLRDate" style:parent-style-name="OrgTableCellTBLR" style:family="table-cell" style:data-style-name="OrgDateStyle"/>
    <style:style style:name="OrgTableCellTop" style:family="table-cell">
      <style:table-cell-properties fo:padding="0.159cm" fo:border-top="none" fo:border-bottom="none" fo:border-left="none" fo:border-right="none" style:vertical-align="top"/>
    </style:style>
    <style:style style:name="OrgTableCellTopDate" style:parent-style-name="OrgTableCellTop" style:family="table-cell" style:data-style-name="OrgDateStyle"/>
    <style:style style:name="OrgTable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CellTopRDate" style:parent-style-name="OrgTableCellTopR" style:family="table-cell" style:data-style-name="OrgDateStyle"/>
    <style:style style:name="OrgTable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CellTopLDate" style:parent-style-name="OrgTableCellTopL" style:family="table-cell" style:data-style-name="OrgDateStyle"/>
    <style:style style:name="OrgTable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CellTopLRDate" style:parent-style-name="OrgTableCellTopLR" style:family="table-cell" style:data-style-name="OrgDateStyle"/>
    <style:style style:name="OrgTable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CellTopBDate" style:parent-style-name="OrgTableCellTopB" style:family="table-cell" style:data-style-name="OrgDateStyle"/>
    <style:style style:name="OrgTable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CellTopBRDate" style:parent-style-name="OrgTableCellTopBR" style:family="table-cell" style:data-style-name="OrgDateStyle"/>
    <style:style style:name="OrgTable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CellTopBLDate" style:parent-style-name="OrgTableCellTopBL" style:family="table-cell" style:data-style-name="OrgDateStyle"/>
    <style:style style:name="OrgTable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CellTopBLRDate" style:parent-style-name="OrgTableCellTopBLR" style:family="table-cell" style:data-style-name="OrgDateStyle"/>
    <style:style style:name="OrgTable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CellTopTDate" style:parent-style-name="OrgTableCellTopT" style:family="table-cell" style:data-style-name="OrgDateStyle"/>
    <style:style style:name="OrgTable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CellTopTRDate" style:parent-style-name="OrgTableCellTopTR" style:family="table-cell" style:data-style-name="OrgDateStyle"/>
    <style:style style:name="OrgTable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CellTopTLDate" style:parent-style-name="OrgTableCellTopTL" style:family="table-cell" style:data-style-name="OrgDateStyle"/>
    <style:style style:name="OrgTable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CellTopTLRDate" style:parent-style-name="OrgTableCellTopTLR" style:family="table-cell" style:data-style-name="OrgDateStyle"/>
    <style:style style:name="OrgTable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CellTopTBDate" style:parent-style-name="OrgTableCellTopTB" style:family="table-cell" style:data-style-name="OrgDateStyle"/>
    <style:style style:name="OrgTable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CellTopTBRDate" style:parent-style-name="OrgTableCellTopTBR" style:family="table-cell" style:data-style-name="OrgDateStyle"/>
    <style:style style:name="OrgTable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CellTopTBLDate" style:parent-style-name="OrgTableCellTopTBL" style:family="table-cell" style:data-style-name="OrgDateStyle"/>
    <style:style style:name="OrgTable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CellTopTBLRDate" style:parent-style-name="OrgTableCellTopTBLR" style:family="table-cell" style:data-style-name="OrgDateStyle"/>
    <style:style style:name="OrgTableCellMiddle" style:family="table-cell">
      <style:table-cell-properties fo:padding="0.159cm" fo:border-top="none" fo:border-bottom="none" fo:border-left="none" fo:border-right="none" style:vertical-align="middle"/>
    </style:style>
    <style:style style:name="OrgTableCellMiddleDate" style:parent-style-name="OrgTableCellMiddle" style:family="table-cell" style:data-style-name="OrgDateStyle"/>
    <style:style style:name="OrgTable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CellMiddleRDate" style:parent-style-name="OrgTableCellMiddleR" style:family="table-cell" style:data-style-name="OrgDateStyle"/>
    <style:style style:name="OrgTable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CellMiddleLDate" style:parent-style-name="OrgTableCellMiddleL" style:family="table-cell" style:data-style-name="OrgDateStyle"/>
    <style:style style:name="OrgTable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CellMiddleLRDate" style:parent-style-name="OrgTableCellMiddleLR" style:family="table-cell" style:data-style-name="OrgDateStyle"/>
    <style:style style:name="OrgTable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CellMiddleBDate" style:parent-style-name="OrgTableCellMiddleB" style:family="table-cell" style:data-style-name="OrgDateStyle"/>
    <style:style style:name="OrgTable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CellMiddleBRDate" style:parent-style-name="OrgTableCellMiddleBR" style:family="table-cell" style:data-style-name="OrgDateStyle"/>
    <style:style style:name="OrgTable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CellMiddleBLDate" style:parent-style-name="OrgTableCellMiddleBL" style:family="table-cell" style:data-style-name="OrgDateStyle"/>
    <style:style style:name="OrgTable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CellMiddleBLRDate" style:parent-style-name="OrgTableCellMiddleBLR" style:family="table-cell" style:data-style-name="OrgDateStyle"/>
    <style:style style:name="OrgTable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CellMiddleTDate" style:parent-style-name="OrgTableCellMiddleT" style:family="table-cell" style:data-style-name="OrgDateStyle"/>
    <style:style style:name="OrgTable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CellMiddleTRDate" style:parent-style-name="OrgTableCellMiddleTR" style:family="table-cell" style:data-style-name="OrgDateStyle"/>
    <style:style style:name="OrgTable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CellMiddleTLDate" style:parent-style-name="OrgTableCellMiddleTL" style:family="table-cell" style:data-style-name="OrgDateStyle"/>
    <style:style style:name="OrgTable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CellMiddleTLRDate" style:parent-style-name="OrgTableCellMiddleTLR" style:family="table-cell" style:data-style-name="OrgDateStyle"/>
    <style:style style:name="OrgTable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CellMiddleTBDate" style:parent-style-name="OrgTableCellMiddleTB" style:family="table-cell" style:data-style-name="OrgDateStyle"/>
    <style:style style:name="OrgTable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CellMiddleTBRDate" style:parent-style-name="OrgTableCellMiddleTBR" style:family="table-cell" style:data-style-name="OrgDateStyle"/>
    <style:style style:name="OrgTable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CellMiddleTBLDate" style:parent-style-name="OrgTableCellMiddleTBL" style:family="table-cell" style:data-style-name="OrgDateStyle"/>
    <style:style style:name="OrgTable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CellMiddleTBLRDate" style:parent-style-name="OrgTableCellMiddleTBLR" style:family="table-cell" style:data-style-name="OrgDateStyle"/>
    <style:style style:name="OrgTableCellBottom" style:family="table-cell">
      <style:table-cell-properties fo:padding="0.159cm" fo:border-top="none" fo:border-bottom="none" fo:border-left="none" fo:border-right="none" style:vertical-align="bottom"/>
    </style:style>
    <style:style style:name="OrgTableCellBottomDate" style:parent-style-name="OrgTableCellBottom" style:family="table-cell" style:data-style-name="OrgDateStyle"/>
    <style:style style:name="OrgTable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CellBottomRDate" style:parent-style-name="OrgTableCellBottomR" style:family="table-cell" style:data-style-name="OrgDateStyle"/>
    <style:style style:name="OrgTable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CellBottomLDate" style:parent-style-name="OrgTableCellBottomL" style:family="table-cell" style:data-style-name="OrgDateStyle"/>
    <style:style style:name="OrgTable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CellBottomLRDate" style:parent-style-name="OrgTableCellBottomLR" style:family="table-cell" style:data-style-name="OrgDateStyle"/>
    <style:style style:name="OrgTable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CellBottomBDate" style:parent-style-name="OrgTableCellBottomB" style:family="table-cell" style:data-style-name="OrgDateStyle"/>
    <style:style style:name="OrgTable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CellBottomBRDate" style:parent-style-name="OrgTableCellBottomBR" style:family="table-cell" style:data-style-name="OrgDateStyle"/>
    <style:style style:name="OrgTable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CellBottomBLDate" style:parent-style-name="OrgTableCellBottomBL" style:family="table-cell" style:data-style-name="OrgDateStyle"/>
    <style:style style:name="OrgTable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CellBottomBLRDate" style:parent-style-name="OrgTableCellBottomBLR" style:family="table-cell" style:data-style-name="OrgDateStyle"/>
    <style:style style:name="OrgTable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CellBottomTDate" style:parent-style-name="OrgTableCellBottomT" style:family="table-cell" style:data-style-name="OrgDateStyle"/>
    <style:style style:name="OrgTable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CellBottomTRDate" style:parent-style-name="OrgTableCellBottomTR" style:family="table-cell" style:data-style-name="OrgDateStyle"/>
    <style:style style:name="OrgTable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CellBottomTLDate" style:parent-style-name="OrgTableCellBottomTL" style:family="table-cell" style:data-style-name="OrgDateStyle"/>
    <style:style style:name="OrgTable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CellBottomTLRDate" style:parent-style-name="OrgTableCellBottomTLR" style:family="table-cell" style:data-style-name="OrgDateStyle"/>
    <style:style style:name="OrgTable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CellBottomTBDate" style:parent-style-name="OrgTableCellBottomTB" style:family="table-cell" style:data-style-name="OrgDateStyle"/>
    <style:style style:name="OrgTable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CellBottomTBRDate" style:parent-style-name="OrgTableCellBottomTBR" style:family="table-cell" style:data-style-name="OrgDateStyle"/>
    <style:style style:name="OrgTable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CellBottomTBLDate" style:parent-style-name="OrgTableCellBottomTBL" style:family="table-cell" style:data-style-name="OrgDateStyle"/>
    <style:style style:name="OrgTable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CellBottomTBLRDate" style:parent-style-name="OrgTableCellBottomTBLR" style:family="table-cell" style:data-style-name="OrgDateStyle"/>
    <!-- END: table-cell styles OrgTableCell -->
    <!-- BEGIN: table-cell styles OrgTableFirstColumnCell -->
    <style:style style:name="OrgTableFirstColumnCell" style:family="table-cell">
      <style:table-cell-properties fo:padding="0.159cm" fo:border-top="none" fo:border-bottom="none" fo:border-left="none" fo:border-right="none"/>
    </style:style>
    <style:style style:name="OrgTableFirstColumnCellDate" style:parent-style-name="OrgTableFirstColumnCell" style:family="table-cell" style:data-style-name="OrgDateStyle"/>
    <style:style style:name="OrgTableFirstColumnCellR" style:family="table-cell">
      <style:table-cell-properties fo:padding="0.159cm" fo:border-top="none" fo:border-bottom="none" fo:border-left="none" fo:border-right="0.002cm solid #000000"/>
    </style:style>
    <style:style style:name="OrgTableFirstColumnCellRDate" style:parent-style-name="OrgTableFirstColumnCellR" style:family="table-cell" style:data-style-name="OrgDateStyle"/>
    <style:style style:name="OrgTableFirstColumnCellL" style:family="table-cell">
      <style:table-cell-properties fo:padding="0.159cm" fo:border-top="none" fo:border-bottom="none" fo:border-left="0.002cm solid #000000" fo:border-right="none"/>
    </style:style>
    <style:style style:name="OrgTableFirstColumnCellLDate" style:parent-style-name="OrgTableFirstColumnCellL" style:family="table-cell" style:data-style-name="OrgDateStyle"/>
    <style:style style:name="OrgTableFirstColumnCellLR" style:family="table-cell">
      <style:table-cell-properties fo:padding="0.159cm" fo:border-top="none" fo:border-bottom="none" fo:border-left="0.002cm solid #000000" fo:border-right="0.002cm solid #000000"/>
    </style:style>
    <style:style style:name="OrgTableFirstColumnCellLRDate" style:parent-style-name="OrgTableFirstColumnCellLR" style:family="table-cell" style:data-style-name="OrgDateStyle"/>
    <style:style style:name="OrgTableFirstColumnCellB" style:family="table-cell">
      <style:table-cell-properties fo:padding="0.159cm" fo:border-top="none" fo:border-bottom="0.002cm solid #000000" fo:border-left="none" fo:border-right="none"/>
    </style:style>
    <style:style style:name="OrgTableFirstColumnCellBDate" style:parent-style-name="OrgTableFirstColumnCellB" style:family="table-cell" style:data-style-name="OrgDateStyle"/>
    <style:style style:name="OrgTableFirstColumnCellBR" style:family="table-cell">
      <style:table-cell-properties fo:padding="0.159cm" fo:border-top="none" fo:border-bottom="0.002cm solid #000000" fo:border-left="none" fo:border-right="0.002cm solid #000000"/>
    </style:style>
    <style:style style:name="OrgTableFirstColumnCellBRDate" style:parent-style-name="OrgTableFirstColumnCellBR" style:family="table-cell" style:data-style-name="OrgDateStyle"/>
    <style:style style:name="OrgTableFirstColumnCellBL" style:family="table-cell">
      <style:table-cell-properties fo:padding="0.159cm" fo:border-top="none" fo:border-bottom="0.002cm solid #000000" fo:border-left="0.002cm solid #000000" fo:border-right="none"/>
    </style:style>
    <style:style style:name="OrgTableFirstColumnCellBLDate" style:parent-style-name="OrgTableFirstColumnCellBL" style:family="table-cell" style:data-style-name="OrgDateStyle"/>
    <style:style style:name="OrgTableFirstColumn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FirstColumnCellBLRDate" style:parent-style-name="OrgTableFirstColumnCellBLR" style:family="table-cell" style:data-style-name="OrgDateStyle"/>
    <style:style style:name="OrgTableFirstColumnCellT" style:family="table-cell">
      <style:table-cell-properties fo:padding="0.159cm" fo:border-top="0.002cm solid #000000" fo:border-bottom="none" fo:border-left="none" fo:border-right="none"/>
    </style:style>
    <style:style style:name="OrgTableFirstColumnCellTDate" style:parent-style-name="OrgTableFirstColumnCellT" style:family="table-cell" style:data-style-name="OrgDateStyle"/>
    <style:style style:name="OrgTableFirstColumnCellTR" style:family="table-cell">
      <style:table-cell-properties fo:padding="0.159cm" fo:border-top="0.002cm solid #000000" fo:border-bottom="none" fo:border-left="none" fo:border-right="0.002cm solid #000000"/>
    </style:style>
    <style:style style:name="OrgTableFirstColumnCellTRDate" style:parent-style-name="OrgTableFirstColumnCellTR" style:family="table-cell" style:data-style-name="OrgDateStyle"/>
    <style:style style:name="OrgTableFirstColumnCellTL" style:family="table-cell">
      <style:table-cell-properties fo:padding="0.159cm" fo:border-top="0.002cm solid #000000" fo:border-bottom="none" fo:border-left="0.002cm solid #000000" fo:border-right="none"/>
    </style:style>
    <style:style style:name="OrgTableFirstColumnCellTLDate" style:parent-style-name="OrgTableFirstColumnCellTL" style:family="table-cell" style:data-style-name="OrgDateStyle"/>
    <style:style style:name="OrgTableFirstColumn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FirstColumnCellTLRDate" style:parent-style-name="OrgTableFirstColumnCellTLR" style:family="table-cell" style:data-style-name="OrgDateStyle"/>
    <style:style style:name="OrgTableFirstColumnCellTB" style:family="table-cell">
      <style:table-cell-properties fo:padding="0.159cm" fo:border-top="0.002cm solid #000000" fo:border-bottom="0.002cm solid #000000" fo:border-left="none" fo:border-right="none"/>
    </style:style>
    <style:style style:name="OrgTableFirstColumnCellTBDate" style:parent-style-name="OrgTableFirstColumnCellTB" style:family="table-cell" style:data-style-name="OrgDateStyle"/>
    <style:style style:name="OrgTableFirstColumn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FirstColumnCellTBRDate" style:parent-style-name="OrgTableFirstColumnCellTBR" style:family="table-cell" style:data-style-name="OrgDateStyle"/>
    <style:style style:name="OrgTableFirstColumn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FirstColumnCellTBLDate" style:parent-style-name="OrgTableFirstColumnCellTBL" style:family="table-cell" style:data-style-name="OrgDateStyle"/>
    <style:style style:name="OrgTableFirstColumn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FirstColumnCellTBLRDate" style:parent-style-name="OrgTableFirstColumnCellTBLR" style:family="table-cell" style:data-style-name="OrgDateStyle"/>
    <style:style style:name="OrgTableFirstColumnCellTop" style:family="table-cell">
      <style:table-cell-properties fo:padding="0.159cm" fo:border-top="none" fo:border-bottom="none" fo:border-left="none" fo:border-right="none" style:vertical-align="top"/>
    </style:style>
    <style:style style:name="OrgTableFirstColumnCellTopDate" style:parent-style-name="OrgTableFirstColumnCellTop" style:family="table-cell" style:data-style-name="OrgDateStyle"/>
    <style:style style:name="OrgTableFirstColumn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FirstColumnCellTopRDate" style:parent-style-name="OrgTableFirstColumnCellTopR" style:family="table-cell" style:data-style-name="OrgDateStyle"/>
    <style:style style:name="OrgTableFirstColumn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FirstColumnCellTopLDate" style:parent-style-name="OrgTableFirstColumnCellTopL" style:family="table-cell" style:data-style-name="OrgDateStyle"/>
    <style:style style:name="OrgTableFirstColumn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FirstColumnCellTopLRDate" style:parent-style-name="OrgTableFirstColumnCellTopLR" style:family="table-cell" style:data-style-name="OrgDateStyle"/>
    <style:style style:name="OrgTableFirstColumn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FirstColumnCellTopBDate" style:parent-style-name="OrgTableFirstColumnCellTopB" style:family="table-cell" style:data-style-name="OrgDateStyle"/>
    <style:style style:name="OrgTableFirstColumn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FirstColumnCellTopBRDate" style:parent-style-name="OrgTableFirstColumnCellTopBR" style:family="table-cell" style:data-style-name="OrgDateStyle"/>
    <style:style style:name="OrgTableFirstColumn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FirstColumnCellTopBLDate" style:parent-style-name="OrgTableFirstColumnCellTopBL" style:family="table-cell" style:data-style-name="OrgDateStyle"/>
    <style:style style:name="OrgTableFirstColumn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FirstColumnCellTopBLRDate" style:parent-style-name="OrgTableFirstColumnCellTopBLR" style:family="table-cell" style:data-style-name="OrgDateStyle"/>
    <style:style style:name="OrgTableFirstColumn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FirstColumnCellTopTDate" style:parent-style-name="OrgTableFirstColumnCellTopT" style:family="table-cell" style:data-style-name="OrgDateStyle"/>
    <style:style style:name="OrgTableFirstColumn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FirstColumnCellTopTRDate" style:parent-style-name="OrgTableFirstColumnCellTopTR" style:family="table-cell" style:data-style-name="OrgDateStyle"/>
    <style:style style:name="OrgTableFirstColumn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FirstColumnCellTopTLDate" style:parent-style-name="OrgTableFirstColumnCellTopTL" style:family="table-cell" style:data-style-name="OrgDateStyle"/>
    <style:style style:name="OrgTableFirstColumn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FirstColumnCellTopTLRDate" style:parent-style-name="OrgTableFirstColumnCellTopTLR" style:family="table-cell" style:data-style-name="OrgDateStyle"/>
    <style:style style:name="OrgTableFirstColumn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FirstColumnCellTopTBDate" style:parent-style-name="OrgTableFirstColumnCellTopTB" style:family="table-cell" style:data-style-name="OrgDateStyle"/>
    <style:style style:name="OrgTableFirstColumn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FirstColumnCellTopTBRDate" style:parent-style-name="OrgTableFirstColumnCellTopTBR" style:family="table-cell" style:data-style-name="OrgDateStyle"/>
    <style:style style:name="OrgTableFirstColumn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FirstColumnCellTopTBLDate" style:parent-style-name="OrgTableFirstColumnCellTopTBL" style:family="table-cell" style:data-style-name="OrgDateStyle"/>
    <style:style style:name="OrgTableFirstColumn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FirstColumnCellTopTBLRDate" style:parent-style-name="OrgTableFirstColumnCellTopTBLR" style:family="table-cell" style:data-style-name="OrgDateStyle"/>
    <style:style style:name="OrgTableFirstColumnCellMiddle" style:family="table-cell">
      <style:table-cell-properties fo:padding="0.159cm" fo:border-top="none" fo:border-bottom="none" fo:border-left="none" fo:border-right="none" style:vertical-align="middle"/>
    </style:style>
    <style:style style:name="OrgTableFirstColumnCellMiddleDate" style:parent-style-name="OrgTableFirstColumnCellMiddle" style:family="table-cell" style:data-style-name="OrgDateStyle"/>
    <style:style style:name="OrgTableFirstColumn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FirstColumnCellMiddleRDate" style:parent-style-name="OrgTableFirstColumnCellMiddleR" style:family="table-cell" style:data-style-name="OrgDateStyle"/>
    <style:style style:name="OrgTableFirstColumn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FirstColumnCellMiddleLDate" style:parent-style-name="OrgTableFirstColumnCellMiddleL" style:family="table-cell" style:data-style-name="OrgDateStyle"/>
    <style:style style:name="OrgTableFirstColumn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FirstColumnCellMiddleLRDate" style:parent-style-name="OrgTableFirstColumnCellMiddleLR" style:family="table-cell" style:data-style-name="OrgDateStyle"/>
    <style:style style:name="OrgTableFirstColumn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FirstColumnCellMiddleBDate" style:parent-style-name="OrgTableFirstColumnCellMiddleB" style:family="table-cell" style:data-style-name="OrgDateStyle"/>
    <style:style style:name="OrgTableFirstColumn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FirstColumnCellMiddleBRDate" style:parent-style-name="OrgTableFirstColumnCellMiddleBR" style:family="table-cell" style:data-style-name="OrgDateStyle"/>
    <style:style style:name="OrgTableFirstColumn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FirstColumnCellMiddleBLDate" style:parent-style-name="OrgTableFirstColumnCellMiddleBL" style:family="table-cell" style:data-style-name="OrgDateStyle"/>
    <style:style style:name="OrgTableFirstColumn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FirstColumnCellMiddleBLRDate" style:parent-style-name="OrgTableFirstColumnCellMiddleBLR" style:family="table-cell" style:data-style-name="OrgDateStyle"/>
    <style:style style:name="OrgTableFirstColumn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FirstColumnCellMiddleTDate" style:parent-style-name="OrgTableFirstColumnCellMiddleT" style:family="table-cell" style:data-style-name="OrgDateStyle"/>
    <style:style style:name="OrgTableFirstColumn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FirstColumnCellMiddleTRDate" style:parent-style-name="OrgTableFirstColumnCellMiddleTR" style:family="table-cell" style:data-style-name="OrgDateStyle"/>
    <style:style style:name="OrgTableFirstColumn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FirstColumnCellMiddleTLDate" style:parent-style-name="OrgTableFirstColumnCellMiddleTL" style:family="table-cell" style:data-style-name="OrgDateStyle"/>
    <style:style style:name="OrgTableFirstColumn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FirstColumnCellMiddleTLRDate" style:parent-style-name="OrgTableFirstColumnCellMiddleTLR" style:family="table-cell" style:data-style-name="OrgDateStyle"/>
    <style:style style:name="OrgTableFirstColumn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FirstColumnCellMiddleTBDate" style:parent-style-name="OrgTableFirstColumnCellMiddleTB" style:family="table-cell" style:data-style-name="OrgDateStyle"/>
    <style:style style:name="OrgTableFirstColumn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FirstColumnCellMiddleTBRDate" style:parent-style-name="OrgTableFirstColumnCellMiddleTBR" style:family="table-cell" style:data-style-name="OrgDateStyle"/>
    <style:style style:name="OrgTableFirstColumn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FirstColumnCellMiddleTBLDate" style:parent-style-name="OrgTableFirstColumnCellMiddleTBL" style:family="table-cell" style:data-style-name="OrgDateStyle"/>
    <style:style style:name="OrgTableFirstColumn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FirstColumnCellMiddleTBLRDate" style:parent-style-name="OrgTableFirstColumnCellMiddleTBLR" style:family="table-cell" style:data-style-name="OrgDateStyle"/>
    <style:style style:name="OrgTableFirstColumnCellBottom" style:family="table-cell">
      <style:table-cell-properties fo:padding="0.159cm" fo:border-top="none" fo:border-bottom="none" fo:border-left="none" fo:border-right="none" style:vertical-align="bottom"/>
    </style:style>
    <style:style style:name="OrgTableFirstColumnCellBottomDate" style:parent-style-name="OrgTableFirstColumnCellBottom" style:family="table-cell" style:data-style-name="OrgDateStyle"/>
    <style:style style:name="OrgTableFirstColumn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FirstColumnCellBottomRDate" style:parent-style-name="OrgTableFirstColumnCellBottomR" style:family="table-cell" style:data-style-name="OrgDateStyle"/>
    <style:style style:name="OrgTableFirstColumn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FirstColumnCellBottomLDate" style:parent-style-name="OrgTableFirstColumnCellBottomL" style:family="table-cell" style:data-style-name="OrgDateStyle"/>
    <style:style style:name="OrgTableFirstColumn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FirstColumnCellBottomLRDate" style:parent-style-name="OrgTableFirstColumnCellBottomLR" style:family="table-cell" style:data-style-name="OrgDateStyle"/>
    <style:style style:name="OrgTableFirstColumn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FirstColumnCellBottomBDate" style:parent-style-name="OrgTableFirstColumnCellBottomB" style:family="table-cell" style:data-style-name="OrgDateStyle"/>
    <style:style style:name="OrgTableFirstColumn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FirstColumnCellBottomBRDate" style:parent-style-name="OrgTableFirstColumnCellBottomBR" style:family="table-cell" style:data-style-name="OrgDateStyle"/>
    <style:style style:name="OrgTableFirstColumn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FirstColumnCellBottomBLDate" style:parent-style-name="OrgTableFirstColumnCellBottomBL" style:family="table-cell" style:data-style-name="OrgDateStyle"/>
    <style:style style:name="OrgTableFirstColumn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FirstColumnCellBottomBLRDate" style:parent-style-name="OrgTableFirstColumnCellBottomBLR" style:family="table-cell" style:data-style-name="OrgDateStyle"/>
    <style:style style:name="OrgTableFirstColumn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FirstColumnCellBottomTDate" style:parent-style-name="OrgTableFirstColumnCellBottomT" style:family="table-cell" style:data-style-name="OrgDateStyle"/>
    <style:style style:name="OrgTableFirstColumn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FirstColumnCellBottomTRDate" style:parent-style-name="OrgTableFirstColumnCellBottomTR" style:family="table-cell" style:data-style-name="OrgDateStyle"/>
    <style:style style:name="OrgTableFirstColumn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FirstColumnCellBottomTLDate" style:parent-style-name="OrgTableFirstColumnCellBottomTL" style:family="table-cell" style:data-style-name="OrgDateStyle"/>
    <style:style style:name="OrgTableFirstColumn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FirstColumnCellBottomTLRDate" style:parent-style-name="OrgTableFirstColumnCellBottomTLR" style:family="table-cell" style:data-style-name="OrgDateStyle"/>
    <style:style style:name="OrgTableFirstColumn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FirstColumnCellBottomTBDate" style:parent-style-name="OrgTableFirstColumnCellBottomTB" style:family="table-cell" style:data-style-name="OrgDateStyle"/>
    <style:style style:name="OrgTableFirstColumn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FirstColumnCellBottomTBRDate" style:parent-style-name="OrgTableFirstColumnCellBottomTBR" style:family="table-cell" style:data-style-name="OrgDateStyle"/>
    <style:style style:name="OrgTableFirstColumn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FirstColumnCellBottomTBLDate" style:parent-style-name="OrgTableFirstColumnCellBottomTBL" style:family="table-cell" style:data-style-name="OrgDateStyle"/>
    <style:style style:name="OrgTableFirstColumn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FirstColumnCellBottomTBLRDate" style:parent-style-name="OrgTableFirstColumnCellBottomTBLR" style:family="table-cell" style:data-style-name="OrgDateStyle"/>
    <!-- END: table-cell styles OrgTableFirstColumnCell -->
    <!-- BEGIN: table-cell styles OrgTableLastColumnCell -->
    <style:style style:name="OrgTableLastColumnCell" style:family="table-cell">
      <style:table-cell-properties fo:padding="0.159cm" fo:border-top="none" fo:border-bottom="none" fo:border-left="none" fo:border-right="none"/>
    </style:style>
    <style:style style:name="OrgTableLastColumnCellDate" style:parent-style-name="OrgTableLastColumnCell" style:family="table-cell" style:data-style-name="OrgDateStyle"/>
    <style:style style:name="OrgTableLastColumnCellR" style:family="table-cell">
      <style:table-cell-properties fo:padding="0.159cm" fo:border-top="none" fo:border-bottom="none" fo:border-left="none" fo:border-right="0.002cm solid #000000"/>
    </style:style>
    <style:style style:name="OrgTableLastColumnCellRDate" style:parent-style-name="OrgTableLastColumnCellR" style:family="table-cell" style:data-style-name="OrgDateStyle"/>
    <style:style style:name="OrgTableLastColumnCellL" style:family="table-cell">
      <style:table-cell-properties fo:padding="0.159cm" fo:border-top="none" fo:border-bottom="none" fo:border-left="0.002cm solid #000000" fo:border-right="none"/>
    </style:style>
    <style:style style:name="OrgTableLastColumnCellLDate" style:parent-style-name="OrgTableLastColumnCellL" style:family="table-cell" style:data-style-name="OrgDateStyle"/>
    <style:style style:name="OrgTableLastColumnCellLR" style:family="table-cell">
      <style:table-cell-properties fo:padding="0.159cm" fo:border-top="none" fo:border-bottom="none" fo:border-left="0.002cm solid #000000" fo:border-right="0.002cm solid #000000"/>
    </style:style>
    <style:style style:name="OrgTableLastColumnCellLRDate" style:parent-style-name="OrgTableLastColumnCellLR" style:family="table-cell" style:data-style-name="OrgDateStyle"/>
    <style:style style:name="OrgTableLastColumnCellB" style:family="table-cell">
      <style:table-cell-properties fo:padding="0.159cm" fo:border-top="none" fo:border-bottom="0.002cm solid #000000" fo:border-left="none" fo:border-right="none"/>
    </style:style>
    <style:style style:name="OrgTableLastColumnCellBDate" style:parent-style-name="OrgTableLastColumnCellB" style:family="table-cell" style:data-style-name="OrgDateStyle"/>
    <style:style style:name="OrgTableLastColumnCellBR" style:family="table-cell">
      <style:table-cell-properties fo:padding="0.159cm" fo:border-top="none" fo:border-bottom="0.002cm solid #000000" fo:border-left="none" fo:border-right="0.002cm solid #000000"/>
    </style:style>
    <style:style style:name="OrgTableLastColumnCellBRDate" style:parent-style-name="OrgTableLastColumnCellBR" style:family="table-cell" style:data-style-name="OrgDateStyle"/>
    <style:style style:name="OrgTableLastColumnCellBL" style:family="table-cell">
      <style:table-cell-properties fo:padding="0.159cm" fo:border-top="none" fo:border-bottom="0.002cm solid #000000" fo:border-left="0.002cm solid #000000" fo:border-right="none"/>
    </style:style>
    <style:style style:name="OrgTableLastColumnCellBLDate" style:parent-style-name="OrgTableLastColumnCellBL" style:family="table-cell" style:data-style-name="OrgDateStyle"/>
    <style:style style:name="OrgTableLastColumn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LastColumnCellBLRDate" style:parent-style-name="OrgTableLastColumnCellBLR" style:family="table-cell" style:data-style-name="OrgDateStyle"/>
    <style:style style:name="OrgTableLastColumnCellT" style:family="table-cell">
      <style:table-cell-properties fo:padding="0.159cm" fo:border-top="0.002cm solid #000000" fo:border-bottom="none" fo:border-left="none" fo:border-right="none"/>
    </style:style>
    <style:style style:name="OrgTableLastColumnCellTDate" style:parent-style-name="OrgTableLastColumnCellT" style:family="table-cell" style:data-style-name="OrgDateStyle"/>
    <style:style style:name="OrgTableLastColumnCellTR" style:family="table-cell">
      <style:table-cell-properties fo:padding="0.159cm" fo:border-top="0.002cm solid #000000" fo:border-bottom="none" fo:border-left="none" fo:border-right="0.002cm solid #000000"/>
    </style:style>
    <style:style style:name="OrgTableLastColumnCellTRDate" style:parent-style-name="OrgTableLastColumnCellTR" style:family="table-cell" style:data-style-name="OrgDateStyle"/>
    <style:style style:name="OrgTableLastColumnCellTL" style:family="table-cell">
      <style:table-cell-properties fo:padding="0.159cm" fo:border-top="0.002cm solid #000000" fo:border-bottom="none" fo:border-left="0.002cm solid #000000" fo:border-right="none"/>
    </style:style>
    <style:style style:name="OrgTableLastColumnCellTLDate" style:parent-style-name="OrgTableLastColumnCellTL" style:family="table-cell" style:data-style-name="OrgDateStyle"/>
    <style:style style:name="OrgTableLastColumn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LastColumnCellTLRDate" style:parent-style-name="OrgTableLastColumnCellTLR" style:family="table-cell" style:data-style-name="OrgDateStyle"/>
    <style:style style:name="OrgTableLastColumnCellTB" style:family="table-cell">
      <style:table-cell-properties fo:padding="0.159cm" fo:border-top="0.002cm solid #000000" fo:border-bottom="0.002cm solid #000000" fo:border-left="none" fo:border-right="none"/>
    </style:style>
    <style:style style:name="OrgTableLastColumnCellTBDate" style:parent-style-name="OrgTableLastColumnCellTB" style:family="table-cell" style:data-style-name="OrgDateStyle"/>
    <style:style style:name="OrgTableLastColumn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LastColumnCellTBRDate" style:parent-style-name="OrgTableLastColumnCellTBR" style:family="table-cell" style:data-style-name="OrgDateStyle"/>
    <style:style style:name="OrgTableLastColumn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LastColumnCellTBLDate" style:parent-style-name="OrgTableLastColumnCellTBL" style:family="table-cell" style:data-style-name="OrgDateStyle"/>
    <style:style style:name="OrgTableLastColumn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LastColumnCellTBLRDate" style:parent-style-name="OrgTableLastColumnCellTBLR" style:family="table-cell" style:data-style-name="OrgDateStyle"/>
    <style:style style:name="OrgTableLastColumnCellTop" style:family="table-cell">
      <style:table-cell-properties fo:padding="0.159cm" fo:border-top="none" fo:border-bottom="none" fo:border-left="none" fo:border-right="none" style:vertical-align="top"/>
    </style:style>
    <style:style style:name="OrgTableLastColumnCellTopDate" style:parent-style-name="OrgTableLastColumnCellTop" style:family="table-cell" style:data-style-name="OrgDateStyle"/>
    <style:style style:name="OrgTableLastColumn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LastColumnCellTopRDate" style:parent-style-name="OrgTableLastColumnCellTopR" style:family="table-cell" style:data-style-name="OrgDateStyle"/>
    <style:style style:name="OrgTableLastColumn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LastColumnCellTopLDate" style:parent-style-name="OrgTableLastColumnCellTopL" style:family="table-cell" style:data-style-name="OrgDateStyle"/>
    <style:style style:name="OrgTableLastColumn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LastColumnCellTopLRDate" style:parent-style-name="OrgTableLastColumnCellTopLR" style:family="table-cell" style:data-style-name="OrgDateStyle"/>
    <style:style style:name="OrgTableLastColumn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LastColumnCellTopBDate" style:parent-style-name="OrgTableLastColumnCellTopB" style:family="table-cell" style:data-style-name="OrgDateStyle"/>
    <style:style style:name="OrgTableLastColumn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LastColumnCellTopBRDate" style:parent-style-name="OrgTableLastColumnCellTopBR" style:family="table-cell" style:data-style-name="OrgDateStyle"/>
    <style:style style:name="OrgTableLastColumn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LastColumnCellTopBLDate" style:parent-style-name="OrgTableLastColumnCellTopBL" style:family="table-cell" style:data-style-name="OrgDateStyle"/>
    <style:style style:name="OrgTableLastColumn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LastColumnCellTopBLRDate" style:parent-style-name="OrgTableLastColumnCellTopBLR" style:family="table-cell" style:data-style-name="OrgDateStyle"/>
    <style:style style:name="OrgTableLastColumn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LastColumnCellTopTDate" style:parent-style-name="OrgTableLastColumnCellTopT" style:family="table-cell" style:data-style-name="OrgDateStyle"/>
    <style:style style:name="OrgTableLastColumn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LastColumnCellTopTRDate" style:parent-style-name="OrgTableLastColumnCellTopTR" style:family="table-cell" style:data-style-name="OrgDateStyle"/>
    <style:style style:name="OrgTableLastColumn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LastColumnCellTopTLDate" style:parent-style-name="OrgTableLastColumnCellTopTL" style:family="table-cell" style:data-style-name="OrgDateStyle"/>
    <style:style style:name="OrgTableLastColumn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LastColumnCellTopTLRDate" style:parent-style-name="OrgTableLastColumnCellTopTLR" style:family="table-cell" style:data-style-name="OrgDateStyle"/>
    <style:style style:name="OrgTableLastColumn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LastColumnCellTopTBDate" style:parent-style-name="OrgTableLastColumnCellTopTB" style:family="table-cell" style:data-style-name="OrgDateStyle"/>
    <style:style style:name="OrgTableLastColumn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LastColumnCellTopTBRDate" style:parent-style-name="OrgTableLastColumnCellTopTBR" style:family="table-cell" style:data-style-name="OrgDateStyle"/>
    <style:style style:name="OrgTableLastColumn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LastColumnCellTopTBLDate" style:parent-style-name="OrgTableLastColumnCellTopTBL" style:family="table-cell" style:data-style-name="OrgDateStyle"/>
    <style:style style:name="OrgTableLastColumn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LastColumnCellTopTBLRDate" style:parent-style-name="OrgTableLastColumnCellTopTBLR" style:family="table-cell" style:data-style-name="OrgDateStyle"/>
    <style:style style:name="OrgTableLastColumnCellMiddle" style:family="table-cell">
      <style:table-cell-properties fo:padding="0.159cm" fo:border-top="none" fo:border-bottom="none" fo:border-left="none" fo:border-right="none" style:vertical-align="middle"/>
    </style:style>
    <style:style style:name="OrgTableLastColumnCellMiddleDate" style:parent-style-name="OrgTableLastColumnCellMiddle" style:family="table-cell" style:data-style-name="OrgDateStyle"/>
    <style:style style:name="OrgTableLastColumn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LastColumnCellMiddleRDate" style:parent-style-name="OrgTableLastColumnCellMiddleR" style:family="table-cell" style:data-style-name="OrgDateStyle"/>
    <style:style style:name="OrgTableLastColumn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LastColumnCellMiddleLDate" style:parent-style-name="OrgTableLastColumnCellMiddleL" style:family="table-cell" style:data-style-name="OrgDateStyle"/>
    <style:style style:name="OrgTableLastColumn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LastColumnCellMiddleLRDate" style:parent-style-name="OrgTableLastColumnCellMiddleLR" style:family="table-cell" style:data-style-name="OrgDateStyle"/>
    <style:style style:name="OrgTableLastColumn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LastColumnCellMiddleBDate" style:parent-style-name="OrgTableLastColumnCellMiddleB" style:family="table-cell" style:data-style-name="OrgDateStyle"/>
    <style:style style:name="OrgTableLastColumn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LastColumnCellMiddleBRDate" style:parent-style-name="OrgTableLastColumnCellMiddleBR" style:family="table-cell" style:data-style-name="OrgDateStyle"/>
    <style:style style:name="OrgTableLastColumn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LastColumnCellMiddleBLDate" style:parent-style-name="OrgTableLastColumnCellMiddleBL" style:family="table-cell" style:data-style-name="OrgDateStyle"/>
    <style:style style:name="OrgTableLastColumn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LastColumnCellMiddleBLRDate" style:parent-style-name="OrgTableLastColumnCellMiddleBLR" style:family="table-cell" style:data-style-name="OrgDateStyle"/>
    <style:style style:name="OrgTableLastColumn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LastColumnCellMiddleTDate" style:parent-style-name="OrgTableLastColumnCellMiddleT" style:family="table-cell" style:data-style-name="OrgDateStyle"/>
    <style:style style:name="OrgTableLastColumn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LastColumnCellMiddleTRDate" style:parent-style-name="OrgTableLastColumnCellMiddleTR" style:family="table-cell" style:data-style-name="OrgDateStyle"/>
    <style:style style:name="OrgTableLastColumn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LastColumnCellMiddleTLDate" style:parent-style-name="OrgTableLastColumnCellMiddleTL" style:family="table-cell" style:data-style-name="OrgDateStyle"/>
    <style:style style:name="OrgTableLastColumn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LastColumnCellMiddleTLRDate" style:parent-style-name="OrgTableLastColumnCellMiddleTLR" style:family="table-cell" style:data-style-name="OrgDateStyle"/>
    <style:style style:name="OrgTableLastColumn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LastColumnCellMiddleTBDate" style:parent-style-name="OrgTableLastColumnCellMiddleTB" style:family="table-cell" style:data-style-name="OrgDateStyle"/>
    <style:style style:name="OrgTableLastColumn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LastColumnCellMiddleTBRDate" style:parent-style-name="OrgTableLastColumnCellMiddleTBR" style:family="table-cell" style:data-style-name="OrgDateStyle"/>
    <style:style style:name="OrgTableLastColumn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LastColumnCellMiddleTBLDate" style:parent-style-name="OrgTableLastColumnCellMiddleTBL" style:family="table-cell" style:data-style-name="OrgDateStyle"/>
    <style:style style:name="OrgTableLastColumn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LastColumnCellMiddleTBLRDate" style:parent-style-name="OrgTableLastColumnCellMiddleTBLR" style:family="table-cell" style:data-style-name="OrgDateStyle"/>
    <style:style style:name="OrgTableLastColumnCellBottom" style:family="table-cell">
      <style:table-cell-properties fo:padding="0.159cm" fo:border-top="none" fo:border-bottom="none" fo:border-left="none" fo:border-right="none" style:vertical-align="bottom"/>
    </style:style>
    <style:style style:name="OrgTableLastColumnCellBottomDate" style:parent-style-name="OrgTableLastColumnCellBottom" style:family="table-cell" style:data-style-name="OrgDateStyle"/>
    <style:style style:name="OrgTableLastColumn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LastColumnCellBottomRDate" style:parent-style-name="OrgTableLastColumnCellBottomR" style:family="table-cell" style:data-style-name="OrgDateStyle"/>
    <style:style style:name="OrgTableLastColumn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LastColumnCellBottomLDate" style:parent-style-name="OrgTableLastColumnCellBottomL" style:family="table-cell" style:data-style-name="OrgDateStyle"/>
    <style:style style:name="OrgTableLastColumn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LastColumnCellBottomLRDate" style:parent-style-name="OrgTableLastColumnCellBottomLR" style:family="table-cell" style:data-style-name="OrgDateStyle"/>
    <style:style style:name="OrgTableLastColumn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LastColumnCellBottomBDate" style:parent-style-name="OrgTableLastColumnCellBottomB" style:family="table-cell" style:data-style-name="OrgDateStyle"/>
    <style:style style:name="OrgTableLastColumn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LastColumnCellBottomBRDate" style:parent-style-name="OrgTableLastColumnCellBottomBR" style:family="table-cell" style:data-style-name="OrgDateStyle"/>
    <style:style style:name="OrgTableLastColumn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LastColumnCellBottomBLDate" style:parent-style-name="OrgTableLastColumnCellBottomBL" style:family="table-cell" style:data-style-name="OrgDateStyle"/>
    <style:style style:name="OrgTableLastColumn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LastColumnCellBottomBLRDate" style:parent-style-name="OrgTableLastColumnCellBottomBLR" style:family="table-cell" style:data-style-name="OrgDateStyle"/>
    <style:style style:name="OrgTableLastColumn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LastColumnCellBottomTDate" style:parent-style-name="OrgTableLastColumnCellBottomT" style:family="table-cell" style:data-style-name="OrgDateStyle"/>
    <style:style style:name="OrgTableLastColumn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LastColumnCellBottomTRDate" style:parent-style-name="OrgTableLastColumnCellBottomTR" style:family="table-cell" style:data-style-name="OrgDateStyle"/>
    <style:style style:name="OrgTableLastColumn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LastColumnCellBottomTLDate" style:parent-style-name="OrgTableLastColumnCellBottomTL" style:family="table-cell" style:data-style-name="OrgDateStyle"/>
    <style:style style:name="OrgTableLastColumn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LastColumnCellBottomTLRDate" style:parent-style-name="OrgTableLastColumnCellBottomTLR" style:family="table-cell" style:data-style-name="OrgDateStyle"/>
    <style:style style:name="OrgTableLastColumn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LastColumnCellBottomTBDate" style:parent-style-name="OrgTableLastColumnCellBottomTB" style:family="table-cell" style:data-style-name="OrgDateStyle"/>
    <style:style style:name="OrgTableLastColumn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LastColumnCellBottomTBRDate" style:parent-style-name="OrgTableLastColumnCellBottomTBR" style:family="table-cell" style:data-style-name="OrgDateStyle"/>
    <style:style style:name="OrgTableLastColumn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LastColumnCellBottomTBLDate" style:parent-style-name="OrgTableLastColumnCellBottomTBL" style:family="table-cell" style:data-style-name="OrgDateStyle"/>
    <style:style style:name="OrgTableLastColumn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LastColumnCellBottomTBLRDate" style:parent-style-name="OrgTableLastColumnCellBottomTBLR" style:family="table-cell" style:data-style-name="OrgDateStyle"/>
    <!-- END: table-cell styles OrgTableLastColumnCell -->
    <!-- BEGIN: table-cell styles OrgTableFirstRowCell -->
    <style:style style:name="OrgTableFirstRowCell" style:family="table-cell">
      <style:table-cell-properties fo:padding="0.159cm" fo:border-top="none" fo:border-bottom="none" fo:border-left="none" fo:border-right="none"/>
    </style:style>
    <style:style style:name="OrgTableFirstRowCellDate" style:parent-style-name="OrgTableFirstRowCell" style:family="table-cell" style:data-style-name="OrgDateStyle"/>
    <style:style style:name="OrgTableFirstRowCellR" style:family="table-cell">
      <style:table-cell-properties fo:padding="0.159cm" fo:border-top="none" fo:border-bottom="none" fo:border-left="none" fo:border-right="0.002cm solid #000000"/>
    </style:style>
    <style:style style:name="OrgTableFirstRowCellRDate" style:parent-style-name="OrgTableFirstRowCellR" style:family="table-cell" style:data-style-name="OrgDateStyle"/>
    <style:style style:name="OrgTableFirstRowCellL" style:family="table-cell">
      <style:table-cell-properties fo:padding="0.159cm" fo:border-top="none" fo:border-bottom="none" fo:border-left="0.002cm solid #000000" fo:border-right="none"/>
    </style:style>
    <style:style style:name="OrgTableFirstRowCellLDate" style:parent-style-name="OrgTableFirstRowCellL" style:family="table-cell" style:data-style-name="OrgDateStyle"/>
    <style:style style:name="OrgTableFirstRowCellLR" style:family="table-cell">
      <style:table-cell-properties fo:padding="0.159cm" fo:border-top="none" fo:border-bottom="none" fo:border-left="0.002cm solid #000000" fo:border-right="0.002cm solid #000000"/>
    </style:style>
    <style:style style:name="OrgTableFirstRowCellLRDate" style:parent-style-name="OrgTableFirstRowCellLR" style:family="table-cell" style:data-style-name="OrgDateStyle"/>
    <style:style style:name="OrgTableFirstRowCellB" style:family="table-cell">
      <style:table-cell-properties fo:padding="0.159cm" fo:border-top="none" fo:border-bottom="0.002cm solid #000000" fo:border-left="none" fo:border-right="none"/>
    </style:style>
    <style:style style:name="OrgTableFirstRowCellBDate" style:parent-style-name="OrgTableFirstRowCellB" style:family="table-cell" style:data-style-name="OrgDateStyle"/>
    <style:style style:name="OrgTableFirstRowCellBR" style:family="table-cell">
      <style:table-cell-properties fo:padding="0.159cm" fo:border-top="none" fo:border-bottom="0.002cm solid #000000" fo:border-left="none" fo:border-right="0.002cm solid #000000"/>
    </style:style>
    <style:style style:name="OrgTableFirstRowCellBRDate" style:parent-style-name="OrgTableFirstRowCellBR" style:family="table-cell" style:data-style-name="OrgDateStyle"/>
    <style:style style:name="OrgTableFirstRowCellBL" style:family="table-cell">
      <style:table-cell-properties fo:padding="0.159cm" fo:border-top="none" fo:border-bottom="0.002cm solid #000000" fo:border-left="0.002cm solid #000000" fo:border-right="none"/>
    </style:style>
    <style:style style:name="OrgTableFirstRowCellBLDate" style:parent-style-name="OrgTableFirstRowCellBL" style:family="table-cell" style:data-style-name="OrgDateStyle"/>
    <style:style style:name="OrgTableFirstRow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FirstRowCellBLRDate" style:parent-style-name="OrgTableFirstRowCellBLR" style:family="table-cell" style:data-style-name="OrgDateStyle"/>
    <style:style style:name="OrgTableFirstRowCellT" style:family="table-cell">
      <style:table-cell-properties fo:padding="0.159cm" fo:border-top="0.002cm solid #000000" fo:border-bottom="none" fo:border-left="none" fo:border-right="none"/>
    </style:style>
    <style:style style:name="OrgTableFirstRowCellTDate" style:parent-style-name="OrgTableFirstRowCellT" style:family="table-cell" style:data-style-name="OrgDateStyle"/>
    <style:style style:name="OrgTableFirstRowCellTR" style:family="table-cell">
      <style:table-cell-properties fo:padding="0.159cm" fo:border-top="0.002cm solid #000000" fo:border-bottom="none" fo:border-left="none" fo:border-right="0.002cm solid #000000"/>
    </style:style>
    <style:style style:name="OrgTableFirstRowCellTRDate" style:parent-style-name="OrgTableFirstRowCellTR" style:family="table-cell" style:data-style-name="OrgDateStyle"/>
    <style:style style:name="OrgTableFirstRowCellTL" style:family="table-cell">
      <style:table-cell-properties fo:padding="0.159cm" fo:border-top="0.002cm solid #000000" fo:border-bottom="none" fo:border-left="0.002cm solid #000000" fo:border-right="none"/>
    </style:style>
    <style:style style:name="OrgTableFirstRowCellTLDate" style:parent-style-name="OrgTableFirstRowCellTL" style:family="table-cell" style:data-style-name="OrgDateStyle"/>
    <style:style style:name="OrgTableFirstRow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FirstRowCellTLRDate" style:parent-style-name="OrgTableFirstRowCellTLR" style:family="table-cell" style:data-style-name="OrgDateStyle"/>
    <style:style style:name="OrgTableFirstRowCellTB" style:family="table-cell">
      <style:table-cell-properties fo:padding="0.159cm" fo:border-top="0.002cm solid #000000" fo:border-bottom="0.002cm solid #000000" fo:border-left="none" fo:border-right="none"/>
    </style:style>
    <style:style style:name="OrgTableFirstRowCellTBDate" style:parent-style-name="OrgTableFirstRowCellTB" style:family="table-cell" style:data-style-name="OrgDateStyle"/>
    <style:style style:name="OrgTableFirstRow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FirstRowCellTBRDate" style:parent-style-name="OrgTableFirstRowCellTBR" style:family="table-cell" style:data-style-name="OrgDateStyle"/>
    <style:style style:name="OrgTableFirstRow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FirstRowCellTBLDate" style:parent-style-name="OrgTableFirstRowCellTBL" style:family="table-cell" style:data-style-name="OrgDateStyle"/>
    <style:style style:name="OrgTableFirstRow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FirstRowCellTBLRDate" style:parent-style-name="OrgTableFirstRowCellTBLR" style:family="table-cell" style:data-style-name="OrgDateStyle"/>
    <style:style style:name="OrgTableFirstRowCellTop" style:family="table-cell">
      <style:table-cell-properties fo:padding="0.159cm" fo:border-top="none" fo:border-bottom="none" fo:border-left="none" fo:border-right="none" style:vertical-align="top"/>
    </style:style>
    <style:style style:name="OrgTableFirstRowCellTopDate" style:parent-style-name="OrgTableFirstRowCellTop" style:family="table-cell" style:data-style-name="OrgDateStyle"/>
    <style:style style:name="OrgTableFirstRow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FirstRowCellTopRDate" style:parent-style-name="OrgTableFirstRowCellTopR" style:family="table-cell" style:data-style-name="OrgDateStyle"/>
    <style:style style:name="OrgTableFirstRow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FirstRowCellTopLDate" style:parent-style-name="OrgTableFirstRowCellTopL" style:family="table-cell" style:data-style-name="OrgDateStyle"/>
    <style:style style:name="OrgTableFirstRow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FirstRowCellTopLRDate" style:parent-style-name="OrgTableFirstRowCellTopLR" style:family="table-cell" style:data-style-name="OrgDateStyle"/>
    <style:style style:name="OrgTableFirstRow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FirstRowCellTopBDate" style:parent-style-name="OrgTableFirstRowCellTopB" style:family="table-cell" style:data-style-name="OrgDateStyle"/>
    <style:style style:name="OrgTableFirstRow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FirstRowCellTopBRDate" style:parent-style-name="OrgTableFirstRowCellTopBR" style:family="table-cell" style:data-style-name="OrgDateStyle"/>
    <style:style style:name="OrgTableFirstRow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FirstRowCellTopBLDate" style:parent-style-name="OrgTableFirstRowCellTopBL" style:family="table-cell" style:data-style-name="OrgDateStyle"/>
    <style:style style:name="OrgTableFirstRow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FirstRowCellTopBLRDate" style:parent-style-name="OrgTableFirstRowCellTopBLR" style:family="table-cell" style:data-style-name="OrgDateStyle"/>
    <style:style style:name="OrgTableFirstRow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FirstRowCellTopTDate" style:parent-style-name="OrgTableFirstRowCellTopT" style:family="table-cell" style:data-style-name="OrgDateStyle"/>
    <style:style style:name="OrgTableFirstRow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FirstRowCellTopTRDate" style:parent-style-name="OrgTableFirstRowCellTopTR" style:family="table-cell" style:data-style-name="OrgDateStyle"/>
    <style:style style:name="OrgTableFirstRow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FirstRowCellTopTLDate" style:parent-style-name="OrgTableFirstRowCellTopTL" style:family="table-cell" style:data-style-name="OrgDateStyle"/>
    <style:style style:name="OrgTableFirstRow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FirstRowCellTopTLRDate" style:parent-style-name="OrgTableFirstRowCellTopTLR" style:family="table-cell" style:data-style-name="OrgDateStyle"/>
    <style:style style:name="OrgTableFirstRow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FirstRowCellTopTBDate" style:parent-style-name="OrgTableFirstRowCellTopTB" style:family="table-cell" style:data-style-name="OrgDateStyle"/>
    <style:style style:name="OrgTableFirstRow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FirstRowCellTopTBRDate" style:parent-style-name="OrgTableFirstRowCellTopTBR" style:family="table-cell" style:data-style-name="OrgDateStyle"/>
    <style:style style:name="OrgTableFirstRow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FirstRowCellTopTBLDate" style:parent-style-name="OrgTableFirstRowCellTopTBL" style:family="table-cell" style:data-style-name="OrgDateStyle"/>
    <style:style style:name="OrgTableFirstRow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FirstRowCellTopTBLRDate" style:parent-style-name="OrgTableFirstRowCellTopTBLR" style:family="table-cell" style:data-style-name="OrgDateStyle"/>
    <style:style style:name="OrgTableFirstRowCellMiddle" style:family="table-cell">
      <style:table-cell-properties fo:padding="0.159cm" fo:border-top="none" fo:border-bottom="none" fo:border-left="none" fo:border-right="none" style:vertical-align="middle"/>
    </style:style>
    <style:style style:name="OrgTableFirstRowCellMiddleDate" style:parent-style-name="OrgTableFirstRowCellMiddle" style:family="table-cell" style:data-style-name="OrgDateStyle"/>
    <style:style style:name="OrgTableFirstRow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FirstRowCellMiddleRDate" style:parent-style-name="OrgTableFirstRowCellMiddleR" style:family="table-cell" style:data-style-name="OrgDateStyle"/>
    <style:style style:name="OrgTableFirstRow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FirstRowCellMiddleLDate" style:parent-style-name="OrgTableFirstRowCellMiddleL" style:family="table-cell" style:data-style-name="OrgDateStyle"/>
    <style:style style:name="OrgTableFirstRow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FirstRowCellMiddleLRDate" style:parent-style-name="OrgTableFirstRowCellMiddleLR" style:family="table-cell" style:data-style-name="OrgDateStyle"/>
    <style:style style:name="OrgTableFirstRow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FirstRowCellMiddleBDate" style:parent-style-name="OrgTableFirstRowCellMiddleB" style:family="table-cell" style:data-style-name="OrgDateStyle"/>
    <style:style style:name="OrgTableFirstRow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FirstRowCellMiddleBRDate" style:parent-style-name="OrgTableFirstRowCellMiddleBR" style:family="table-cell" style:data-style-name="OrgDateStyle"/>
    <style:style style:name="OrgTableFirstRow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FirstRowCellMiddleBLDate" style:parent-style-name="OrgTableFirstRowCellMiddleBL" style:family="table-cell" style:data-style-name="OrgDateStyle"/>
    <style:style style:name="OrgTableFirstRow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FirstRowCellMiddleBLRDate" style:parent-style-name="OrgTableFirstRowCellMiddleBLR" style:family="table-cell" style:data-style-name="OrgDateStyle"/>
    <style:style style:name="OrgTableFirstRow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FirstRowCellMiddleTDate" style:parent-style-name="OrgTableFirstRowCellMiddleT" style:family="table-cell" style:data-style-name="OrgDateStyle"/>
    <style:style style:name="OrgTableFirstRow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FirstRowCellMiddleTRDate" style:parent-style-name="OrgTableFirstRowCellMiddleTR" style:family="table-cell" style:data-style-name="OrgDateStyle"/>
    <style:style style:name="OrgTableFirstRow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FirstRowCellMiddleTLDate" style:parent-style-name="OrgTableFirstRowCellMiddleTL" style:family="table-cell" style:data-style-name="OrgDateStyle"/>
    <style:style style:name="OrgTableFirstRow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FirstRowCellMiddleTLRDate" style:parent-style-name="OrgTableFirstRowCellMiddleTLR" style:family="table-cell" style:data-style-name="OrgDateStyle"/>
    <style:style style:name="OrgTableFirstRow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FirstRowCellMiddleTBDate" style:parent-style-name="OrgTableFirstRowCellMiddleTB" style:family="table-cell" style:data-style-name="OrgDateStyle"/>
    <style:style style:name="OrgTableFirstRow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FirstRowCellMiddleTBRDate" style:parent-style-name="OrgTableFirstRowCellMiddleTBR" style:family="table-cell" style:data-style-name="OrgDateStyle"/>
    <style:style style:name="OrgTableFirstRow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FirstRowCellMiddleTBLDate" style:parent-style-name="OrgTableFirstRowCellMiddleTBL" style:family="table-cell" style:data-style-name="OrgDateStyle"/>
    <style:style style:name="OrgTableFirstRow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FirstRowCellMiddleTBLRDate" style:parent-style-name="OrgTableFirstRowCellMiddleTBLR" style:family="table-cell" style:data-style-name="OrgDateStyle"/>
    <style:style style:name="OrgTableFirstRowCellBottom" style:family="table-cell">
      <style:table-cell-properties fo:padding="0.159cm" fo:border-top="none" fo:border-bottom="none" fo:border-left="none" fo:border-right="none" style:vertical-align="bottom"/>
    </style:style>
    <style:style style:name="OrgTableFirstRowCellBottomDate" style:parent-style-name="OrgTableFirstRowCellBottom" style:family="table-cell" style:data-style-name="OrgDateStyle"/>
    <style:style style:name="OrgTableFirstRow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FirstRowCellBottomRDate" style:parent-style-name="OrgTableFirstRowCellBottomR" style:family="table-cell" style:data-style-name="OrgDateStyle"/>
    <style:style style:name="OrgTableFirstRow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FirstRowCellBottomLDate" style:parent-style-name="OrgTableFirstRowCellBottomL" style:family="table-cell" style:data-style-name="OrgDateStyle"/>
    <style:style style:name="OrgTableFirstRow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FirstRowCellBottomLRDate" style:parent-style-name="OrgTableFirstRowCellBottomLR" style:family="table-cell" style:data-style-name="OrgDateStyle"/>
    <style:style style:name="OrgTableFirstRow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FirstRowCellBottomBDate" style:parent-style-name="OrgTableFirstRowCellBottomB" style:family="table-cell" style:data-style-name="OrgDateStyle"/>
    <style:style style:name="OrgTableFirstRow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FirstRowCellBottomBRDate" style:parent-style-name="OrgTableFirstRowCellBottomBR" style:family="table-cell" style:data-style-name="OrgDateStyle"/>
    <style:style style:name="OrgTableFirstRow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FirstRowCellBottomBLDate" style:parent-style-name="OrgTableFirstRowCellBottomBL" style:family="table-cell" style:data-style-name="OrgDateStyle"/>
    <style:style style:name="OrgTableFirstRow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FirstRowCellBottomBLRDate" style:parent-style-name="OrgTableFirstRowCellBottomBLR" style:family="table-cell" style:data-style-name="OrgDateStyle"/>
    <style:style style:name="OrgTableFirstRow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FirstRowCellBottomTDate" style:parent-style-name="OrgTableFirstRowCellBottomT" style:family="table-cell" style:data-style-name="OrgDateStyle"/>
    <style:style style:name="OrgTableFirstRow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FirstRowCellBottomTRDate" style:parent-style-name="OrgTableFirstRowCellBottomTR" style:family="table-cell" style:data-style-name="OrgDateStyle"/>
    <style:style style:name="OrgTableFirstRow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FirstRowCellBottomTLDate" style:parent-style-name="OrgTableFirstRowCellBottomTL" style:family="table-cell" style:data-style-name="OrgDateStyle"/>
    <style:style style:name="OrgTableFirstRow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FirstRowCellBottomTLRDate" style:parent-style-name="OrgTableFirstRowCellBottomTLR" style:family="table-cell" style:data-style-name="OrgDateStyle"/>
    <style:style style:name="OrgTableFirstRow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FirstRowCellBottomTBDate" style:parent-style-name="OrgTableFirstRowCellBottomTB" style:family="table-cell" style:data-style-name="OrgDateStyle"/>
    <style:style style:name="OrgTableFirstRow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FirstRowCellBottomTBRDate" style:parent-style-name="OrgTableFirstRowCellBottomTBR" style:family="table-cell" style:data-style-name="OrgDateStyle"/>
    <style:style style:name="OrgTableFirstRow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FirstRowCellBottomTBLDate" style:parent-style-name="OrgTableFirstRowCellBottomTBL" style:family="table-cell" style:data-style-name="OrgDateStyle"/>
    <style:style style:name="OrgTableFirstRow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FirstRowCellBottomTBLRDate" style:parent-style-name="OrgTableFirstRowCellBottomTBLR" style:family="table-cell" style:data-style-name="OrgDateStyle"/>
    <!-- END: table-cell styles OrgTableFirstRowCell -->
    <!-- BEGIN: table-cell styles OrgTableLastRowCell -->
    <style:style style:name="OrgTableLastRowCell" style:family="table-cell">
      <style:table-cell-properties fo:padding="0.159cm" fo:border-top="none" fo:border-bottom="none" fo:border-left="none" fo:border-right="none"/>
    </style:style>
    <style:style style:name="OrgTableLastRowCellDate" style:parent-style-name="OrgTableLastRowCell" style:family="table-cell" style:data-style-name="OrgDateStyle"/>
    <style:style style:name="OrgTableLastRowCellR" style:family="table-cell">
      <style:table-cell-properties fo:padding="0.159cm" fo:border-top="none" fo:border-bottom="none" fo:border-left="none" fo:border-right="0.002cm solid #000000"/>
    </style:style>
    <style:style style:name="OrgTableLastRowCellRDate" style:parent-style-name="OrgTableLastRowCellR" style:family="table-cell" style:data-style-name="OrgDateStyle"/>
    <style:style style:name="OrgTableLastRowCellL" style:family="table-cell">
      <style:table-cell-properties fo:padding="0.159cm" fo:border-top="none" fo:border-bottom="none" fo:border-left="0.002cm solid #000000" fo:border-right="none"/>
    </style:style>
    <style:style style:name="OrgTableLastRowCellLDate" style:parent-style-name="OrgTableLastRowCellL" style:family="table-cell" style:data-style-name="OrgDateStyle"/>
    <style:style style:name="OrgTableLastRowCellLR" style:family="table-cell">
      <style:table-cell-properties fo:padding="0.159cm" fo:border-top="none" fo:border-bottom="none" fo:border-left="0.002cm solid #000000" fo:border-right="0.002cm solid #000000"/>
    </style:style>
    <style:style style:name="OrgTableLastRowCellLRDate" style:parent-style-name="OrgTableLastRowCellLR" style:family="table-cell" style:data-style-name="OrgDateStyle"/>
    <style:style style:name="OrgTableLastRowCellB" style:family="table-cell">
      <style:table-cell-properties fo:padding="0.159cm" fo:border-top="none" fo:border-bottom="0.002cm solid #000000" fo:border-left="none" fo:border-right="none"/>
    </style:style>
    <style:style style:name="OrgTableLastRowCellBDate" style:parent-style-name="OrgTableLastRowCellB" style:family="table-cell" style:data-style-name="OrgDateStyle"/>
    <style:style style:name="OrgTableLastRowCellBR" style:family="table-cell">
      <style:table-cell-properties fo:padding="0.159cm" fo:border-top="none" fo:border-bottom="0.002cm solid #000000" fo:border-left="none" fo:border-right="0.002cm solid #000000"/>
    </style:style>
    <style:style style:name="OrgTableLastRowCellBRDate" style:parent-style-name="OrgTableLastRowCellBR" style:family="table-cell" style:data-style-name="OrgDateStyle"/>
    <style:style style:name="OrgTableLastRowCellBL" style:family="table-cell">
      <style:table-cell-properties fo:padding="0.159cm" fo:border-top="none" fo:border-bottom="0.002cm solid #000000" fo:border-left="0.002cm solid #000000" fo:border-right="none"/>
    </style:style>
    <style:style style:name="OrgTableLastRowCellBLDate" style:parent-style-name="OrgTableLastRowCellBL" style:family="table-cell" style:data-style-name="OrgDateStyle"/>
    <style:style style:name="OrgTableLastRow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LastRowCellBLRDate" style:parent-style-name="OrgTableLastRowCellBLR" style:family="table-cell" style:data-style-name="OrgDateStyle"/>
    <style:style style:name="OrgTableLastRowCellT" style:family="table-cell">
      <style:table-cell-properties fo:padding="0.159cm" fo:border-top="0.002cm solid #000000" fo:border-bottom="none" fo:border-left="none" fo:border-right="none"/>
    </style:style>
    <style:style style:name="OrgTableLastRowCellTDate" style:parent-style-name="OrgTableLastRowCellT" style:family="table-cell" style:data-style-name="OrgDateStyle"/>
    <style:style style:name="OrgTableLastRowCellTR" style:family="table-cell">
      <style:table-cell-properties fo:padding="0.159cm" fo:border-top="0.002cm solid #000000" fo:border-bottom="none" fo:border-left="none" fo:border-right="0.002cm solid #000000"/>
    </style:style>
    <style:style style:name="OrgTableLastRowCellTRDate" style:parent-style-name="OrgTableLastRowCellTR" style:family="table-cell" style:data-style-name="OrgDateStyle"/>
    <style:style style:name="OrgTableLastRowCellTL" style:family="table-cell">
      <style:table-cell-properties fo:padding="0.159cm" fo:border-top="0.002cm solid #000000" fo:border-bottom="none" fo:border-left="0.002cm solid #000000" fo:border-right="none"/>
    </style:style>
    <style:style style:name="OrgTableLastRowCellTLDate" style:parent-style-name="OrgTableLastRowCellTL" style:family="table-cell" style:data-style-name="OrgDateStyle"/>
    <style:style style:name="OrgTableLastRow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LastRowCellTLRDate" style:parent-style-name="OrgTableLastRowCellTLR" style:family="table-cell" style:data-style-name="OrgDateStyle"/>
    <style:style style:name="OrgTableLastRowCellTB" style:family="table-cell">
      <style:table-cell-properties fo:padding="0.159cm" fo:border-top="0.002cm solid #000000" fo:border-bottom="0.002cm solid #000000" fo:border-left="none" fo:border-right="none"/>
    </style:style>
    <style:style style:name="OrgTableLastRowCellTBDate" style:parent-style-name="OrgTableLastRowCellTB" style:family="table-cell" style:data-style-name="OrgDateStyle"/>
    <style:style style:name="OrgTableLastRow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LastRowCellTBRDate" style:parent-style-name="OrgTableLastRowCellTBR" style:family="table-cell" style:data-style-name="OrgDateStyle"/>
    <style:style style:name="OrgTableLastRow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LastRowCellTBLDate" style:parent-style-name="OrgTableLastRowCellTBL" style:family="table-cell" style:data-style-name="OrgDateStyle"/>
    <style:style style:name="OrgTableLastRow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LastRowCellTBLRDate" style:parent-style-name="OrgTableLastRowCellTBLR" style:family="table-cell" style:data-style-name="OrgDateStyle"/>
    <style:style style:name="OrgTableLastRowCellTop" style:family="table-cell">
      <style:table-cell-properties fo:padding="0.159cm" fo:border-top="none" fo:border-bottom="none" fo:border-left="none" fo:border-right="none" style:vertical-align="top"/>
    </style:style>
    <style:style style:name="OrgTableLastRowCellTopDate" style:parent-style-name="OrgTableLastRowCellTop" style:family="table-cell" style:data-style-name="OrgDateStyle"/>
    <style:style style:name="OrgTableLastRow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LastRowCellTopRDate" style:parent-style-name="OrgTableLastRowCellTopR" style:family="table-cell" style:data-style-name="OrgDateStyle"/>
    <style:style style:name="OrgTableLastRow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LastRowCellTopLDate" style:parent-style-name="OrgTableLastRowCellTopL" style:family="table-cell" style:data-style-name="OrgDateStyle"/>
    <style:style style:name="OrgTableLastRow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LastRowCellTopLRDate" style:parent-style-name="OrgTableLastRowCellTopLR" style:family="table-cell" style:data-style-name="OrgDateStyle"/>
    <style:style style:name="OrgTableLastRow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LastRowCellTopBDate" style:parent-style-name="OrgTableLastRowCellTopB" style:family="table-cell" style:data-style-name="OrgDateStyle"/>
    <style:style style:name="OrgTableLastRow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LastRowCellTopBRDate" style:parent-style-name="OrgTableLastRowCellTopBR" style:family="table-cell" style:data-style-name="OrgDateStyle"/>
    <style:style style:name="OrgTableLastRow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LastRowCellTopBLDate" style:parent-style-name="OrgTableLastRowCellTopBL" style:family="table-cell" style:data-style-name="OrgDateStyle"/>
    <style:style style:name="OrgTableLastRow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LastRowCellTopBLRDate" style:parent-style-name="OrgTableLastRowCellTopBLR" style:family="table-cell" style:data-style-name="OrgDateStyle"/>
    <style:style style:name="OrgTableLastRow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LastRowCellTopTDate" style:parent-style-name="OrgTableLastRowCellTopT" style:family="table-cell" style:data-style-name="OrgDateStyle"/>
    <style:style style:name="OrgTableLastRow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LastRowCellTopTRDate" style:parent-style-name="OrgTableLastRowCellTopTR" style:family="table-cell" style:data-style-name="OrgDateStyle"/>
    <style:style style:name="OrgTableLastRow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LastRowCellTopTLDate" style:parent-style-name="OrgTableLastRowCellTopTL" style:family="table-cell" style:data-style-name="OrgDateStyle"/>
    <style:style style:name="OrgTableLastRow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LastRowCellTopTLRDate" style:parent-style-name="OrgTableLastRowCellTopTLR" style:family="table-cell" style:data-style-name="OrgDateStyle"/>
    <style:style style:name="OrgTableLastRow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LastRowCellTopTBDate" style:parent-style-name="OrgTableLastRowCellTopTB" style:family="table-cell" style:data-style-name="OrgDateStyle"/>
    <style:style style:name="OrgTableLastRow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LastRowCellTopTBRDate" style:parent-style-name="OrgTableLastRowCellTopTBR" style:family="table-cell" style:data-style-name="OrgDateStyle"/>
    <style:style style:name="OrgTableLastRow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LastRowCellTopTBLDate" style:parent-style-name="OrgTableLastRowCellTopTBL" style:family="table-cell" style:data-style-name="OrgDateStyle"/>
    <style:style style:name="OrgTableLastRow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LastRowCellTopTBLRDate" style:parent-style-name="OrgTableLastRowCellTopTBLR" style:family="table-cell" style:data-style-name="OrgDateStyle"/>
    <style:style style:name="OrgTableLastRowCellMiddle" style:family="table-cell">
      <style:table-cell-properties fo:padding="0.159cm" fo:border-top="none" fo:border-bottom="none" fo:border-left="none" fo:border-right="none" style:vertical-align="middle"/>
    </style:style>
    <style:style style:name="OrgTableLastRowCellMiddleDate" style:parent-style-name="OrgTableLastRowCellMiddle" style:family="table-cell" style:data-style-name="OrgDateStyle"/>
    <style:style style:name="OrgTableLastRow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LastRowCellMiddleRDate" style:parent-style-name="OrgTableLastRowCellMiddleR" style:family="table-cell" style:data-style-name="OrgDateStyle"/>
    <style:style style:name="OrgTableLastRow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LastRowCellMiddleLDate" style:parent-style-name="OrgTableLastRowCellMiddleL" style:family="table-cell" style:data-style-name="OrgDateStyle"/>
    <style:style style:name="OrgTableLastRow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LastRowCellMiddleLRDate" style:parent-style-name="OrgTableLastRowCellMiddleLR" style:family="table-cell" style:data-style-name="OrgDateStyle"/>
    <style:style style:name="OrgTableLastRow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LastRowCellMiddleBDate" style:parent-style-name="OrgTableLastRowCellMiddleB" style:family="table-cell" style:data-style-name="OrgDateStyle"/>
    <style:style style:name="OrgTableLastRow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LastRowCellMiddleBRDate" style:parent-style-name="OrgTableLastRowCellMiddleBR" style:family="table-cell" style:data-style-name="OrgDateStyle"/>
    <style:style style:name="OrgTableLastRow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LastRowCellMiddleBLDate" style:parent-style-name="OrgTableLastRowCellMiddleBL" style:family="table-cell" style:data-style-name="OrgDateStyle"/>
    <style:style style:name="OrgTableLastRow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LastRowCellMiddleBLRDate" style:parent-style-name="OrgTableLastRowCellMiddleBLR" style:family="table-cell" style:data-style-name="OrgDateStyle"/>
    <style:style style:name="OrgTableLastRow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LastRowCellMiddleTDate" style:parent-style-name="OrgTableLastRowCellMiddleT" style:family="table-cell" style:data-style-name="OrgDateStyle"/>
    <style:style style:name="OrgTableLastRow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LastRowCellMiddleTRDate" style:parent-style-name="OrgTableLastRowCellMiddleTR" style:family="table-cell" style:data-style-name="OrgDateStyle"/>
    <style:style style:name="OrgTableLastRow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LastRowCellMiddleTLDate" style:parent-style-name="OrgTableLastRowCellMiddleTL" style:family="table-cell" style:data-style-name="OrgDateStyle"/>
    <style:style style:name="OrgTableLastRow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LastRowCellMiddleTLRDate" style:parent-style-name="OrgTableLastRowCellMiddleTLR" style:family="table-cell" style:data-style-name="OrgDateStyle"/>
    <style:style style:name="OrgTableLastRow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LastRowCellMiddleTBDate" style:parent-style-name="OrgTableLastRowCellMiddleTB" style:family="table-cell" style:data-style-name="OrgDateStyle"/>
    <style:style style:name="OrgTableLastRow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LastRowCellMiddleTBRDate" style:parent-style-name="OrgTableLastRowCellMiddleTBR" style:family="table-cell" style:data-style-name="OrgDateStyle"/>
    <style:style style:name="OrgTableLastRow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LastRowCellMiddleTBLDate" style:parent-style-name="OrgTableLastRowCellMiddleTBL" style:family="table-cell" style:data-style-name="OrgDateStyle"/>
    <style:style style:name="OrgTableLastRow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LastRowCellMiddleTBLRDate" style:parent-style-name="OrgTableLastRowCellMiddleTBLR" style:family="table-cell" style:data-style-name="OrgDateStyle"/>
    <style:style style:name="OrgTableLastRowCellBottom" style:family="table-cell">
      <style:table-cell-properties fo:padding="0.159cm" fo:border-top="none" fo:border-bottom="none" fo:border-left="none" fo:border-right="none" style:vertical-align="bottom"/>
    </style:style>
    <style:style style:name="OrgTableLastRowCellBottomDate" style:parent-style-name="OrgTableLastRowCellBottom" style:family="table-cell" style:data-style-name="OrgDateStyle"/>
    <style:style style:name="OrgTableLastRow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LastRowCellBottomRDate" style:parent-style-name="OrgTableLastRowCellBottomR" style:family="table-cell" style:data-style-name="OrgDateStyle"/>
    <style:style style:name="OrgTableLastRow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LastRowCellBottomLDate" style:parent-style-name="OrgTableLastRowCellBottomL" style:family="table-cell" style:data-style-name="OrgDateStyle"/>
    <style:style style:name="OrgTableLastRow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LastRowCellBottomLRDate" style:parent-style-name="OrgTableLastRowCellBottomLR" style:family="table-cell" style:data-style-name="OrgDateStyle"/>
    <style:style style:name="OrgTableLastRow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LastRowCellBottomBDate" style:parent-style-name="OrgTableLastRowCellBottomB" style:family="table-cell" style:data-style-name="OrgDateStyle"/>
    <style:style style:name="OrgTableLastRow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LastRowCellBottomBRDate" style:parent-style-name="OrgTableLastRowCellBottomBR" style:family="table-cell" style:data-style-name="OrgDateStyle"/>
    <style:style style:name="OrgTableLastRow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LastRowCellBottomBLDate" style:parent-style-name="OrgTableLastRowCellBottomBL" style:family="table-cell" style:data-style-name="OrgDateStyle"/>
    <style:style style:name="OrgTableLastRow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LastRowCellBottomBLRDate" style:parent-style-name="OrgTableLastRowCellBottomBLR" style:family="table-cell" style:data-style-name="OrgDateStyle"/>
    <style:style style:name="OrgTableLastRow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LastRowCellBottomTDate" style:parent-style-name="OrgTableLastRowCellBottomT" style:family="table-cell" style:data-style-name="OrgDateStyle"/>
    <style:style style:name="OrgTableLastRow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LastRowCellBottomTRDate" style:parent-style-name="OrgTableLastRowCellBottomTR" style:family="table-cell" style:data-style-name="OrgDateStyle"/>
    <style:style style:name="OrgTableLastRow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LastRowCellBottomTLDate" style:parent-style-name="OrgTableLastRowCellBottomTL" style:family="table-cell" style:data-style-name="OrgDateStyle"/>
    <style:style style:name="OrgTableLastRow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LastRowCellBottomTLRDate" style:parent-style-name="OrgTableLastRowCellBottomTLR" style:family="table-cell" style:data-style-name="OrgDateStyle"/>
    <style:style style:name="OrgTableLastRow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LastRowCellBottomTBDate" style:parent-style-name="OrgTableLastRowCellBottomTB" style:family="table-cell" style:data-style-name="OrgDateStyle"/>
    <style:style style:name="OrgTableLastRow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LastRowCellBottomTBRDate" style:parent-style-name="OrgTableLastRowCellBottomTBR" style:family="table-cell" style:data-style-name="OrgDateStyle"/>
    <style:style style:name="OrgTableLastRow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LastRowCellBottomTBLDate" style:parent-style-name="OrgTableLastRowCellBottomTBL" style:family="table-cell" style:data-style-name="OrgDateStyle"/>
    <style:style style:name="OrgTableLastRow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LastRowCellBottomTBLRDate" style:parent-style-name="OrgTableLastRowCellBottomTBLR" style:family="table-cell" style:data-style-name="OrgDateStyle"/>
    <!-- END: table-cell styles OrgTableLastRowCell -->
    <!-- BEGIN: table-cell styles OrgTableEvenRowCell -->
    <style:style style:name="OrgTableEvenRowCell" style:family="table-cell">
      <style:table-cell-properties fo:padding="0.159cm" fo:border-top="none" fo:border-bottom="none" fo:border-left="none" fo:border-right="none"/>
    </style:style>
    <style:style style:name="OrgTableEvenRowCellDate" style:parent-style-name="OrgTableEvenRowCell" style:family="table-cell" style:data-style-name="OrgDateStyle"/>
    <style:style style:name="OrgTableEvenRowCellR" style:family="table-cell">
      <style:table-cell-properties fo:padding="0.159cm" fo:border-top="none" fo:border-bottom="none" fo:border-left="none" fo:border-right="0.002cm solid #000000"/>
    </style:style>
    <style:style style:name="OrgTableEvenRowCellRDate" style:parent-style-name="OrgTableEvenRowCellR" style:family="table-cell" style:data-style-name="OrgDateStyle"/>
    <style:style style:name="OrgTableEvenRowCellL" style:family="table-cell">
      <style:table-cell-properties fo:padding="0.159cm" fo:border-top="none" fo:border-bottom="none" fo:border-left="0.002cm solid #000000" fo:border-right="none"/>
    </style:style>
    <style:style style:name="OrgTableEvenRowCellLDate" style:parent-style-name="OrgTableEvenRowCellL" style:family="table-cell" style:data-style-name="OrgDateStyle"/>
    <style:style style:name="OrgTableEvenRowCellLR" style:family="table-cell">
      <style:table-cell-properties fo:padding="0.159cm" fo:border-top="none" fo:border-bottom="none" fo:border-left="0.002cm solid #000000" fo:border-right="0.002cm solid #000000"/>
    </style:style>
    <style:style style:name="OrgTableEvenRowCellLRDate" style:parent-style-name="OrgTableEvenRowCellLR" style:family="table-cell" style:data-style-name="OrgDateStyle"/>
    <style:style style:name="OrgTableEvenRowCellB" style:family="table-cell">
      <style:table-cell-properties fo:padding="0.159cm" fo:border-top="none" fo:border-bottom="0.002cm solid #000000" fo:border-left="none" fo:border-right="none"/>
    </style:style>
    <style:style style:name="OrgTableEvenRowCellBDate" style:parent-style-name="OrgTableEvenRowCellB" style:family="table-cell" style:data-style-name="OrgDateStyle"/>
    <style:style style:name="OrgTableEvenRowCellBR" style:family="table-cell">
      <style:table-cell-properties fo:padding="0.159cm" fo:border-top="none" fo:border-bottom="0.002cm solid #000000" fo:border-left="none" fo:border-right="0.002cm solid #000000"/>
    </style:style>
    <style:style style:name="OrgTableEvenRowCellBRDate" style:parent-style-name="OrgTableEvenRowCellBR" style:family="table-cell" style:data-style-name="OrgDateStyle"/>
    <style:style style:name="OrgTableEvenRowCellBL" style:family="table-cell">
      <style:table-cell-properties fo:padding="0.159cm" fo:border-top="none" fo:border-bottom="0.002cm solid #000000" fo:border-left="0.002cm solid #000000" fo:border-right="none"/>
    </style:style>
    <style:style style:name="OrgTableEvenRowCellBLDate" style:parent-style-name="OrgTableEvenRowCellBL" style:family="table-cell" style:data-style-name="OrgDateStyle"/>
    <style:style style:name="OrgTableEvenRow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EvenRowCellBLRDate" style:parent-style-name="OrgTableEvenRowCellBLR" style:family="table-cell" style:data-style-name="OrgDateStyle"/>
    <style:style style:name="OrgTableEvenRowCellT" style:family="table-cell">
      <style:table-cell-properties fo:padding="0.159cm" fo:border-top="0.002cm solid #000000" fo:border-bottom="none" fo:border-left="none" fo:border-right="none"/>
    </style:style>
    <style:style style:name="OrgTableEvenRowCellTDate" style:parent-style-name="OrgTableEvenRowCellT" style:family="table-cell" style:data-style-name="OrgDateStyle"/>
    <style:style style:name="OrgTableEvenRowCellTR" style:family="table-cell">
      <style:table-cell-properties fo:padding="0.159cm" fo:border-top="0.002cm solid #000000" fo:border-bottom="none" fo:border-left="none" fo:border-right="0.002cm solid #000000"/>
    </style:style>
    <style:style style:name="OrgTableEvenRowCellTRDate" style:parent-style-name="OrgTableEvenRowCellTR" style:family="table-cell" style:data-style-name="OrgDateStyle"/>
    <style:style style:name="OrgTableEvenRowCellTL" style:family="table-cell">
      <style:table-cell-properties fo:padding="0.159cm" fo:border-top="0.002cm solid #000000" fo:border-bottom="none" fo:border-left="0.002cm solid #000000" fo:border-right="none"/>
    </style:style>
    <style:style style:name="OrgTableEvenRowCellTLDate" style:parent-style-name="OrgTableEvenRowCellTL" style:family="table-cell" style:data-style-name="OrgDateStyle"/>
    <style:style style:name="OrgTableEvenRow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EvenRowCellTLRDate" style:parent-style-name="OrgTableEvenRowCellTLR" style:family="table-cell" style:data-style-name="OrgDateStyle"/>
    <style:style style:name="OrgTableEvenRowCellTB" style:family="table-cell">
      <style:table-cell-properties fo:padding="0.159cm" fo:border-top="0.002cm solid #000000" fo:border-bottom="0.002cm solid #000000" fo:border-left="none" fo:border-right="none"/>
    </style:style>
    <style:style style:name="OrgTableEvenRowCellTBDate" style:parent-style-name="OrgTableEvenRowCellTB" style:family="table-cell" style:data-style-name="OrgDateStyle"/>
    <style:style style:name="OrgTableEvenRow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EvenRowCellTBRDate" style:parent-style-name="OrgTableEvenRowCellTBR" style:family="table-cell" style:data-style-name="OrgDateStyle"/>
    <style:style style:name="OrgTableEvenRow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EvenRowCellTBLDate" style:parent-style-name="OrgTableEvenRowCellTBL" style:family="table-cell" style:data-style-name="OrgDateStyle"/>
    <style:style style:name="OrgTableEvenRow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EvenRowCellTBLRDate" style:parent-style-name="OrgTableEvenRowCellTBLR" style:family="table-cell" style:data-style-name="OrgDateStyle"/>
    <style:style style:name="OrgTableEvenRowCellTop" style:family="table-cell">
      <style:table-cell-properties fo:padding="0.159cm" fo:border-top="none" fo:border-bottom="none" fo:border-left="none" fo:border-right="none" style:vertical-align="top"/>
    </style:style>
    <style:style style:name="OrgTableEvenRowCellTopDate" style:parent-style-name="OrgTableEvenRowCellTop" style:family="table-cell" style:data-style-name="OrgDateStyle"/>
    <style:style style:name="OrgTableEvenRow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EvenRowCellTopRDate" style:parent-style-name="OrgTableEvenRowCellTopR" style:family="table-cell" style:data-style-name="OrgDateStyle"/>
    <style:style style:name="OrgTableEvenRow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EvenRowCellTopLDate" style:parent-style-name="OrgTableEvenRowCellTopL" style:family="table-cell" style:data-style-name="OrgDateStyle"/>
    <style:style style:name="OrgTableEvenRow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EvenRowCellTopLRDate" style:parent-style-name="OrgTableEvenRowCellTopLR" style:family="table-cell" style:data-style-name="OrgDateStyle"/>
    <style:style style:name="OrgTableEvenRow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EvenRowCellTopBDate" style:parent-style-name="OrgTableEvenRowCellTopB" style:family="table-cell" style:data-style-name="OrgDateStyle"/>
    <style:style style:name="OrgTableEvenRow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EvenRowCellTopBRDate" style:parent-style-name="OrgTableEvenRowCellTopBR" style:family="table-cell" style:data-style-name="OrgDateStyle"/>
    <style:style style:name="OrgTableEvenRow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EvenRowCellTopBLDate" style:parent-style-name="OrgTableEvenRowCellTopBL" style:family="table-cell" style:data-style-name="OrgDateStyle"/>
    <style:style style:name="OrgTableEvenRow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EvenRowCellTopBLRDate" style:parent-style-name="OrgTableEvenRowCellTopBLR" style:family="table-cell" style:data-style-name="OrgDateStyle"/>
    <style:style style:name="OrgTableEvenRow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EvenRowCellTopTDate" style:parent-style-name="OrgTableEvenRowCellTopT" style:family="table-cell" style:data-style-name="OrgDateStyle"/>
    <style:style style:name="OrgTableEvenRow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EvenRowCellTopTRDate" style:parent-style-name="OrgTableEvenRowCellTopTR" style:family="table-cell" style:data-style-name="OrgDateStyle"/>
    <style:style style:name="OrgTableEvenRow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EvenRowCellTopTLDate" style:parent-style-name="OrgTableEvenRowCellTopTL" style:family="table-cell" style:data-style-name="OrgDateStyle"/>
    <style:style style:name="OrgTableEvenRow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EvenRowCellTopTLRDate" style:parent-style-name="OrgTableEvenRowCellTopTLR" style:family="table-cell" style:data-style-name="OrgDateStyle"/>
    <style:style style:name="OrgTableEvenRow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EvenRowCellTopTBDate" style:parent-style-name="OrgTableEvenRowCellTopTB" style:family="table-cell" style:data-style-name="OrgDateStyle"/>
    <style:style style:name="OrgTableEvenRow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EvenRowCellTopTBRDate" style:parent-style-name="OrgTableEvenRowCellTopTBR" style:family="table-cell" style:data-style-name="OrgDateStyle"/>
    <style:style style:name="OrgTableEvenRow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EvenRowCellTopTBLDate" style:parent-style-name="OrgTableEvenRowCellTopTBL" style:family="table-cell" style:data-style-name="OrgDateStyle"/>
    <style:style style:name="OrgTableEvenRow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EvenRowCellTopTBLRDate" style:parent-style-name="OrgTableEvenRowCellTopTBLR" style:family="table-cell" style:data-style-name="OrgDateStyle"/>
    <style:style style:name="OrgTableEvenRowCellMiddle" style:family="table-cell">
      <style:table-cell-properties fo:padding="0.159cm" fo:border-top="none" fo:border-bottom="none" fo:border-left="none" fo:border-right="none" style:vertical-align="middle"/>
    </style:style>
    <style:style style:name="OrgTableEvenRowCellMiddleDate" style:parent-style-name="OrgTableEvenRowCellMiddle" style:family="table-cell" style:data-style-name="OrgDateStyle"/>
    <style:style style:name="OrgTableEvenRow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EvenRowCellMiddleRDate" style:parent-style-name="OrgTableEvenRowCellMiddleR" style:family="table-cell" style:data-style-name="OrgDateStyle"/>
    <style:style style:name="OrgTableEvenRow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EvenRowCellMiddleLDate" style:parent-style-name="OrgTableEvenRowCellMiddleL" style:family="table-cell" style:data-style-name="OrgDateStyle"/>
    <style:style style:name="OrgTableEvenRow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EvenRowCellMiddleLRDate" style:parent-style-name="OrgTableEvenRowCellMiddleLR" style:family="table-cell" style:data-style-name="OrgDateStyle"/>
    <style:style style:name="OrgTableEvenRow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EvenRowCellMiddleBDate" style:parent-style-name="OrgTableEvenRowCellMiddleB" style:family="table-cell" style:data-style-name="OrgDateStyle"/>
    <style:style style:name="OrgTableEvenRow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EvenRowCellMiddleBRDate" style:parent-style-name="OrgTableEvenRowCellMiddleBR" style:family="table-cell" style:data-style-name="OrgDateStyle"/>
    <style:style style:name="OrgTableEvenRow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EvenRowCellMiddleBLDate" style:parent-style-name="OrgTableEvenRowCellMiddleBL" style:family="table-cell" style:data-style-name="OrgDateStyle"/>
    <style:style style:name="OrgTableEvenRow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EvenRowCellMiddleBLRDate" style:parent-style-name="OrgTableEvenRowCellMiddleBLR" style:family="table-cell" style:data-style-name="OrgDateStyle"/>
    <style:style style:name="OrgTableEvenRow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EvenRowCellMiddleTDate" style:parent-style-name="OrgTableEvenRowCellMiddleT" style:family="table-cell" style:data-style-name="OrgDateStyle"/>
    <style:style style:name="OrgTableEvenRow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EvenRowCellMiddleTRDate" style:parent-style-name="OrgTableEvenRowCellMiddleTR" style:family="table-cell" style:data-style-name="OrgDateStyle"/>
    <style:style style:name="OrgTableEvenRow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EvenRowCellMiddleTLDate" style:parent-style-name="OrgTableEvenRowCellMiddleTL" style:family="table-cell" style:data-style-name="OrgDateStyle"/>
    <style:style style:name="OrgTableEvenRow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EvenRowCellMiddleTLRDate" style:parent-style-name="OrgTableEvenRowCellMiddleTLR" style:family="table-cell" style:data-style-name="OrgDateStyle"/>
    <style:style style:name="OrgTableEvenRow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EvenRowCellMiddleTBDate" style:parent-style-name="OrgTableEvenRowCellMiddleTB" style:family="table-cell" style:data-style-name="OrgDateStyle"/>
    <style:style style:name="OrgTableEvenRow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EvenRowCellMiddleTBRDate" style:parent-style-name="OrgTableEvenRowCellMiddleTBR" style:family="table-cell" style:data-style-name="OrgDateStyle"/>
    <style:style style:name="OrgTableEvenRow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EvenRowCellMiddleTBLDate" style:parent-style-name="OrgTableEvenRowCellMiddleTBL" style:family="table-cell" style:data-style-name="OrgDateStyle"/>
    <style:style style:name="OrgTableEvenRow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EvenRowCellMiddleTBLRDate" style:parent-style-name="OrgTableEvenRowCellMiddleTBLR" style:family="table-cell" style:data-style-name="OrgDateStyle"/>
    <style:style style:name="OrgTableEvenRowCellBottom" style:family="table-cell">
      <style:table-cell-properties fo:padding="0.159cm" fo:border-top="none" fo:border-bottom="none" fo:border-left="none" fo:border-right="none" style:vertical-align="bottom"/>
    </style:style>
    <style:style style:name="OrgTableEvenRowCellBottomDate" style:parent-style-name="OrgTableEvenRowCellBottom" style:family="table-cell" style:data-style-name="OrgDateStyle"/>
    <style:style style:name="OrgTableEvenRow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EvenRowCellBottomRDate" style:parent-style-name="OrgTableEvenRowCellBottomR" style:family="table-cell" style:data-style-name="OrgDateStyle"/>
    <style:style style:name="OrgTableEvenRow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EvenRowCellBottomLDate" style:parent-style-name="OrgTableEvenRowCellBottomL" style:family="table-cell" style:data-style-name="OrgDateStyle"/>
    <style:style style:name="OrgTableEvenRow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EvenRowCellBottomLRDate" style:parent-style-name="OrgTableEvenRowCellBottomLR" style:family="table-cell" style:data-style-name="OrgDateStyle"/>
    <style:style style:name="OrgTableEvenRow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EvenRowCellBottomBDate" style:parent-style-name="OrgTableEvenRowCellBottomB" style:family="table-cell" style:data-style-name="OrgDateStyle"/>
    <style:style style:name="OrgTableEvenRow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EvenRowCellBottomBRDate" style:parent-style-name="OrgTableEvenRowCellBottomBR" style:family="table-cell" style:data-style-name="OrgDateStyle"/>
    <style:style style:name="OrgTableEvenRow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EvenRowCellBottomBLDate" style:parent-style-name="OrgTableEvenRowCellBottomBL" style:family="table-cell" style:data-style-name="OrgDateStyle"/>
    <style:style style:name="OrgTableEvenRow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EvenRowCellBottomBLRDate" style:parent-style-name="OrgTableEvenRowCellBottomBLR" style:family="table-cell" style:data-style-name="OrgDateStyle"/>
    <style:style style:name="OrgTableEvenRow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EvenRowCellBottomTDate" style:parent-style-name="OrgTableEvenRowCellBottomT" style:family="table-cell" style:data-style-name="OrgDateStyle"/>
    <style:style style:name="OrgTableEvenRow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EvenRowCellBottomTRDate" style:parent-style-name="OrgTableEvenRowCellBottomTR" style:family="table-cell" style:data-style-name="OrgDateStyle"/>
    <style:style style:name="OrgTableEvenRow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EvenRowCellBottomTLDate" style:parent-style-name="OrgTableEvenRowCellBottomTL" style:family="table-cell" style:data-style-name="OrgDateStyle"/>
    <style:style style:name="OrgTableEvenRow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EvenRowCellBottomTLRDate" style:parent-style-name="OrgTableEvenRowCellBottomTLR" style:family="table-cell" style:data-style-name="OrgDateStyle"/>
    <style:style style:name="OrgTableEvenRow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EvenRowCellBottomTBDate" style:parent-style-name="OrgTableEvenRowCellBottomTB" style:family="table-cell" style:data-style-name="OrgDateStyle"/>
    <style:style style:name="OrgTableEvenRow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EvenRowCellBottomTBRDate" style:parent-style-name="OrgTableEvenRowCellBottomTBR" style:family="table-cell" style:data-style-name="OrgDateStyle"/>
    <style:style style:name="OrgTableEvenRow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EvenRowCellBottomTBLDate" style:parent-style-name="OrgTableEvenRowCellBottomTBL" style:family="table-cell" style:data-style-name="OrgDateStyle"/>
    <style:style style:name="OrgTableEvenRow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EvenRowCellBottomTBLRDate" style:parent-style-name="OrgTableEvenRowCellBottomTBLR" style:family="table-cell" style:data-style-name="OrgDateStyle"/>
    <!-- END: table-cell styles OrgTableEvenRowCell -->
    <!-- BEGIN: table-cell styles OrgTableOddRowCell -->
    <style:style style:name="OrgTableOddRowCell" style:family="table-cell">
      <style:table-cell-properties fo:padding="0.159cm" fo:border-top="none" fo:border-bottom="none" fo:border-left="none" fo:border-right="none"/>
    </style:style>
    <style:style style:name="OrgTableOddRowCellDate" style:parent-style-name="OrgTableOddRowCell" style:family="table-cell" style:data-style-name="OrgDateStyle"/>
    <style:style style:name="OrgTableOddRowCellR" style:family="table-cell">
      <style:table-cell-properties fo:padding="0.159cm" fo:border-top="none" fo:border-bottom="none" fo:border-left="none" fo:border-right="0.002cm solid #000000"/>
    </style:style>
    <style:style style:name="OrgTableOddRowCellRDate" style:parent-style-name="OrgTableOddRowCellR" style:family="table-cell" style:data-style-name="OrgDateStyle"/>
    <style:style style:name="OrgTableOddRowCellL" style:family="table-cell">
      <style:table-cell-properties fo:padding="0.159cm" fo:border-top="none" fo:border-bottom="none" fo:border-left="0.002cm solid #000000" fo:border-right="none"/>
    </style:style>
    <style:style style:name="OrgTableOddRowCellLDate" style:parent-style-name="OrgTableOddRowCellL" style:family="table-cell" style:data-style-name="OrgDateStyle"/>
    <style:style style:name="OrgTableOddRowCellLR" style:family="table-cell">
      <style:table-cell-properties fo:padding="0.159cm" fo:border-top="none" fo:border-bottom="none" fo:border-left="0.002cm solid #000000" fo:border-right="0.002cm solid #000000"/>
    </style:style>
    <style:style style:name="OrgTableOddRowCellLRDate" style:parent-style-name="OrgTableOddRowCellLR" style:family="table-cell" style:data-style-name="OrgDateStyle"/>
    <style:style style:name="OrgTableOddRowCellB" style:family="table-cell">
      <style:table-cell-properties fo:padding="0.159cm" fo:border-top="none" fo:border-bottom="0.002cm solid #000000" fo:border-left="none" fo:border-right="none"/>
    </style:style>
    <style:style style:name="OrgTableOddRowCellBDate" style:parent-style-name="OrgTableOddRowCellB" style:family="table-cell" style:data-style-name="OrgDateStyle"/>
    <style:style style:name="OrgTableOddRowCellBR" style:family="table-cell">
      <style:table-cell-properties fo:padding="0.159cm" fo:border-top="none" fo:border-bottom="0.002cm solid #000000" fo:border-left="none" fo:border-right="0.002cm solid #000000"/>
    </style:style>
    <style:style style:name="OrgTableOddRowCellBRDate" style:parent-style-name="OrgTableOddRowCellBR" style:family="table-cell" style:data-style-name="OrgDateStyle"/>
    <style:style style:name="OrgTableOddRowCellBL" style:family="table-cell">
      <style:table-cell-properties fo:padding="0.159cm" fo:border-top="none" fo:border-bottom="0.002cm solid #000000" fo:border-left="0.002cm solid #000000" fo:border-right="none"/>
    </style:style>
    <style:style style:name="OrgTableOddRowCellBLDate" style:parent-style-name="OrgTableOddRowCellBL" style:family="table-cell" style:data-style-name="OrgDateStyle"/>
    <style:style style:name="OrgTableOddRow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OddRowCellBLRDate" style:parent-style-name="OrgTableOddRowCellBLR" style:family="table-cell" style:data-style-name="OrgDateStyle"/>
    <style:style style:name="OrgTableOddRowCellT" style:family="table-cell">
      <style:table-cell-properties fo:padding="0.159cm" fo:border-top="0.002cm solid #000000" fo:border-bottom="none" fo:border-left="none" fo:border-right="none"/>
    </style:style>
    <style:style style:name="OrgTableOddRowCellTDate" style:parent-style-name="OrgTableOddRowCellT" style:family="table-cell" style:data-style-name="OrgDateStyle"/>
    <style:style style:name="OrgTableOddRowCellTR" style:family="table-cell">
      <style:table-cell-properties fo:padding="0.159cm" fo:border-top="0.002cm solid #000000" fo:border-bottom="none" fo:border-left="none" fo:border-right="0.002cm solid #000000"/>
    </style:style>
    <style:style style:name="OrgTableOddRowCellTRDate" style:parent-style-name="OrgTableOddRowCellTR" style:family="table-cell" style:data-style-name="OrgDateStyle"/>
    <style:style style:name="OrgTableOddRowCellTL" style:family="table-cell">
      <style:table-cell-properties fo:padding="0.159cm" fo:border-top="0.002cm solid #000000" fo:border-bottom="none" fo:border-left="0.002cm solid #000000" fo:border-right="none"/>
    </style:style>
    <style:style style:name="OrgTableOddRowCellTLDate" style:parent-style-name="OrgTableOddRowCellTL" style:family="table-cell" style:data-style-name="OrgDateStyle"/>
    <style:style style:name="OrgTableOddRow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OddRowCellTLRDate" style:parent-style-name="OrgTableOddRowCellTLR" style:family="table-cell" style:data-style-name="OrgDateStyle"/>
    <style:style style:name="OrgTableOddRowCellTB" style:family="table-cell">
      <style:table-cell-properties fo:padding="0.159cm" fo:border-top="0.002cm solid #000000" fo:border-bottom="0.002cm solid #000000" fo:border-left="none" fo:border-right="none"/>
    </style:style>
    <style:style style:name="OrgTableOddRowCellTBDate" style:parent-style-name="OrgTableOddRowCellTB" style:family="table-cell" style:data-style-name="OrgDateStyle"/>
    <style:style style:name="OrgTableOddRow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OddRowCellTBRDate" style:parent-style-name="OrgTableOddRowCellTBR" style:family="table-cell" style:data-style-name="OrgDateStyle"/>
    <style:style style:name="OrgTableOddRow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OddRowCellTBLDate" style:parent-style-name="OrgTableOddRowCellTBL" style:family="table-cell" style:data-style-name="OrgDateStyle"/>
    <style:style style:name="OrgTableOddRow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OddRowCellTBLRDate" style:parent-style-name="OrgTableOddRowCellTBLR" style:family="table-cell" style:data-style-name="OrgDateStyle"/>
    <style:style style:name="OrgTableOddRowCellTop" style:family="table-cell">
      <style:table-cell-properties fo:padding="0.159cm" fo:border-top="none" fo:border-bottom="none" fo:border-left="none" fo:border-right="none" style:vertical-align="top"/>
    </style:style>
    <style:style style:name="OrgTableOddRowCellTopDate" style:parent-style-name="OrgTableOddRowCellTop" style:family="table-cell" style:data-style-name="OrgDateStyle"/>
    <style:style style:name="OrgTableOddRow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OddRowCellTopRDate" style:parent-style-name="OrgTableOddRowCellTopR" style:family="table-cell" style:data-style-name="OrgDateStyle"/>
    <style:style style:name="OrgTableOddRow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OddRowCellTopLDate" style:parent-style-name="OrgTableOddRowCellTopL" style:family="table-cell" style:data-style-name="OrgDateStyle"/>
    <style:style style:name="OrgTableOddRow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OddRowCellTopLRDate" style:parent-style-name="OrgTableOddRowCellTopLR" style:family="table-cell" style:data-style-name="OrgDateStyle"/>
    <style:style style:name="OrgTableOddRow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OddRowCellTopBDate" style:parent-style-name="OrgTableOddRowCellTopB" style:family="table-cell" style:data-style-name="OrgDateStyle"/>
    <style:style style:name="OrgTableOddRow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OddRowCellTopBRDate" style:parent-style-name="OrgTableOddRowCellTopBR" style:family="table-cell" style:data-style-name="OrgDateStyle"/>
    <style:style style:name="OrgTableOddRow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OddRowCellTopBLDate" style:parent-style-name="OrgTableOddRowCellTopBL" style:family="table-cell" style:data-style-name="OrgDateStyle"/>
    <style:style style:name="OrgTableOddRow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OddRowCellTopBLRDate" style:parent-style-name="OrgTableOddRowCellTopBLR" style:family="table-cell" style:data-style-name="OrgDateStyle"/>
    <style:style style:name="OrgTableOddRow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OddRowCellTopTDate" style:parent-style-name="OrgTableOddRowCellTopT" style:family="table-cell" style:data-style-name="OrgDateStyle"/>
    <style:style style:name="OrgTableOddRow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OddRowCellTopTRDate" style:parent-style-name="OrgTableOddRowCellTopTR" style:family="table-cell" style:data-style-name="OrgDateStyle"/>
    <style:style style:name="OrgTableOddRow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OddRowCellTopTLDate" style:parent-style-name="OrgTableOddRowCellTopTL" style:family="table-cell" style:data-style-name="OrgDateStyle"/>
    <style:style style:name="OrgTableOddRow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OddRowCellTopTLRDate" style:parent-style-name="OrgTableOddRowCellTopTLR" style:family="table-cell" style:data-style-name="OrgDateStyle"/>
    <style:style style:name="OrgTableOddRow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OddRowCellTopTBDate" style:parent-style-name="OrgTableOddRowCellTopTB" style:family="table-cell" style:data-style-name="OrgDateStyle"/>
    <style:style style:name="OrgTableOddRow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OddRowCellTopTBRDate" style:parent-style-name="OrgTableOddRowCellTopTBR" style:family="table-cell" style:data-style-name="OrgDateStyle"/>
    <style:style style:name="OrgTableOddRow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OddRowCellTopTBLDate" style:parent-style-name="OrgTableOddRowCellTopTBL" style:family="table-cell" style:data-style-name="OrgDateStyle"/>
    <style:style style:name="OrgTableOddRow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OddRowCellTopTBLRDate" style:parent-style-name="OrgTableOddRowCellTopTBLR" style:family="table-cell" style:data-style-name="OrgDateStyle"/>
    <style:style style:name="OrgTableOddRowCellMiddle" style:family="table-cell">
      <style:table-cell-properties fo:padding="0.159cm" fo:border-top="none" fo:border-bottom="none" fo:border-left="none" fo:border-right="none" style:vertical-align="middle"/>
    </style:style>
    <style:style style:name="OrgTableOddRowCellMiddleDate" style:parent-style-name="OrgTableOddRowCellMiddle" style:family="table-cell" style:data-style-name="OrgDateStyle"/>
    <style:style style:name="OrgTableOddRow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OddRowCellMiddleRDate" style:parent-style-name="OrgTableOddRowCellMiddleR" style:family="table-cell" style:data-style-name="OrgDateStyle"/>
    <style:style style:name="OrgTableOddRow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OddRowCellMiddleLDate" style:parent-style-name="OrgTableOddRowCellMiddleL" style:family="table-cell" style:data-style-name="OrgDateStyle"/>
    <style:style style:name="OrgTableOddRow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OddRowCellMiddleLRDate" style:parent-style-name="OrgTableOddRowCellMiddleLR" style:family="table-cell" style:data-style-name="OrgDateStyle"/>
    <style:style style:name="OrgTableOddRow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OddRowCellMiddleBDate" style:parent-style-name="OrgTableOddRowCellMiddleB" style:family="table-cell" style:data-style-name="OrgDateStyle"/>
    <style:style style:name="OrgTableOddRow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OddRowCellMiddleBRDate" style:parent-style-name="OrgTableOddRowCellMiddleBR" style:family="table-cell" style:data-style-name="OrgDateStyle"/>
    <style:style style:name="OrgTableOddRow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OddRowCellMiddleBLDate" style:parent-style-name="OrgTableOddRowCellMiddleBL" style:family="table-cell" style:data-style-name="OrgDateStyle"/>
    <style:style style:name="OrgTableOddRow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OddRowCellMiddleBLRDate" style:parent-style-name="OrgTableOddRowCellMiddleBLR" style:family="table-cell" style:data-style-name="OrgDateStyle"/>
    <style:style style:name="OrgTableOddRow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OddRowCellMiddleTDate" style:parent-style-name="OrgTableOddRowCellMiddleT" style:family="table-cell" style:data-style-name="OrgDateStyle"/>
    <style:style style:name="OrgTableOddRow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OddRowCellMiddleTRDate" style:parent-style-name="OrgTableOddRowCellMiddleTR" style:family="table-cell" style:data-style-name="OrgDateStyle"/>
    <style:style style:name="OrgTableOddRow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OddRowCellMiddleTLDate" style:parent-style-name="OrgTableOddRowCellMiddleTL" style:family="table-cell" style:data-style-name="OrgDateStyle"/>
    <style:style style:name="OrgTableOddRow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OddRowCellMiddleTLRDate" style:parent-style-name="OrgTableOddRowCellMiddleTLR" style:family="table-cell" style:data-style-name="OrgDateStyle"/>
    <style:style style:name="OrgTableOddRow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OddRowCellMiddleTBDate" style:parent-style-name="OrgTableOddRowCellMiddleTB" style:family="table-cell" style:data-style-name="OrgDateStyle"/>
    <style:style style:name="OrgTableOddRow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OddRowCellMiddleTBRDate" style:parent-style-name="OrgTableOddRowCellMiddleTBR" style:family="table-cell" style:data-style-name="OrgDateStyle"/>
    <style:style style:name="OrgTableOddRow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OddRowCellMiddleTBLDate" style:parent-style-name="OrgTableOddRowCellMiddleTBL" style:family="table-cell" style:data-style-name="OrgDateStyle"/>
    <style:style style:name="OrgTableOddRow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OddRowCellMiddleTBLRDate" style:parent-style-name="OrgTableOddRowCellMiddleTBLR" style:family="table-cell" style:data-style-name="OrgDateStyle"/>
    <style:style style:name="OrgTableOddRowCellBottom" style:family="table-cell">
      <style:table-cell-properties fo:padding="0.159cm" fo:border-top="none" fo:border-bottom="none" fo:border-left="none" fo:border-right="none" style:vertical-align="bottom"/>
    </style:style>
    <style:style style:name="OrgTableOddRowCellBottomDate" style:parent-style-name="OrgTableOddRowCellBottom" style:family="table-cell" style:data-style-name="OrgDateStyle"/>
    <style:style style:name="OrgTableOddRow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OddRowCellBottomRDate" style:parent-style-name="OrgTableOddRowCellBottomR" style:family="table-cell" style:data-style-name="OrgDateStyle"/>
    <style:style style:name="OrgTableOddRow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OddRowCellBottomLDate" style:parent-style-name="OrgTableOddRowCellBottomL" style:family="table-cell" style:data-style-name="OrgDateStyle"/>
    <style:style style:name="OrgTableOddRow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OddRowCellBottomLRDate" style:parent-style-name="OrgTableOddRowCellBottomLR" style:family="table-cell" style:data-style-name="OrgDateStyle"/>
    <style:style style:name="OrgTableOddRow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OddRowCellBottomBDate" style:parent-style-name="OrgTableOddRowCellBottomB" style:family="table-cell" style:data-style-name="OrgDateStyle"/>
    <style:style style:name="OrgTableOddRow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OddRowCellBottomBRDate" style:parent-style-name="OrgTableOddRowCellBottomBR" style:family="table-cell" style:data-style-name="OrgDateStyle"/>
    <style:style style:name="OrgTableOddRow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OddRowCellBottomBLDate" style:parent-style-name="OrgTableOddRowCellBottomBL" style:family="table-cell" style:data-style-name="OrgDateStyle"/>
    <style:style style:name="OrgTableOddRow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OddRowCellBottomBLRDate" style:parent-style-name="OrgTableOddRowCellBottomBLR" style:family="table-cell" style:data-style-name="OrgDateStyle"/>
    <style:style style:name="OrgTableOddRow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OddRowCellBottomTDate" style:parent-style-name="OrgTableOddRowCellBottomT" style:family="table-cell" style:data-style-name="OrgDateStyle"/>
    <style:style style:name="OrgTableOddRow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OddRowCellBottomTRDate" style:parent-style-name="OrgTableOddRowCellBottomTR" style:family="table-cell" style:data-style-name="OrgDateStyle"/>
    <style:style style:name="OrgTableOddRow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OddRowCellBottomTLDate" style:parent-style-name="OrgTableOddRowCellBottomTL" style:family="table-cell" style:data-style-name="OrgDateStyle"/>
    <style:style style:name="OrgTableOddRow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OddRowCellBottomTLRDate" style:parent-style-name="OrgTableOddRowCellBottomTLR" style:family="table-cell" style:data-style-name="OrgDateStyle"/>
    <style:style style:name="OrgTableOddRow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OddRowCellBottomTBDate" style:parent-style-name="OrgTableOddRowCellBottomTB" style:family="table-cell" style:data-style-name="OrgDateStyle"/>
    <style:style style:name="OrgTableOddRow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OddRowCellBottomTBRDate" style:parent-style-name="OrgTableOddRowCellBottomTBR" style:family="table-cell" style:data-style-name="OrgDateStyle"/>
    <style:style style:name="OrgTableOddRow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OddRowCellBottomTBLDate" style:parent-style-name="OrgTableOddRowCellBottomTBL" style:family="table-cell" style:data-style-name="OrgDateStyle"/>
    <style:style style:name="OrgTableOddRow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OddRowCellBottomTBLRDate" style:parent-style-name="OrgTableOddRowCellBottomTBLR" style:family="table-cell" style:data-style-name="OrgDateStyle"/>
    <!-- END: table-cell styles OrgTableOddRowCell -->
    <!-- BEGIN: table-cell styles OrgTableEvenColumnCell -->
    <style:style style:name="OrgTableEvenColumnCell" style:family="table-cell">
      <style:table-cell-properties fo:padding="0.159cm" fo:border-top="none" fo:border-bottom="none" fo:border-left="none" fo:border-right="none"/>
    </style:style>
    <style:style style:name="OrgTableEvenColumnCellDate" style:parent-style-name="OrgTableEvenColumnCell" style:family="table-cell" style:data-style-name="OrgDateStyle"/>
    <style:style style:name="OrgTableEvenColumnCellR" style:family="table-cell">
      <style:table-cell-properties fo:padding="0.159cm" fo:border-top="none" fo:border-bottom="none" fo:border-left="none" fo:border-right="0.002cm solid #000000"/>
    </style:style>
    <style:style style:name="OrgTableEvenColumnCellRDate" style:parent-style-name="OrgTableEvenColumnCellR" style:family="table-cell" style:data-style-name="OrgDateStyle"/>
    <style:style style:name="OrgTableEvenColumnCellL" style:family="table-cell">
      <style:table-cell-properties fo:padding="0.159cm" fo:border-top="none" fo:border-bottom="none" fo:border-left="0.002cm solid #000000" fo:border-right="none"/>
    </style:style>
    <style:style style:name="OrgTableEvenColumnCellLDate" style:parent-style-name="OrgTableEvenColumnCellL" style:family="table-cell" style:data-style-name="OrgDateStyle"/>
    <style:style style:name="OrgTableEvenColumnCellLR" style:family="table-cell">
      <style:table-cell-properties fo:padding="0.159cm" fo:border-top="none" fo:border-bottom="none" fo:border-left="0.002cm solid #000000" fo:border-right="0.002cm solid #000000"/>
    </style:style>
    <style:style style:name="OrgTableEvenColumnCellLRDate" style:parent-style-name="OrgTableEvenColumnCellLR" style:family="table-cell" style:data-style-name="OrgDateStyle"/>
    <style:style style:name="OrgTableEvenColumnCellB" style:family="table-cell">
      <style:table-cell-properties fo:padding="0.159cm" fo:border-top="none" fo:border-bottom="0.002cm solid #000000" fo:border-left="none" fo:border-right="none"/>
    </style:style>
    <style:style style:name="OrgTableEvenColumnCellBDate" style:parent-style-name="OrgTableEvenColumnCellB" style:family="table-cell" style:data-style-name="OrgDateStyle"/>
    <style:style style:name="OrgTableEvenColumnCellBR" style:family="table-cell">
      <style:table-cell-properties fo:padding="0.159cm" fo:border-top="none" fo:border-bottom="0.002cm solid #000000" fo:border-left="none" fo:border-right="0.002cm solid #000000"/>
    </style:style>
    <style:style style:name="OrgTableEvenColumnCellBRDate" style:parent-style-name="OrgTableEvenColumnCellBR" style:family="table-cell" style:data-style-name="OrgDateStyle"/>
    <style:style style:name="OrgTableEvenColumnCellBL" style:family="table-cell">
      <style:table-cell-properties fo:padding="0.159cm" fo:border-top="none" fo:border-bottom="0.002cm solid #000000" fo:border-left="0.002cm solid #000000" fo:border-right="none"/>
    </style:style>
    <style:style style:name="OrgTableEvenColumnCellBLDate" style:parent-style-name="OrgTableEvenColumnCellBL" style:family="table-cell" style:data-style-name="OrgDateStyle"/>
    <style:style style:name="OrgTableEvenColumn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EvenColumnCellBLRDate" style:parent-style-name="OrgTableEvenColumnCellBLR" style:family="table-cell" style:data-style-name="OrgDateStyle"/>
    <style:style style:name="OrgTableEvenColumnCellT" style:family="table-cell">
      <style:table-cell-properties fo:padding="0.159cm" fo:border-top="0.002cm solid #000000" fo:border-bottom="none" fo:border-left="none" fo:border-right="none"/>
    </style:style>
    <style:style style:name="OrgTableEvenColumnCellTDate" style:parent-style-name="OrgTableEvenColumnCellT" style:family="table-cell" style:data-style-name="OrgDateStyle"/>
    <style:style style:name="OrgTableEvenColumnCellTR" style:family="table-cell">
      <style:table-cell-properties fo:padding="0.159cm" fo:border-top="0.002cm solid #000000" fo:border-bottom="none" fo:border-left="none" fo:border-right="0.002cm solid #000000"/>
    </style:style>
    <style:style style:name="OrgTableEvenColumnCellTRDate" style:parent-style-name="OrgTableEvenColumnCellTR" style:family="table-cell" style:data-style-name="OrgDateStyle"/>
    <style:style style:name="OrgTableEvenColumnCellTL" style:family="table-cell">
      <style:table-cell-properties fo:padding="0.159cm" fo:border-top="0.002cm solid #000000" fo:border-bottom="none" fo:border-left="0.002cm solid #000000" fo:border-right="none"/>
    </style:style>
    <style:style style:name="OrgTableEvenColumnCellTLDate" style:parent-style-name="OrgTableEvenColumnCellTL" style:family="table-cell" style:data-style-name="OrgDateStyle"/>
    <style:style style:name="OrgTableEvenColumn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EvenColumnCellTLRDate" style:parent-style-name="OrgTableEvenColumnCellTLR" style:family="table-cell" style:data-style-name="OrgDateStyle"/>
    <style:style style:name="OrgTableEvenColumnCellTB" style:family="table-cell">
      <style:table-cell-properties fo:padding="0.159cm" fo:border-top="0.002cm solid #000000" fo:border-bottom="0.002cm solid #000000" fo:border-left="none" fo:border-right="none"/>
    </style:style>
    <style:style style:name="OrgTableEvenColumnCellTBDate" style:parent-style-name="OrgTableEvenColumnCellTB" style:family="table-cell" style:data-style-name="OrgDateStyle"/>
    <style:style style:name="OrgTableEvenColumn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EvenColumnCellTBRDate" style:parent-style-name="OrgTableEvenColumnCellTBR" style:family="table-cell" style:data-style-name="OrgDateStyle"/>
    <style:style style:name="OrgTableEvenColumn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EvenColumnCellTBLDate" style:parent-style-name="OrgTableEvenColumnCellTBL" style:family="table-cell" style:data-style-name="OrgDateStyle"/>
    <style:style style:name="OrgTableEvenColumn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EvenColumnCellTBLRDate" style:parent-style-name="OrgTableEvenColumnCellTBLR" style:family="table-cell" style:data-style-name="OrgDateStyle"/>
    <style:style style:name="OrgTableEvenColumnCellTop" style:family="table-cell">
      <style:table-cell-properties fo:padding="0.159cm" fo:border-top="none" fo:border-bottom="none" fo:border-left="none" fo:border-right="none" style:vertical-align="top"/>
    </style:style>
    <style:style style:name="OrgTableEvenColumnCellTopDate" style:parent-style-name="OrgTableEvenColumnCellTop" style:family="table-cell" style:data-style-name="OrgDateStyle"/>
    <style:style style:name="OrgTableEvenColumn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EvenColumnCellTopRDate" style:parent-style-name="OrgTableEvenColumnCellTopR" style:family="table-cell" style:data-style-name="OrgDateStyle"/>
    <style:style style:name="OrgTableEvenColumn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EvenColumnCellTopLDate" style:parent-style-name="OrgTableEvenColumnCellTopL" style:family="table-cell" style:data-style-name="OrgDateStyle"/>
    <style:style style:name="OrgTableEvenColumn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EvenColumnCellTopLRDate" style:parent-style-name="OrgTableEvenColumnCellTopLR" style:family="table-cell" style:data-style-name="OrgDateStyle"/>
    <style:style style:name="OrgTableEvenColumn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EvenColumnCellTopBDate" style:parent-style-name="OrgTableEvenColumnCellTopB" style:family="table-cell" style:data-style-name="OrgDateStyle"/>
    <style:style style:name="OrgTableEvenColumn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EvenColumnCellTopBRDate" style:parent-style-name="OrgTableEvenColumnCellTopBR" style:family="table-cell" style:data-style-name="OrgDateStyle"/>
    <style:style style:name="OrgTableEvenColumn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EvenColumnCellTopBLDate" style:parent-style-name="OrgTableEvenColumnCellTopBL" style:family="table-cell" style:data-style-name="OrgDateStyle"/>
    <style:style style:name="OrgTableEvenColumn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EvenColumnCellTopBLRDate" style:parent-style-name="OrgTableEvenColumnCellTopBLR" style:family="table-cell" style:data-style-name="OrgDateStyle"/>
    <style:style style:name="OrgTableEvenColumn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EvenColumnCellTopTDate" style:parent-style-name="OrgTableEvenColumnCellTopT" style:family="table-cell" style:data-style-name="OrgDateStyle"/>
    <style:style style:name="OrgTableEvenColumn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EvenColumnCellTopTRDate" style:parent-style-name="OrgTableEvenColumnCellTopTR" style:family="table-cell" style:data-style-name="OrgDateStyle"/>
    <style:style style:name="OrgTableEvenColumn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EvenColumnCellTopTLDate" style:parent-style-name="OrgTableEvenColumnCellTopTL" style:family="table-cell" style:data-style-name="OrgDateStyle"/>
    <style:style style:name="OrgTableEvenColumn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EvenColumnCellTopTLRDate" style:parent-style-name="OrgTableEvenColumnCellTopTLR" style:family="table-cell" style:data-style-name="OrgDateStyle"/>
    <style:style style:name="OrgTableEvenColumn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EvenColumnCellTopTBDate" style:parent-style-name="OrgTableEvenColumnCellTopTB" style:family="table-cell" style:data-style-name="OrgDateStyle"/>
    <style:style style:name="OrgTableEvenColumn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EvenColumnCellTopTBRDate" style:parent-style-name="OrgTableEvenColumnCellTopTBR" style:family="table-cell" style:data-style-name="OrgDateStyle"/>
    <style:style style:name="OrgTableEvenColumn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EvenColumnCellTopTBLDate" style:parent-style-name="OrgTableEvenColumnCellTopTBL" style:family="table-cell" style:data-style-name="OrgDateStyle"/>
    <style:style style:name="OrgTableEvenColumn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EvenColumnCellTopTBLRDate" style:parent-style-name="OrgTableEvenColumnCellTopTBLR" style:family="table-cell" style:data-style-name="OrgDateStyle"/>
    <style:style style:name="OrgTableEvenColumnCellMiddle" style:family="table-cell">
      <style:table-cell-properties fo:padding="0.159cm" fo:border-top="none" fo:border-bottom="none" fo:border-left="none" fo:border-right="none" style:vertical-align="middle"/>
    </style:style>
    <style:style style:name="OrgTableEvenColumnCellMiddleDate" style:parent-style-name="OrgTableEvenColumnCellMiddle" style:family="table-cell" style:data-style-name="OrgDateStyle"/>
    <style:style style:name="OrgTableEvenColumn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EvenColumnCellMiddleRDate" style:parent-style-name="OrgTableEvenColumnCellMiddleR" style:family="table-cell" style:data-style-name="OrgDateStyle"/>
    <style:style style:name="OrgTableEvenColumn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EvenColumnCellMiddleLDate" style:parent-style-name="OrgTableEvenColumnCellMiddleL" style:family="table-cell" style:data-style-name="OrgDateStyle"/>
    <style:style style:name="OrgTableEvenColumn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EvenColumnCellMiddleLRDate" style:parent-style-name="OrgTableEvenColumnCellMiddleLR" style:family="table-cell" style:data-style-name="OrgDateStyle"/>
    <style:style style:name="OrgTableEvenColumn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EvenColumnCellMiddleBDate" style:parent-style-name="OrgTableEvenColumnCellMiddleB" style:family="table-cell" style:data-style-name="OrgDateStyle"/>
    <style:style style:name="OrgTableEvenColumn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EvenColumnCellMiddleBRDate" style:parent-style-name="OrgTableEvenColumnCellMiddleBR" style:family="table-cell" style:data-style-name="OrgDateStyle"/>
    <style:style style:name="OrgTableEvenColumn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EvenColumnCellMiddleBLDate" style:parent-style-name="OrgTableEvenColumnCellMiddleBL" style:family="table-cell" style:data-style-name="OrgDateStyle"/>
    <style:style style:name="OrgTableEvenColumn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EvenColumnCellMiddleBLRDate" style:parent-style-name="OrgTableEvenColumnCellMiddleBLR" style:family="table-cell" style:data-style-name="OrgDateStyle"/>
    <style:style style:name="OrgTableEvenColumn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EvenColumnCellMiddleTDate" style:parent-style-name="OrgTableEvenColumnCellMiddleT" style:family="table-cell" style:data-style-name="OrgDateStyle"/>
    <style:style style:name="OrgTableEvenColumn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EvenColumnCellMiddleTRDate" style:parent-style-name="OrgTableEvenColumnCellMiddleTR" style:family="table-cell" style:data-style-name="OrgDateStyle"/>
    <style:style style:name="OrgTableEvenColumn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EvenColumnCellMiddleTLDate" style:parent-style-name="OrgTableEvenColumnCellMiddleTL" style:family="table-cell" style:data-style-name="OrgDateStyle"/>
    <style:style style:name="OrgTableEvenColumn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EvenColumnCellMiddleTLRDate" style:parent-style-name="OrgTableEvenColumnCellMiddleTLR" style:family="table-cell" style:data-style-name="OrgDateStyle"/>
    <style:style style:name="OrgTableEvenColumn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EvenColumnCellMiddleTBDate" style:parent-style-name="OrgTableEvenColumnCellMiddleTB" style:family="table-cell" style:data-style-name="OrgDateStyle"/>
    <style:style style:name="OrgTableEvenColumn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EvenColumnCellMiddleTBRDate" style:parent-style-name="OrgTableEvenColumnCellMiddleTBR" style:family="table-cell" style:data-style-name="OrgDateStyle"/>
    <style:style style:name="OrgTableEvenColumn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EvenColumnCellMiddleTBLDate" style:parent-style-name="OrgTableEvenColumnCellMiddleTBL" style:family="table-cell" style:data-style-name="OrgDateStyle"/>
    <style:style style:name="OrgTableEvenColumn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EvenColumnCellMiddleTBLRDate" style:parent-style-name="OrgTableEvenColumnCellMiddleTBLR" style:family="table-cell" style:data-style-name="OrgDateStyle"/>
    <style:style style:name="OrgTableEvenColumnCellBottom" style:family="table-cell">
      <style:table-cell-properties fo:padding="0.159cm" fo:border-top="none" fo:border-bottom="none" fo:border-left="none" fo:border-right="none" style:vertical-align="bottom"/>
    </style:style>
    <style:style style:name="OrgTableEvenColumnCellBottomDate" style:parent-style-name="OrgTableEvenColumnCellBottom" style:family="table-cell" style:data-style-name="OrgDateStyle"/>
    <style:style style:name="OrgTableEvenColumn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EvenColumnCellBottomRDate" style:parent-style-name="OrgTableEvenColumnCellBottomR" style:family="table-cell" style:data-style-name="OrgDateStyle"/>
    <style:style style:name="OrgTableEvenColumn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EvenColumnCellBottomLDate" style:parent-style-name="OrgTableEvenColumnCellBottomL" style:family="table-cell" style:data-style-name="OrgDateStyle"/>
    <style:style style:name="OrgTableEvenColumn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EvenColumnCellBottomLRDate" style:parent-style-name="OrgTableEvenColumnCellBottomLR" style:family="table-cell" style:data-style-name="OrgDateStyle"/>
    <style:style style:name="OrgTableEvenColumn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EvenColumnCellBottomBDate" style:parent-style-name="OrgTableEvenColumnCellBottomB" style:family="table-cell" style:data-style-name="OrgDateStyle"/>
    <style:style style:name="OrgTableEvenColumn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EvenColumnCellBottomBRDate" style:parent-style-name="OrgTableEvenColumnCellBottomBR" style:family="table-cell" style:data-style-name="OrgDateStyle"/>
    <style:style style:name="OrgTableEvenColumn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EvenColumnCellBottomBLDate" style:parent-style-name="OrgTableEvenColumnCellBottomBL" style:family="table-cell" style:data-style-name="OrgDateStyle"/>
    <style:style style:name="OrgTableEvenColumn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EvenColumnCellBottomBLRDate" style:parent-style-name="OrgTableEvenColumnCellBottomBLR" style:family="table-cell" style:data-style-name="OrgDateStyle"/>
    <style:style style:name="OrgTableEvenColumn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EvenColumnCellBottomTDate" style:parent-style-name="OrgTableEvenColumnCellBottomT" style:family="table-cell" style:data-style-name="OrgDateStyle"/>
    <style:style style:name="OrgTableEvenColumn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EvenColumnCellBottomTRDate" style:parent-style-name="OrgTableEvenColumnCellBottomTR" style:family="table-cell" style:data-style-name="OrgDateStyle"/>
    <style:style style:name="OrgTableEvenColumn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EvenColumnCellBottomTLDate" style:parent-style-name="OrgTableEvenColumnCellBottomTL" style:family="table-cell" style:data-style-name="OrgDateStyle"/>
    <style:style style:name="OrgTableEvenColumn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EvenColumnCellBottomTLRDate" style:parent-style-name="OrgTableEvenColumnCellBottomTLR" style:family="table-cell" style:data-style-name="OrgDateStyle"/>
    <style:style style:name="OrgTableEvenColumn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EvenColumnCellBottomTBDate" style:parent-style-name="OrgTableEvenColumnCellBottomTB" style:family="table-cell" style:data-style-name="OrgDateStyle"/>
    <style:style style:name="OrgTableEvenColumn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EvenColumnCellBottomTBRDate" style:parent-style-name="OrgTableEvenColumnCellBottomTBR" style:family="table-cell" style:data-style-name="OrgDateStyle"/>
    <style:style style:name="OrgTableEvenColumn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EvenColumnCellBottomTBLDate" style:parent-style-name="OrgTableEvenColumnCellBottomTBL" style:family="table-cell" style:data-style-name="OrgDateStyle"/>
    <style:style style:name="OrgTableEvenColumn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EvenColumnCellBottomTBLRDate" style:parent-style-name="OrgTableEvenColumnCellBottomTBLR" style:family="table-cell" style:data-style-name="OrgDateStyle"/>
    <!-- END: table-cell styles OrgTableEvenColumnCell -->
    <!-- BEGIN: table-cell styles OrgTableOddColumnCell -->
    <style:style style:name="OrgTableOddColumnCell" style:family="table-cell">
      <style:table-cell-properties fo:padding="0.159cm" fo:border-top="none" fo:border-bottom="none" fo:border-left="none" fo:border-right="none"/>
    </style:style>
    <style:style style:name="OrgTableOddColumnCellDate" style:parent-style-name="OrgTableOddColumnCell" style:family="table-cell" style:data-style-name="OrgDateStyle"/>
    <style:style style:name="OrgTableOddColumnCellR" style:family="table-cell">
      <style:table-cell-properties fo:padding="0.159cm" fo:border-top="none" fo:border-bottom="none" fo:border-left="none" fo:border-right="0.002cm solid #000000"/>
    </style:style>
    <style:style style:name="OrgTableOddColumnCellRDate" style:parent-style-name="OrgTableOddColumnCellR" style:family="table-cell" style:data-style-name="OrgDateStyle"/>
    <style:style style:name="OrgTableOddColumnCellL" style:family="table-cell">
      <style:table-cell-properties fo:padding="0.159cm" fo:border-top="none" fo:border-bottom="none" fo:border-left="0.002cm solid #000000" fo:border-right="none"/>
    </style:style>
    <style:style style:name="OrgTableOddColumnCellLDate" style:parent-style-name="OrgTableOddColumnCellL" style:family="table-cell" style:data-style-name="OrgDateStyle"/>
    <style:style style:name="OrgTableOddColumnCellLR" style:family="table-cell">
      <style:table-cell-properties fo:padding="0.159cm" fo:border-top="none" fo:border-bottom="none" fo:border-left="0.002cm solid #000000" fo:border-right="0.002cm solid #000000"/>
    </style:style>
    <style:style style:name="OrgTableOddColumnCellLRDate" style:parent-style-name="OrgTableOddColumnCellLR" style:family="table-cell" style:data-style-name="OrgDateStyle"/>
    <style:style style:name="OrgTableOddColumnCellB" style:family="table-cell">
      <style:table-cell-properties fo:padding="0.159cm" fo:border-top="none" fo:border-bottom="0.002cm solid #000000" fo:border-left="none" fo:border-right="none"/>
    </style:style>
    <style:style style:name="OrgTableOddColumnCellBDate" style:parent-style-name="OrgTableOddColumnCellB" style:family="table-cell" style:data-style-name="OrgDateStyle"/>
    <style:style style:name="OrgTableOddColumnCellBR" style:family="table-cell">
      <style:table-cell-properties fo:padding="0.159cm" fo:border-top="none" fo:border-bottom="0.002cm solid #000000" fo:border-left="none" fo:border-right="0.002cm solid #000000"/>
    </style:style>
    <style:style style:name="OrgTableOddColumnCellBRDate" style:parent-style-name="OrgTableOddColumnCellBR" style:family="table-cell" style:data-style-name="OrgDateStyle"/>
    <style:style style:name="OrgTableOddColumnCellBL" style:family="table-cell">
      <style:table-cell-properties fo:padding="0.159cm" fo:border-top="none" fo:border-bottom="0.002cm solid #000000" fo:border-left="0.002cm solid #000000" fo:border-right="none"/>
    </style:style>
    <style:style style:name="OrgTableOddColumnCellBLDate" style:parent-style-name="OrgTableOddColumnCellBL" style:family="table-cell" style:data-style-name="OrgDateStyle"/>
    <style:style style:name="OrgTableOddColumnCellBLR" style:family="table-cell">
      <style:table-cell-properties fo:padding="0.159cm" fo:border-top="none" fo:border-bottom="0.002cm solid #000000" fo:border-left="0.002cm solid #000000" fo:border-right="0.002cm solid #000000"/>
    </style:style>
    <style:style style:name="OrgTableOddColumnCellBLRDate" style:parent-style-name="OrgTableOddColumnCellBLR" style:family="table-cell" style:data-style-name="OrgDateStyle"/>
    <style:style style:name="OrgTableOddColumnCellT" style:family="table-cell">
      <style:table-cell-properties fo:padding="0.159cm" fo:border-top="0.002cm solid #000000" fo:border-bottom="none" fo:border-left="none" fo:border-right="none"/>
    </style:style>
    <style:style style:name="OrgTableOddColumnCellTDate" style:parent-style-name="OrgTableOddColumnCellT" style:family="table-cell" style:data-style-name="OrgDateStyle"/>
    <style:style style:name="OrgTableOddColumnCellTR" style:family="table-cell">
      <style:table-cell-properties fo:padding="0.159cm" fo:border-top="0.002cm solid #000000" fo:border-bottom="none" fo:border-left="none" fo:border-right="0.002cm solid #000000"/>
    </style:style>
    <style:style style:name="OrgTableOddColumnCellTRDate" style:parent-style-name="OrgTableOddColumnCellTR" style:family="table-cell" style:data-style-name="OrgDateStyle"/>
    <style:style style:name="OrgTableOddColumnCellTL" style:family="table-cell">
      <style:table-cell-properties fo:padding="0.159cm" fo:border-top="0.002cm solid #000000" fo:border-bottom="none" fo:border-left="0.002cm solid #000000" fo:border-right="none"/>
    </style:style>
    <style:style style:name="OrgTableOddColumnCellTLDate" style:parent-style-name="OrgTableOddColumnCellTL" style:family="table-cell" style:data-style-name="OrgDateStyle"/>
    <style:style style:name="OrgTableOddColumnCellTLR" style:family="table-cell">
      <style:table-cell-properties fo:padding="0.159cm" fo:border-top="0.002cm solid #000000" fo:border-bottom="none" fo:border-left="0.002cm solid #000000" fo:border-right="0.002cm solid #000000"/>
    </style:style>
    <style:style style:name="OrgTableOddColumnCellTLRDate" style:parent-style-name="OrgTableOddColumnCellTLR" style:family="table-cell" style:data-style-name="OrgDateStyle"/>
    <style:style style:name="OrgTableOddColumnCellTB" style:family="table-cell">
      <style:table-cell-properties fo:padding="0.159cm" fo:border-top="0.002cm solid #000000" fo:border-bottom="0.002cm solid #000000" fo:border-left="none" fo:border-right="none"/>
    </style:style>
    <style:style style:name="OrgTableOddColumnCellTBDate" style:parent-style-name="OrgTableOddColumnCellTB" style:family="table-cell" style:data-style-name="OrgDateStyle"/>
    <style:style style:name="OrgTableOddColumnCellTBR" style:family="table-cell">
      <style:table-cell-properties fo:padding="0.159cm" fo:border-top="0.002cm solid #000000" fo:border-bottom="0.002cm solid #000000" fo:border-left="none" fo:border-right="0.002cm solid #000000"/>
    </style:style>
    <style:style style:name="OrgTableOddColumnCellTBRDate" style:parent-style-name="OrgTableOddColumnCellTBR" style:family="table-cell" style:data-style-name="OrgDateStyle"/>
    <style:style style:name="OrgTableOddColumnCellTBL" style:family="table-cell">
      <style:table-cell-properties fo:padding="0.159cm" fo:border-top="0.002cm solid #000000" fo:border-bottom="0.002cm solid #000000" fo:border-left="0.002cm solid #000000" fo:border-right="none"/>
    </style:style>
    <style:style style:name="OrgTableOddColumnCellTBLDate" style:parent-style-name="OrgTableOddColumnCellTBL" style:family="table-cell" style:data-style-name="OrgDateStyle"/>
    <style:style style:name="OrgTableOddColumnCellTBLR" style:family="table-cell">
      <style:table-cell-properties fo:padding="0.159cm" fo:border-top="0.002cm solid #000000" fo:border-bottom="0.002cm solid #000000" fo:border-left="0.002cm solid #000000" fo:border-right="0.002cm solid #000000"/>
    </style:style>
    <style:style style:name="OrgTableOddColumnCellTBLRDate" style:parent-style-name="OrgTableOddColumnCellTBLR" style:family="table-cell" style:data-style-name="OrgDateStyle"/>
    <style:style style:name="OrgTableOddColumnCellTop" style:family="table-cell">
      <style:table-cell-properties fo:padding="0.159cm" fo:border-top="none" fo:border-bottom="none" fo:border-left="none" fo:border-right="none" style:vertical-align="top"/>
    </style:style>
    <style:style style:name="OrgTableOddColumnCellTopDate" style:parent-style-name="OrgTableOddColumnCellTop" style:family="table-cell" style:data-style-name="OrgDateStyle"/>
    <style:style style:name="OrgTableOddColumnCellTopR" style:family="table-cell">
      <style:table-cell-properties fo:padding="0.159cm" fo:border-top="none" fo:border-bottom="none" fo:border-left="none" fo:border-right="0.002cm solid #000000" style:vertical-align="top"/>
    </style:style>
    <style:style style:name="OrgTableOddColumnCellTopRDate" style:parent-style-name="OrgTableOddColumnCellTopR" style:family="table-cell" style:data-style-name="OrgDateStyle"/>
    <style:style style:name="OrgTableOddColumnCellTopL" style:family="table-cell">
      <style:table-cell-properties fo:padding="0.159cm" fo:border-top="none" fo:border-bottom="none" fo:border-left="0.002cm solid #000000" fo:border-right="none" style:vertical-align="top"/>
    </style:style>
    <style:style style:name="OrgTableOddColumnCellTopLDate" style:parent-style-name="OrgTableOddColumnCellTopL" style:family="table-cell" style:data-style-name="OrgDateStyle"/>
    <style:style style:name="OrgTableOddColumnCellTopLR" style:family="table-cell">
      <style:table-cell-properties fo:padding="0.159cm" fo:border-top="none" fo:border-bottom="none" fo:border-left="0.002cm solid #000000" fo:border-right="0.002cm solid #000000" style:vertical-align="top"/>
    </style:style>
    <style:style style:name="OrgTableOddColumnCellTopLRDate" style:parent-style-name="OrgTableOddColumnCellTopLR" style:family="table-cell" style:data-style-name="OrgDateStyle"/>
    <style:style style:name="OrgTableOddColumnCellTopB" style:family="table-cell">
      <style:table-cell-properties fo:padding="0.159cm" fo:border-top="none" fo:border-bottom="0.002cm solid #000000" fo:border-left="none" fo:border-right="none" style:vertical-align="top"/>
    </style:style>
    <style:style style:name="OrgTableOddColumnCellTopBDate" style:parent-style-name="OrgTableOddColumnCellTopB" style:family="table-cell" style:data-style-name="OrgDateStyle"/>
    <style:style style:name="OrgTableOddColumnCellTopBR" style:family="table-cell">
      <style:table-cell-properties fo:padding="0.159cm" fo:border-top="none" fo:border-bottom="0.002cm solid #000000" fo:border-left="none" fo:border-right="0.002cm solid #000000" style:vertical-align="top"/>
    </style:style>
    <style:style style:name="OrgTableOddColumnCellTopBRDate" style:parent-style-name="OrgTableOddColumnCellTopBR" style:family="table-cell" style:data-style-name="OrgDateStyle"/>
    <style:style style:name="OrgTableOddColumnCellTopBL" style:family="table-cell">
      <style:table-cell-properties fo:padding="0.159cm" fo:border-top="none" fo:border-bottom="0.002cm solid #000000" fo:border-left="0.002cm solid #000000" fo:border-right="none" style:vertical-align="top"/>
    </style:style>
    <style:style style:name="OrgTableOddColumnCellTopBLDate" style:parent-style-name="OrgTableOddColumnCellTopBL" style:family="table-cell" style:data-style-name="OrgDateStyle"/>
    <style:style style:name="OrgTableOddColumnCellTopBLR" style:family="table-cell">
      <style:table-cell-properties fo:padding="0.159cm" fo:border-top="none" fo:border-bottom="0.002cm solid #000000" fo:border-left="0.002cm solid #000000" fo:border-right="0.002cm solid #000000" style:vertical-align="top"/>
    </style:style>
    <style:style style:name="OrgTableOddColumnCellTopBLRDate" style:parent-style-name="OrgTableOddColumnCellTopBLR" style:family="table-cell" style:data-style-name="OrgDateStyle"/>
    <style:style style:name="OrgTableOddColumnCellTopT" style:family="table-cell">
      <style:table-cell-properties fo:padding="0.159cm" fo:border-top="0.002cm solid #000000" fo:border-bottom="none" fo:border-left="none" fo:border-right="none" style:vertical-align="top"/>
    </style:style>
    <style:style style:name="OrgTableOddColumnCellTopTDate" style:parent-style-name="OrgTableOddColumnCellTopT" style:family="table-cell" style:data-style-name="OrgDateStyle"/>
    <style:style style:name="OrgTableOddColumnCellTopTR" style:family="table-cell">
      <style:table-cell-properties fo:padding="0.159cm" fo:border-top="0.002cm solid #000000" fo:border-bottom="none" fo:border-left="none" fo:border-right="0.002cm solid #000000" style:vertical-align="top"/>
    </style:style>
    <style:style style:name="OrgTableOddColumnCellTopTRDate" style:parent-style-name="OrgTableOddColumnCellTopTR" style:family="table-cell" style:data-style-name="OrgDateStyle"/>
    <style:style style:name="OrgTableOddColumnCellTopTL" style:family="table-cell">
      <style:table-cell-properties fo:padding="0.159cm" fo:border-top="0.002cm solid #000000" fo:border-bottom="none" fo:border-left="0.002cm solid #000000" fo:border-right="none" style:vertical-align="top"/>
    </style:style>
    <style:style style:name="OrgTableOddColumnCellTopTLDate" style:parent-style-name="OrgTableOddColumnCellTopTL" style:family="table-cell" style:data-style-name="OrgDateStyle"/>
    <style:style style:name="OrgTableOddColumnCellTopTLR" style:family="table-cell">
      <style:table-cell-properties fo:padding="0.159cm" fo:border-top="0.002cm solid #000000" fo:border-bottom="none" fo:border-left="0.002cm solid #000000" fo:border-right="0.002cm solid #000000" style:vertical-align="top"/>
    </style:style>
    <style:style style:name="OrgTableOddColumnCellTopTLRDate" style:parent-style-name="OrgTableOddColumnCellTopTLR" style:family="table-cell" style:data-style-name="OrgDateStyle"/>
    <style:style style:name="OrgTableOddColumnCellTopTB" style:family="table-cell">
      <style:table-cell-properties fo:padding="0.159cm" fo:border-top="0.002cm solid #000000" fo:border-bottom="0.002cm solid #000000" fo:border-left="none" fo:border-right="none" style:vertical-align="top"/>
    </style:style>
    <style:style style:name="OrgTableOddColumnCellTopTBDate" style:parent-style-name="OrgTableOddColumnCellTopTB" style:family="table-cell" style:data-style-name="OrgDateStyle"/>
    <style:style style:name="OrgTableOddColumnCellTopTBR" style:family="table-cell">
      <style:table-cell-properties fo:padding="0.159cm" fo:border-top="0.002cm solid #000000" fo:border-bottom="0.002cm solid #000000" fo:border-left="none" fo:border-right="0.002cm solid #000000" style:vertical-align="top"/>
    </style:style>
    <style:style style:name="OrgTableOddColumnCellTopTBRDate" style:parent-style-name="OrgTableOddColumnCellTopTBR" style:family="table-cell" style:data-style-name="OrgDateStyle"/>
    <style:style style:name="OrgTableOddColumnCellTopTBL" style:family="table-cell">
      <style:table-cell-properties fo:padding="0.159cm" fo:border-top="0.002cm solid #000000" fo:border-bottom="0.002cm solid #000000" fo:border-left="0.002cm solid #000000" fo:border-right="none" style:vertical-align="top"/>
    </style:style>
    <style:style style:name="OrgTableOddColumnCellTopTBLDate" style:parent-style-name="OrgTableOddColumnCellTopTBL" style:family="table-cell" style:data-style-name="OrgDateStyle"/>
    <style:style style:name="OrgTableOddColumnCellTopTBLR" style:family="table-cell">
      <style:table-cell-properties fo:padding="0.159cm" fo:border-top="0.002cm solid #000000" fo:border-bottom="0.002cm solid #000000" fo:border-left="0.002cm solid #000000" fo:border-right="0.002cm solid #000000" style:vertical-align="top"/>
    </style:style>
    <style:style style:name="OrgTableOddColumnCellTopTBLRDate" style:parent-style-name="OrgTableOddColumnCellTopTBLR" style:family="table-cell" style:data-style-name="OrgDateStyle"/>
    <style:style style:name="OrgTableOddColumnCellMiddle" style:family="table-cell">
      <style:table-cell-properties fo:padding="0.159cm" fo:border-top="none" fo:border-bottom="none" fo:border-left="none" fo:border-right="none" style:vertical-align="middle"/>
    </style:style>
    <style:style style:name="OrgTableOddColumnCellMiddleDate" style:parent-style-name="OrgTableOddColumnCellMiddle" style:family="table-cell" style:data-style-name="OrgDateStyle"/>
    <style:style style:name="OrgTableOddColumnCellMiddleR" style:family="table-cell">
      <style:table-cell-properties fo:padding="0.159cm" fo:border-top="none" fo:border-bottom="none" fo:border-left="none" fo:border-right="0.002cm solid #000000" style:vertical-align="middle"/>
    </style:style>
    <style:style style:name="OrgTableOddColumnCellMiddleRDate" style:parent-style-name="OrgTableOddColumnCellMiddleR" style:family="table-cell" style:data-style-name="OrgDateStyle"/>
    <style:style style:name="OrgTableOddColumnCellMiddleL" style:family="table-cell">
      <style:table-cell-properties fo:padding="0.159cm" fo:border-top="none" fo:border-bottom="none" fo:border-left="0.002cm solid #000000" fo:border-right="none" style:vertical-align="middle"/>
    </style:style>
    <style:style style:name="OrgTableOddColumnCellMiddleLDate" style:parent-style-name="OrgTableOddColumnCellMiddleL" style:family="table-cell" style:data-style-name="OrgDateStyle"/>
    <style:style style:name="OrgTableOddColumnCellMiddleLR" style:family="table-cell">
      <style:table-cell-properties fo:padding="0.159cm" fo:border-top="none" fo:border-bottom="none" fo:border-left="0.002cm solid #000000" fo:border-right="0.002cm solid #000000" style:vertical-align="middle"/>
    </style:style>
    <style:style style:name="OrgTableOddColumnCellMiddleLRDate" style:parent-style-name="OrgTableOddColumnCellMiddleLR" style:family="table-cell" style:data-style-name="OrgDateStyle"/>
    <style:style style:name="OrgTableOddColumnCellMiddleB" style:family="table-cell">
      <style:table-cell-properties fo:padding="0.159cm" fo:border-top="none" fo:border-bottom="0.002cm solid #000000" fo:border-left="none" fo:border-right="none" style:vertical-align="middle"/>
    </style:style>
    <style:style style:name="OrgTableOddColumnCellMiddleBDate" style:parent-style-name="OrgTableOddColumnCellMiddleB" style:family="table-cell" style:data-style-name="OrgDateStyle"/>
    <style:style style:name="OrgTableOddColumnCellMiddleBR" style:family="table-cell">
      <style:table-cell-properties fo:padding="0.159cm" fo:border-top="none" fo:border-bottom="0.002cm solid #000000" fo:border-left="none" fo:border-right="0.002cm solid #000000" style:vertical-align="middle"/>
    </style:style>
    <style:style style:name="OrgTableOddColumnCellMiddleBRDate" style:parent-style-name="OrgTableOddColumnCellMiddleBR" style:family="table-cell" style:data-style-name="OrgDateStyle"/>
    <style:style style:name="OrgTableOddColumnCellMiddleBL" style:family="table-cell">
      <style:table-cell-properties fo:padding="0.159cm" fo:border-top="none" fo:border-bottom="0.002cm solid #000000" fo:border-left="0.002cm solid #000000" fo:border-right="none" style:vertical-align="middle"/>
    </style:style>
    <style:style style:name="OrgTableOddColumnCellMiddleBLDate" style:parent-style-name="OrgTableOddColumnCellMiddleBL" style:family="table-cell" style:data-style-name="OrgDateStyle"/>
    <style:style style:name="OrgTableOddColumnCellMiddleBLR" style:family="table-cell">
      <style:table-cell-properties fo:padding="0.159cm" fo:border-top="none" fo:border-bottom="0.002cm solid #000000" fo:border-left="0.002cm solid #000000" fo:border-right="0.002cm solid #000000" style:vertical-align="middle"/>
    </style:style>
    <style:style style:name="OrgTableOddColumnCellMiddleBLRDate" style:parent-style-name="OrgTableOddColumnCellMiddleBLR" style:family="table-cell" style:data-style-name="OrgDateStyle"/>
    <style:style style:name="OrgTableOddColumnCellMiddleT" style:family="table-cell">
      <style:table-cell-properties fo:padding="0.159cm" fo:border-top="0.002cm solid #000000" fo:border-bottom="none" fo:border-left="none" fo:border-right="none" style:vertical-align="middle"/>
    </style:style>
    <style:style style:name="OrgTableOddColumnCellMiddleTDate" style:parent-style-name="OrgTableOddColumnCellMiddleT" style:family="table-cell" style:data-style-name="OrgDateStyle"/>
    <style:style style:name="OrgTableOddColumnCellMiddleTR" style:family="table-cell">
      <style:table-cell-properties fo:padding="0.159cm" fo:border-top="0.002cm solid #000000" fo:border-bottom="none" fo:border-left="none" fo:border-right="0.002cm solid #000000" style:vertical-align="middle"/>
    </style:style>
    <style:style style:name="OrgTableOddColumnCellMiddleTRDate" style:parent-style-name="OrgTableOddColumnCellMiddleTR" style:family="table-cell" style:data-style-name="OrgDateStyle"/>
    <style:style style:name="OrgTableOddColumnCellMiddleTL" style:family="table-cell">
      <style:table-cell-properties fo:padding="0.159cm" fo:border-top="0.002cm solid #000000" fo:border-bottom="none" fo:border-left="0.002cm solid #000000" fo:border-right="none" style:vertical-align="middle"/>
    </style:style>
    <style:style style:name="OrgTableOddColumnCellMiddleTLDate" style:parent-style-name="OrgTableOddColumnCellMiddleTL" style:family="table-cell" style:data-style-name="OrgDateStyle"/>
    <style:style style:name="OrgTableOddColumnCellMiddleTLR" style:family="table-cell">
      <style:table-cell-properties fo:padding="0.159cm" fo:border-top="0.002cm solid #000000" fo:border-bottom="none" fo:border-left="0.002cm solid #000000" fo:border-right="0.002cm solid #000000" style:vertical-align="middle"/>
    </style:style>
    <style:style style:name="OrgTableOddColumnCellMiddleTLRDate" style:parent-style-name="OrgTableOddColumnCellMiddleTLR" style:family="table-cell" style:data-style-name="OrgDateStyle"/>
    <style:style style:name="OrgTableOddColumnCellMiddleTB" style:family="table-cell">
      <style:table-cell-properties fo:padding="0.159cm" fo:border-top="0.002cm solid #000000" fo:border-bottom="0.002cm solid #000000" fo:border-left="none" fo:border-right="none" style:vertical-align="middle"/>
    </style:style>
    <style:style style:name="OrgTableOddColumnCellMiddleTBDate" style:parent-style-name="OrgTableOddColumnCellMiddleTB" style:family="table-cell" style:data-style-name="OrgDateStyle"/>
    <style:style style:name="OrgTableOddColumnCellMiddleTBR" style:family="table-cell">
      <style:table-cell-properties fo:padding="0.159cm" fo:border-top="0.002cm solid #000000" fo:border-bottom="0.002cm solid #000000" fo:border-left="none" fo:border-right="0.002cm solid #000000" style:vertical-align="middle"/>
    </style:style>
    <style:style style:name="OrgTableOddColumnCellMiddleTBRDate" style:parent-style-name="OrgTableOddColumnCellMiddleTBR" style:family="table-cell" style:data-style-name="OrgDateStyle"/>
    <style:style style:name="OrgTableOddColumnCellMiddleTBL" style:family="table-cell">
      <style:table-cell-properties fo:padding="0.159cm" fo:border-top="0.002cm solid #000000" fo:border-bottom="0.002cm solid #000000" fo:border-left="0.002cm solid #000000" fo:border-right="none" style:vertical-align="middle"/>
    </style:style>
    <style:style style:name="OrgTableOddColumnCellMiddleTBLDate" style:parent-style-name="OrgTableOddColumnCellMiddleTBL" style:family="table-cell" style:data-style-name="OrgDateStyle"/>
    <style:style style:name="OrgTableOddColumnCellMiddleTBLR" style:family="table-cell">
      <style:table-cell-properties fo:padding="0.159cm" fo:border-top="0.002cm solid #000000" fo:border-bottom="0.002cm solid #000000" fo:border-left="0.002cm solid #000000" fo:border-right="0.002cm solid #000000" style:vertical-align="middle"/>
    </style:style>
    <style:style style:name="OrgTableOddColumnCellMiddleTBLRDate" style:parent-style-name="OrgTableOddColumnCellMiddleTBLR" style:family="table-cell" style:data-style-name="OrgDateStyle"/>
    <style:style style:name="OrgTableOddColumnCellBottom" style:family="table-cell">
      <style:table-cell-properties fo:padding="0.159cm" fo:border-top="none" fo:border-bottom="none" fo:border-left="none" fo:border-right="none" style:vertical-align="bottom"/>
    </style:style>
    <style:style style:name="OrgTableOddColumnCellBottomDate" style:parent-style-name="OrgTableOddColumnCellBottom" style:family="table-cell" style:data-style-name="OrgDateStyle"/>
    <style:style style:name="OrgTableOddColumnCellBottomR" style:family="table-cell">
      <style:table-cell-properties fo:padding="0.159cm" fo:border-top="none" fo:border-bottom="none" fo:border-left="none" fo:border-right="0.002cm solid #000000" style:vertical-align="bottom"/>
    </style:style>
    <style:style style:name="OrgTableOddColumnCellBottomRDate" style:parent-style-name="OrgTableOddColumnCellBottomR" style:family="table-cell" style:data-style-name="OrgDateStyle"/>
    <style:style style:name="OrgTableOddColumnCellBottomL" style:family="table-cell">
      <style:table-cell-properties fo:padding="0.159cm" fo:border-top="none" fo:border-bottom="none" fo:border-left="0.002cm solid #000000" fo:border-right="none" style:vertical-align="bottom"/>
    </style:style>
    <style:style style:name="OrgTableOddColumnCellBottomLDate" style:parent-style-name="OrgTableOddColumnCellBottomL" style:family="table-cell" style:data-style-name="OrgDateStyle"/>
    <style:style style:name="OrgTableOddColumnCellBottomLR" style:family="table-cell">
      <style:table-cell-properties fo:padding="0.159cm" fo:border-top="none" fo:border-bottom="none" fo:border-left="0.002cm solid #000000" fo:border-right="0.002cm solid #000000" style:vertical-align="bottom"/>
    </style:style>
    <style:style style:name="OrgTableOddColumnCellBottomLRDate" style:parent-style-name="OrgTableOddColumnCellBottomLR" style:family="table-cell" style:data-style-name="OrgDateStyle"/>
    <style:style style:name="OrgTableOddColumnCellBottomB" style:family="table-cell">
      <style:table-cell-properties fo:padding="0.159cm" fo:border-top="none" fo:border-bottom="0.002cm solid #000000" fo:border-left="none" fo:border-right="none" style:vertical-align="bottom"/>
    </style:style>
    <style:style style:name="OrgTableOddColumnCellBottomBDate" style:parent-style-name="OrgTableOddColumnCellBottomB" style:family="table-cell" style:data-style-name="OrgDateStyle"/>
    <style:style style:name="OrgTableOddColumnCellBottomBR" style:family="table-cell">
      <style:table-cell-properties fo:padding="0.159cm" fo:border-top="none" fo:border-bottom="0.002cm solid #000000" fo:border-left="none" fo:border-right="0.002cm solid #000000" style:vertical-align="bottom"/>
    </style:style>
    <style:style style:name="OrgTableOddColumnCellBottomBRDate" style:parent-style-name="OrgTableOddColumnCellBottomBR" style:family="table-cell" style:data-style-name="OrgDateStyle"/>
    <style:style style:name="OrgTableOddColumnCellBottomBL" style:family="table-cell">
      <style:table-cell-properties fo:padding="0.159cm" fo:border-top="none" fo:border-bottom="0.002cm solid #000000" fo:border-left="0.002cm solid #000000" fo:border-right="none" style:vertical-align="bottom"/>
    </style:style>
    <style:style style:name="OrgTableOddColumnCellBottomBLDate" style:parent-style-name="OrgTableOddColumnCellBottomBL" style:family="table-cell" style:data-style-name="OrgDateStyle"/>
    <style:style style:name="OrgTableOddColumnCellBottomBLR" style:family="table-cell">
      <style:table-cell-properties fo:padding="0.159cm" fo:border-top="none" fo:border-bottom="0.002cm solid #000000" fo:border-left="0.002cm solid #000000" fo:border-right="0.002cm solid #000000" style:vertical-align="bottom"/>
    </style:style>
    <style:style style:name="OrgTableOddColumnCellBottomBLRDate" style:parent-style-name="OrgTableOddColumnCellBottomBLR" style:family="table-cell" style:data-style-name="OrgDateStyle"/>
    <style:style style:name="OrgTableOddColumnCellBottomT" style:family="table-cell">
      <style:table-cell-properties fo:padding="0.159cm" fo:border-top="0.002cm solid #000000" fo:border-bottom="none" fo:border-left="none" fo:border-right="none" style:vertical-align="bottom"/>
    </style:style>
    <style:style style:name="OrgTableOddColumnCellBottomTDate" style:parent-style-name="OrgTableOddColumnCellBottomT" style:family="table-cell" style:data-style-name="OrgDateStyle"/>
    <style:style style:name="OrgTableOddColumnCellBottomTR" style:family="table-cell">
      <style:table-cell-properties fo:padding="0.159cm" fo:border-top="0.002cm solid #000000" fo:border-bottom="none" fo:border-left="none" fo:border-right="0.002cm solid #000000" style:vertical-align="bottom"/>
    </style:style>
    <style:style style:name="OrgTableOddColumnCellBottomTRDate" style:parent-style-name="OrgTableOddColumnCellBottomTR" style:family="table-cell" style:data-style-name="OrgDateStyle"/>
    <style:style style:name="OrgTableOddColumnCellBottomTL" style:family="table-cell">
      <style:table-cell-properties fo:padding="0.159cm" fo:border-top="0.002cm solid #000000" fo:border-bottom="none" fo:border-left="0.002cm solid #000000" fo:border-right="none" style:vertical-align="bottom"/>
    </style:style>
    <style:style style:name="OrgTableOddColumnCellBottomTLDate" style:parent-style-name="OrgTableOddColumnCellBottomTL" style:family="table-cell" style:data-style-name="OrgDateStyle"/>
    <style:style style:name="OrgTableOddColumnCellBottomTLR" style:family="table-cell">
      <style:table-cell-properties fo:padding="0.159cm" fo:border-top="0.002cm solid #000000" fo:border-bottom="none" fo:border-left="0.002cm solid #000000" fo:border-right="0.002cm solid #000000" style:vertical-align="bottom"/>
    </style:style>
    <style:style style:name="OrgTableOddColumnCellBottomTLRDate" style:parent-style-name="OrgTableOddColumnCellBottomTLR" style:family="table-cell" style:data-style-name="OrgDateStyle"/>
    <style:style style:name="OrgTableOddColumnCellBottomTB" style:family="table-cell">
      <style:table-cell-properties fo:padding="0.159cm" fo:border-top="0.002cm solid #000000" fo:border-bottom="0.002cm solid #000000" fo:border-left="none" fo:border-right="none" style:vertical-align="bottom"/>
    </style:style>
    <style:style style:name="OrgTableOddColumnCellBottomTBDate" style:parent-style-name="OrgTableOddColumnCellBottomTB" style:family="table-cell" style:data-style-name="OrgDateStyle"/>
    <style:style style:name="OrgTableOddColumnCellBottomTBR" style:family="table-cell">
      <style:table-cell-properties fo:padding="0.159cm" fo:border-top="0.002cm solid #000000" fo:border-bottom="0.002cm solid #000000" fo:border-left="none" fo:border-right="0.002cm solid #000000" style:vertical-align="bottom"/>
    </style:style>
    <style:style style:name="OrgTableOddColumnCellBottomTBRDate" style:parent-style-name="OrgTableOddColumnCellBottomTBR" style:family="table-cell" style:data-style-name="OrgDateStyle"/>
    <style:style style:name="OrgTableOddColumnCellBottomTBL" style:family="table-cell">
      <style:table-cell-properties fo:padding="0.159cm" fo:border-top="0.002cm solid #000000" fo:border-bottom="0.002cm solid #000000" fo:border-left="0.002cm solid #000000" fo:border-right="none" style:vertical-align="bottom"/>
    </style:style>
    <style:style style:name="OrgTableOddColumnCellBottomTBLDate" style:parent-style-name="OrgTableOddColumnCellBottomTBL" style:family="table-cell" style:data-style-name="OrgDateStyle"/>
    <style:style style:name="OrgTableOddColumnCellBottomTBLR" style:family="table-cell">
      <style:table-cell-properties fo:padding="0.159cm" fo:border-top="0.002cm solid #000000" fo:border-bottom="0.002cm solid #000000" fo:border-left="0.002cm solid #000000" fo:border-right="0.002cm solid #000000" style:vertical-align="bottom"/>
    </style:style>
    <style:style style:name="OrgTableOddColumnCellBottomTBLRDate" style:parent-style-name="OrgTableOddColumnCellBottomTBLR" style:family="table-cell" style:data-style-name="OrgDateStyle"/>
    <!-- END: table-cell styles OrgTableOddColumnCell -->
    <!-- BEGIN: table-cell styles CustomTableCell -->
    <style:style style:name="CustomTable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CellDate" style:parent-style-name="CustomTableCell" style:family="table-cell" style:data-style-name="OrgDateStyle"/>
    <style:style style:name="CustomTable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CellTopDate" style:parent-style-name="CustomTableCellTop" style:family="table-cell" style:data-style-name="OrgDateStyle"/>
    <style:style style:name="CustomTable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CellMiddleDate" style:parent-style-name="CustomTableCellMiddle" style:family="table-cell" style:data-style-name="OrgDateStyle"/>
    <style:style style:name="CustomTable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CellBottomDate" style:parent-style-name="CustomTableCellBottom" style:family="table-cell" style:data-style-name="OrgDateStyle"/>
    <!-- END: table-cell styles CustomTableCell -->
    <!-- BEGIN: table-cell styles CustomTableFirstColumnCell -->
    <style:style style:name="CustomTableFirst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FirstColumnCellDate" style:parent-style-name="CustomTableFirstColumnCell" style:family="table-cell" style:data-style-name="OrgDateStyle"/>
    <style:style style:name="CustomTableFirst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FirstColumnCellTopDate" style:parent-style-name="CustomTableFirstColumnCellTop" style:family="table-cell" style:data-style-name="OrgDateStyle"/>
    <style:style style:name="CustomTableFirst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FirstColumnCellMiddleDate" style:parent-style-name="CustomTableFirstColumnCellMiddle" style:family="table-cell" style:data-style-name="OrgDateStyle"/>
    <style:style style:name="CustomTableFirst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FirstColumnCellBottomDate" style:parent-style-name="CustomTableFirstColumnCellBottom" style:family="table-cell" style:data-style-name="OrgDateStyle"/>
    <!-- END: table-cell styles CustomTableFirstColumnCell -->
    <!-- BEGIN: table-cell styles CustomTableLastColumnCell -->
    <style:style style:name="CustomTableLast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LastColumnCellDate" style:parent-style-name="CustomTableLastColumnCell" style:family="table-cell" style:data-style-name="OrgDateStyle"/>
    <style:style style:name="CustomTableLast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LastColumnCellTopDate" style:parent-style-name="CustomTableLastColumnCellTop" style:family="table-cell" style:data-style-name="OrgDateStyle"/>
    <style:style style:name="CustomTableLast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LastColumnCellMiddleDate" style:parent-style-name="CustomTableLastColumnCellMiddle" style:family="table-cell" style:data-style-name="OrgDateStyle"/>
    <style:style style:name="CustomTableLast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LastColumnCellBottomDate" style:parent-style-name="CustomTableLastColumnCellBottom" style:family="table-cell" style:data-style-name="OrgDateStyle"/>
    <!-- END: table-cell styles CustomTableLastColumnCell -->
    <!-- BEGIN: table-cell styles CustomTableFirstRowCell -->
    <style:style style:name="CustomTableFirst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FirstRowCellDate" style:parent-style-name="CustomTableFirstRowCell" style:family="table-cell" style:data-style-name="OrgDateStyle"/>
    <style:style style:name="CustomTableFirst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FirstRowCellTopDate" style:parent-style-name="CustomTableFirstRowCellTop" style:family="table-cell" style:data-style-name="OrgDateStyle"/>
    <style:style style:name="CustomTableFirst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FirstRowCellMiddleDate" style:parent-style-name="CustomTableFirstRowCellMiddle" style:family="table-cell" style:data-style-name="OrgDateStyle"/>
    <style:style style:name="CustomTableFirst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FirstRowCellBottomDate" style:parent-style-name="CustomTableFirstRowCellBottom" style:family="table-cell" style:data-style-name="OrgDateStyle"/>
    <!-- END: table-cell styles CustomTableFirstRowCell -->
    <!-- BEGIN: table-cell styles CustomTableLastRowCell -->
    <style:style style:name="CustomTableLast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LastRowCellDate" style:parent-style-name="CustomTableLastRowCell" style:family="table-cell" style:data-style-name="OrgDateStyle"/>
    <style:style style:name="CustomTableLast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LastRowCellTopDate" style:parent-style-name="CustomTableLastRowCellTop" style:family="table-cell" style:data-style-name="OrgDateStyle"/>
    <style:style style:name="CustomTableLast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LastRowCellMiddleDate" style:parent-style-name="CustomTableLastRowCellMiddle" style:family="table-cell" style:data-style-name="OrgDateStyle"/>
    <style:style style:name="CustomTableLast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LastRowCellBottomDate" style:parent-style-name="CustomTableLastRowCellBottom" style:family="table-cell" style:data-style-name="OrgDateStyle"/>
    <!-- END: table-cell styles CustomTableLastRowCell -->
    <!-- BEGIN: table-cell styles CustomTableEvenRowCell -->
    <style:style style:name="CustomTableEven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EvenRowCellDate" style:parent-style-name="CustomTableEvenRowCell" style:family="table-cell" style:data-style-name="OrgDateStyle"/>
    <style:style style:name="CustomTableEven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EvenRowCellTopDate" style:parent-style-name="CustomTableEvenRowCellTop" style:family="table-cell" style:data-style-name="OrgDateStyle"/>
    <style:style style:name="CustomTableEven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EvenRowCellMiddleDate" style:parent-style-name="CustomTableEvenRowCellMiddle" style:family="table-cell" style:data-style-name="OrgDateStyle"/>
    <style:style style:name="CustomTableEven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EvenRowCellBottomDate" style:parent-style-name="CustomTableEvenRowCellBottom" style:family="table-cell" style:data-style-name="OrgDateStyle"/>
    <!-- END: table-cell styles CustomTableEvenRowCell -->
    <!-- BEGIN: table-cell styles CustomTableOddRowCell -->
    <style:style style:name="CustomTableOddRow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OddRowCellDate" style:parent-style-name="CustomTableOddRowCell" style:family="table-cell" style:data-style-name="OrgDateStyle"/>
    <style:style style:name="CustomTableOddRow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OddRowCellTopDate" style:parent-style-name="CustomTableOddRowCellTop" style:family="table-cell" style:data-style-name="OrgDateStyle"/>
    <style:style style:name="CustomTableOddRow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OddRowCellMiddleDate" style:parent-style-name="CustomTableOddRowCellMiddle" style:family="table-cell" style:data-style-name="OrgDateStyle"/>
    <style:style style:name="CustomTableOddRow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OddRowCellBottomDate" style:parent-style-name="CustomTableOddRowCellBottom" style:family="table-cell" style:data-style-name="OrgDateStyle"/>
    <!-- END: table-cell styles CustomTableOddRowCell -->
    <!-- BEGIN: table-cell styles CustomTableEvenColumnCell -->
    <style:style style:name="CustomTableEven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EvenColumnCellDate" style:parent-style-name="CustomTableEvenColumnCell" style:family="table-cell" style:data-style-name="OrgDateStyle"/>
    <style:style style:name="CustomTableEven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EvenColumnCellTopDate" style:parent-style-name="CustomTableEvenColumnCellTop" style:family="table-cell" style:data-style-name="OrgDateStyle"/>
    <style:style style:name="CustomTableEven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EvenColumnCellMiddleDate" style:parent-style-name="CustomTableEvenColumnCellMiddle" style:family="table-cell" style:data-style-name="OrgDateStyle"/>
    <style:style style:name="CustomTableEven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EvenColumnCellBottomDate" style:parent-style-name="CustomTableEvenColumnCellBottom" style:family="table-cell" style:data-style-name="OrgDateStyle"/>
    <!-- END: table-cell styles CustomTableEvenColumnCell -->
    <!-- BEGIN: table-cell styles CustomTableOddColumnCell -->
    <style:style style:name="CustomTableOddColumnCell" style:family="table-cell">
      <style:table-cell-properties fo:background-color="transparent" fo:border-bottom="0.002cm solid #000000" fo:border-left="0.002cm solid #000000" fo:border-right="0.002cm solid #000000" fo:border-top="0.002cm solid #000000" fo:padding="0.097cm"/>
    </style:style>
    <style:style style:name="CustomTableOddColumnCellDate" style:parent-style-name="CustomTableOddColumnCell" style:family="table-cell" style:data-style-name="OrgDateStyle"/>
    <style:style style:name="CustomTableOddColumnCellTop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top"/>
    </style:style>
    <style:style style:name="CustomTableOddColumnCellTopDate" style:parent-style-name="CustomTableOddColumnCellTop" style:family="table-cell" style:data-style-name="OrgDateStyle"/>
    <style:style style:name="CustomTableOddColumnCellMiddle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middle"/>
    </style:style>
    <style:style style:name="CustomTableOddColumnCellMiddleDate" style:parent-style-name="CustomTableOddColumnCellMiddle" style:family="table-cell" style:data-style-name="OrgDateStyle"/>
    <style:style style:name="CustomTableOddColumnCellBottom" style:family="table-cell">
      <style:table-cell-properties fo:background-color="transparent" fo:border-bottom="0.002cm solid #000000" fo:border-left="0.002cm solid #000000" fo:border-right="0.002cm solid #000000" fo:border-top="0.002cm solid #000000" fo:padding="0.097cm" style:vertical-align="bottom"/>
    </style:style>
    <style:style style:name="CustomTableOddColumnCellBottomDate" style:parent-style-name="CustomTableOddColumnCellBottom" style:family="table-cell" style:data-style-name="OrgDateStyle"/>
    <!-- END: table-cell styles CustomTableOddColumnCell -->
    <!-- BEGIN: OFFICE:AUTOMATIC-STYLES -->
    <number:date-style style:name="OrgDate1" number:automatic-order="true" number:format-source="fixed">
      <number:day number:style="long"/>
      <number:text>/</number:text>
      <number:month number:style="long"/>
      <number:text>/</number:text>
      <number:year number:style="long"/>
    </number:date-style>
    <number:date-style style:name="OrgDate2" number:automatic-order="true" number:format-source="fixed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!-- END: OFFICE:AUTOMATIC-STYLES -->
    <!-- Section styles -->
    <!-- Default section style -->
    <style:style style:name="OrgSection" style:family="section">
      <style:section-properties style:editable="true">
        <style:columns fo:column-count="1" fo:column-gap="0cm"/>
      </style:section-properties>
    </style:style>
    <!-- Emit endnotes at the end of section     -->
    <!-- <style:style style:name="OrgSection" style:family="section"> -->
    <!--   <style:section-properties fo:background-color="transparent" style:editable="true"> -->
    <!--	<style:columns fo:column-count="1" fo:column-gap="0cm"/> -->
    <!--	<style:background-image/> -->
    <!--	<text:notes-configuration text:note-class="endnote"/> -->
    <!--   </style:section-properties> -->
    <!-- </style:style> -->
    <!-- Other handy section styles -->
    <style:style style:name="OrgTwoColumnSection" style:family="section">
      <style:section-properties style:editable="true">
        <style:columns fo:column-count="2" fo:column-gap="0cm">
          <style:column style:rel-width="1*" fo:start-indent="0cm" fo:end-indent="0cm"/>
          <style:column style:rel-width="1*" fo:start-indent="0cm" fo:end-indent="0cm"/>
        </style:columns>
      </style:section-properties>
    </style:style>
    <style:style style:name="OrgThreeColumnSection" style:family="section">
      <style:section-properties style:editable="true">
        <style:columns fo:column-count="3" fo:column-gap="0cm">
          <style:column style:rel-width="1*" fo:start-indent="0cm" fo:end-indent="0cm"/>
          <style:column style:rel-width="1*" fo:start-indent="0cm" fo:end-indent="0cm"/>
          <style:column style:rel-width="1*" fo:start-indent="0cm" fo:end-indent="0cm"/>
        </style:columns>
      </style:section-properties>
    </style:style>
    <style:style style:name="OrgTwoColumnSection-1-2" style:family="section">
      <style:section-properties style:editable="true">
        <style:columns fo:column-count="2">
          <style:column style:rel-width="1*" fo:start-indent="0cm" fo:end-indent="0cm"/>
          <style:column style:rel-width="2*" fo:start-indent="0cm" fo:end-indent="0cm"/>
        </style:columns>
      </style:section-properties>
    </style:style>
    <style:style style:name="OrgTwoColumnSection-2-1" style:family="section">
      <style:section-properties style:editable="true">
        <style:columns fo:column-count="2">
          <style:column style:rel-width="2*" fo:start-indent="0cm" fo:end-indent="0cm"/>
          <style:column style:rel-width="1*" fo:start-indent="0cm" fo:end-indent="0cm"/>
        </style:columns>
      </style:section-properties>
    </style:style>
    <!-- Section styles for Table Of Contents and Other Indices -->
    <style:style style:name="OrgIndexSection" style:family="section">
      <style:section-properties style:editable="true">
        <style:columns fo:column-count="1" fo:column-gap="0cm"/>
        <style:background-image/>
      </style:section-properties>
    </style:style>
    <!-- Indented sections, used as container for tables that occur
	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ableRow" style:family="table-row">
      <style:table-row-properties fo:keep-together="always"/>
    </style:style>
    <style:style style:name="OrgEquationTable" style:family="table" style:parent-style-name="OrgTable">
      <style:table-properties fo:margin-top="0cm" fo:margin-bottom="0.20cm" table:align="center" style:rel-width="96.00%"/>
    </style:style>
    <style:style style:name="OrgEquationTableColumn1" style:family="table-column" style:parent-style-name="OrgTableColumn">
      <style:table-column-properties style:rel-column-width="888*"/>
    </style:style>
    <style:style style:name="OrgEquationTableColumn2" style:family="table-column" style:parent-style-name="OrgTableColumn">
      <style:table-column-properties style:rel-column-width="111*"/>
    </style:style>
    <!-- BEGIN: Custom Table Template -->
    <style:style style:name="Custom" style:family="table">
      <style:table-properties style:rel-width="96%" fo:margin-top="0cm" fo:margin-bottom="0.20cm" table:align="center"/>
    </style:style>
    <style:style style:name="CustomColumn" style:family="table-column">
      <style:table-column-properties style:rel-column-width="1*"/>
    </style:style>
    <style:style style:name="CustomRow" style:family="table-row">
      <style:table-row-properties fo:keep-together="always"/>
    </style:style>
    <!-- END: Custom Table Template -->
    <style:style style:name="OrgConnector" style:family="graphic">
      <style:graphic-properties draw:stroke="solid" svg:stroke-width="0.0cm" svg:stroke-color="#000000" draw:marker-start="" draw:marker-start-width="0.519cm" draw:marker-start-center="false" draw:marker-end="Arrowheads_20_2" draw:marker-end-width="0.617cm" draw:marker-end-center="false" draw:fill="none" draw:fill-color="#729fcf" draw:textarea-horizontal-align="justify" draw:textarea-vertical-align="middle" fo:padding-top="0.231cm" fo:padding-bottom="0.231cm" fo:padding-left="0.356cm" fo:padding-right="0.356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!-- BEGIN: TEXT:SEQUENCE-DECLS -->
      <text:sequence-decls>
        <text:sequence-decl text:display-outline-level="2" text:name="Table"/>
        <text:sequence-decl text:display-outline-level="2" text:name="Figure"/>
        <text:sequence-decl text:display-outline-level="0" text:name="SubEntity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!-- END: TEXT:SEQUENCE-DECLS -->
      <!-- BEGIN: OFFICE:TEXT/METADATA -->
      <text:p text:style-name="OrgDocInfo"><text:initial-creator>Jambunathan K</text:initial-creator></text:p>
      <!-- END: OFFICE:TEXT/METADATA -->
      <text:table-of-content text:style-name="OrgIndexSection" text:protected="false" text:name="Table of Contents">
        <text:table-of-content-source text:outline-level="3" text:use-outline-level="false" text:use-index-source-styles="true" text:index-scope="document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OrgIndexSection" text:name="Table of Contents1_Head">
            <text:p text:style-name="Contents_20_Heading">Table of Contents</text:p>
          </text:index-title>
          <text:p text:style-name="Contents_20_1"><text:a xlink:type="simple" xlink:href="#org25db75a">1. Contents</text:a></text:p>
        </text:index-body>
      </text:table-of-content>
      <!-- BEGIN: OFFICE:TEXT/CONTENTS -->
      <text:p text:style-name="OrgSrcBlockLastLine">(<text:span text:style-name="OrgSrcFontLockKeywordFace">setq</text:span><text:s/>org-odt-create-custom-styles-for-srcblocks<text:s/>nil)<text:s/><text:span text:style-name="OrgSrcFontLockCommentDelimiterFace">;</text:span></text:p>
      <text:h text:style-name="Heading_20_1" text:outline-level="1"><text:bookmark-start text:name="org25db75a"/>Contents<text:bookmark-end text:name="org25db75a"/></text:h>
      <text:p text:style-name="OrgSrcBlock">(custom-set-variables</text:p>
      <text:p text:style-name="OrgSrcBlock"><text:s/><text:span text:style-name="OrgSrcFontLockCommentDelimiterFace">;;<text:s/></text:span><text:span text:style-name="OrgSrcFontLockCommentFace">enable<text:s/>these<text:s/>two<text:s/>if<text:s/>you<text:s/>have<text:s/>installed<text:s/>BasicODConverter<text:s/>and<text:s/>want</text:span></text:p>
      <text:p text:style-name="OrgSrcBlock"><text:s/><text:span text:style-name="OrgSrcFontLockCommentDelimiterFace">;;<text:s/></text:span><text:span text:style-name="OrgSrcFontLockCommentFace">to<text:s/>export<text:s/>directly<text:s/>to<text:s/>pdf<text:s/>via<text:s/>odt</text:span></text:p>
      <text:p text:style-name="OrgSrcBlock"><text:s/><text:span text:style-name="OrgSrcFontLockCommentDelimiterFace">;;<text:s/></text:span><text:span text:style-name="OrgSrcFontLockCommentFace">'(org-export-odt-preferred-output-format<text:s/>"pdf")<text:s/>;;</text:span></text:p>
      <text:p text:style-name="OrgSrcBlock"><text:s/><text:span text:style-name="OrgSrcFontLockCommentDelimiterFace">;;<text:s/></text:span><text:span text:style-name="OrgSrcFontLockCommentFace">'(org-export-odt-convert-process<text:s/>"BasicODConverter")</text:span></text:p>
      <text:p text:style-name="OrgSrcBlock"><text:s/>'(org-export-odt-table-styles</text:p>
      <text:p text:style-name="OrgSrcBlock"><text:s/><text:s/><text:s/>(<text:span text:style-name="OrgSrcFontLockKeywordFace">quote</text:span><text:s/>((<text:span text:style-name="OrgSrcFontLockStringFace">"OrgEquation"</text:span><text:s/><text:span text:style-name="OrgSrcFontLockStringFace">"OrgEquation"</text:span></text:p>
      <text:p text:style-name="OrgSrcBlock"><text:tab/><text:s/><text:s/><text:s/><text:s/>((use-first-column-styles<text:s/>.<text:s/>t)<text:s/>(use-last-column-styles<text:s/>.<text:s/>t)))</text:p>
      <text:p text:style-name="OrgSrcBlock"><text:tab/><text:s/><text:s/><text:s/>(<text:span text:style-name="OrgSrcFontLockStringFace">"TableWithHeaderRowAndColumn"</text:span><text:s/><text:span text:style-name="OrgSrcFontLockStringFace">"Custom"</text:span></text:p>
      <text:p text:style-name="OrgSrcBlock"><text:tab/><text:s/><text:s/><text:s/><text:s/>((use-first-row-styles<text:s/>.<text:s/>t)<text:s/>(use-first-column-styles<text:s/>.<text:s/>t)))</text:p>
      <text:p text:style-name="OrgSrcBlock"><text:tab/><text:s/><text:s/><text:s/>(<text:span text:style-name="OrgSrcFontLockStringFace">"TableWithFirstRowandLastRow"</text:span><text:s/><text:span text:style-name="OrgSrcFontLockStringFace">"Custom"</text:span></text:p>
      <text:p text:style-name="OrgSrcBlock"><text:tab/><text:s/><text:s/><text:s/><text:s/>((use-first-row-styles<text:s/>.<text:s/>t)<text:s/>(use-last-row-styles<text:s/>.<text:s/>t))))))</text:p>
      <text:p text:style-name="OrgSrcBlock"><text:s/>'(org-latex-to-mathml-convert-command<text:s/><text:span text:style-name="OrgSrcFontLockStringFace">"java<text:s/>-jar<text:s/>%j<text:s/>-unicode<text:s/>-force<text:s/>-df<text:s/>%o<text:s/>%I"</text:span>)</text:p>
      <text:p text:style-name="OrgSrcBlockLastLine"><text:s/>'(org-latex-to-mathml-jar-file<text:s/><text:span text:style-name="OrgSrcFontLockStringFace">"~/tmp-odt/mathtoweb.jar"</text:span>))</text:p>
      <text:p text:style-name="Listing">Listing <text:bookmark text:name="org9cdb520"/><text:sequence text:ref-name="org9cdb520" text:name="Listing" text:formula="ooow:Listing+1" style:num-format="1">1.1</text:sequence>: Style your tables</text:p>
      <!-- END: OFFICE:TEXT/CONTENTS --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.212cm"/>
      <style:text-properties fo:font-size="20pt"/>
    </style:style>
    <style:style style:name="OrgDocInfo" style:family="paragraph" style:parent-style-name="Heading">
      <style:paragraph-properties fo:margin-top="0.21cm" fo:margin-bottom="0.21cm" fo:text-align="center" style:justify-single-word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transparent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/>
    </style:style>
    <!-- BEGIN: Properties Drawer -->
    <style:style style:name="OrgPropertyName" style:family="text">
      <style:text-properties fo:font-weight="bold"/>
    </style:style>
    <style:style style:name="OrgPropertyValue" style:family="text">
      <style:text-properties fo:font-style="italic" style:font-style-asian="italic" style:font-style-complex="italic"/>
    </style:style>
    <style:style style:name="OrgPropertiesBlock" style:family="paragraph" style:parent-style-name="Standard">
      <style:paragraph-properties fo:margin-top="0cm" fo:margin-bottom="0cm" fo:background-color="transparent" fo:padding="0.64cm" fo:border="0.06pt solid #000000" style:shadow="none">
        <style:tab-stops>
          <style:tab-stop style:position="5.6cm"/>
        </style:tab-stops>
      </style:paragraph-properties>
    </style:style>
    <style:style style:name="OrgPropertiesBlockLastLine" style:family="paragraph" style:parent-style-name="OrgPropertiesBlock">
      <style:paragraph-properties fo:margin-top="0cm" fo:margin-bottom="0.21cm"/>
    </style:style>
    <!-- END: Properties Drawer --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igure" style:family="paragraph" style:parent-style-name="Caption"/>
    <style:style style:name="Formula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style:flow-with-text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 draw:wrap-influence-on-position="once-concurrent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Graphics">
      <style:graphic-properties text:anchor-type="paragraph" style:wrap="run-through" style:number-wrapped-paragraphs="1" style:vertical-pos="top" style:vertical-rel="paragraph" style:horizontal-pos="center" style:horizontal-rel="paragraph"/>
    </style:style>
    <style:style style:name="OrgFormulaCaptionFrame" style:family="graphic" style:parent-style-name="OrgFormula">
      <style:graphic-properties text:anchor-type="as-char" svg:x="0cm" svg:y="0cm"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draw:shadow-opacity="100%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style:style style:name="OrgDescriptionTerm" style:family="text">
      <style:text-properties fo:font-weight="bold"/>
    </style:style>
    <style:style style:name="OrgDescriptionDefinition" style:family="paragraph" style:parent-style-name="Text_20_body" style:class="text">
      <style:paragraph-properties fo:margin-left="0.64cm" fo:margin-right="0cm" fo:text-indent="-0.64cm" style:auto-text-indent="false">
        <style:tab-stops/>
      </style:paragraph-properties>
    </style:style>
    <text:list-style style:name="OrgSrcBlockNumberedLine">
      <text:list-level-style-number text:level="1" style:num-format="1">
        <style:list-level-properties text:space-before="0.000cm" text:min-label-width="0.635cm" text:min-label-distance="0.101cm" fo:text-align="end"/>
      </text:list-level-style-number>
      <text:list-level-style-number text:level="2" style:num-format="1">
        <style:list-level-properties text:space-before="0.635cm" text:min-label-width="0.635cm" text:min-label-distance="0.101cm" fo:text-align="end"/>
      </text:list-level-style-number>
      <text:list-level-style-number text:level="3" style:num-format="1">
        <style:list-level-properties text:space-before="1.27cm" text:min-label-width="0.635cm" text:min-label-distance="0.101cm" fo:text-align="end"/>
      </text:list-level-style-number>
      <text:list-level-style-number text:level="4" style:num-format="1">
        <style:list-level-properties text:space-before="1.905cm" text:min-label-width="0.635cm" text:min-label-distance="0.101cm" fo:text-align="end"/>
      </text:list-level-style-number>
      <text:list-level-style-number text:level="5" style:num-format="1">
        <style:list-level-properties text:space-before="2.54cm" text:min-label-width="0.635cm" text:min-label-distance="0.101cm" fo:text-align="end"/>
      </text:list-level-style-number>
      <text:list-level-style-number text:level="6" style:num-format="1">
        <style:list-level-properties text:space-before="3.175cm" text:min-label-width="0.635cm" text:min-label-distance="0.101cm" fo:text-align="end"/>
      </text:list-level-style-number>
      <text:list-level-style-number text:level="7" style:num-format="1">
        <style:list-level-properties text:space-before="3.81cm" text:min-label-width="0.635cm" text:min-label-distance="0.101cm" fo:text-align="end"/>
      </text:list-level-style-number>
      <text:list-level-style-number text:level="8" style:num-format="1">
        <style:list-level-properties text:space-before="4.445cm" text:min-label-width="0.635cm" text:min-label-distance="0.101cm" fo:text-align="end"/>
      </text:list-level-style-number>
      <text:list-level-style-number text:level="9" style:num-format="1">
        <style:list-level-properties text:space-before="5.08cm" text:min-label-width="0.635cm" text:min-label-distance="0.101cm" fo:text-align="end"/>
      </text:list-level-style-number>
      <text:list-level-style-number text:level="10" style:num-format="1">
        <style:list-level-properties text:space-before="5.715cm" text:min-label-width="0.635cm" text:min-label-distance="0.101cm" fo:text-align="end"/>
      </text:list-level-style-number>
    </text:list-style>
    <!-- Footnote: Character styles -->
    <style:style style:name="Footnote_20_Symbol" style:display-name="Footnote Symbol" style:family="text"/>
    <style:style style:name="Footnote_20_anchor" style:display-name="Footnote anchor" style:family="text"/>
    <!-- Footnote: Paragraph styles   --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FootnoteQuotations" style:family="paragraph" style:parent-style-name="Footnote">
      <style:paragraph-properties fo:margin-left="1cm" fo:margin-right="1cm" fo:margin-top="0cm" fo:margin-bottom="0.499cm" fo:text-indent="0cm" style:auto-text-indent="false"/>
    </style:style>
    <style:style style:name="OrgFootnoteCenter" style:family="paragraph" style:parent-style-name="Footnote">
      <style:paragraph-properties fo:text-align="center" style:justify-single-word="false"/>
    </style:style>
    <!-- Footnotes: Notes configuration -->
    <text:notes-configuration text:note-class="footnote" text:citation-style-name="Footnote_20_Symbol" text:citation-body-style-name="Footnote_20_anchor" style:num-format="1" text:start-value="0" text:footnotes-position="page" text:start-numbering-at="document"/>
    <!-- Footnotes: Notes configuration - Footnote at end of document, Numbering (is always) per-document -->
    <!--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document" text:start-numbering-at="document"/> -->
    <!-- Footnotes: Notes configuration - Footnote at end of page, Numbering per-chapter  -->
    <!--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 -->
    <!-- Footnotes: Notes configuration - Footnote at end of page, Numbering per-page  -->
    <!--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 -->
    <!-- Endnotes: Character styles -->
    <style:style style:name="Endnote_20_Symbol" style:display-name="Endnote Symbol" style:family="text"/>
    <style:style style:name="Endnote_20_anchor" style:display-name="Endnote anchor" style:family="text"/>
    <style:style style:name="OrgEndnoteAnchor" style:family="text" style:parent-style-name="Endnote_20_anchor">
      <style:text-properties style:text-position="0% 100%"/>
    </style:style>
    <!-- Endnotes: Paragraph styles --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EndnoteQuotations" style:family="paragraph" style:parent-style-name="Endnote">
      <style:paragraph-properties fo:margin-left="1cm" fo:margin-right="1cm" fo:margin-top="0cm" fo:margin-bottom="0.499cm" fo:text-indent="0cm" style:auto-text-indent="false"/>
    </style:style>
    <style:style style:name="OrgEndnoteCenter" style:family="paragraph" style:parent-style-name="Endnote">
      <style:paragraph-properties fo:text-align="center" style:justify-single-word="false"/>
    </style:style>
    <!-- Endnotes: Notes configuration -->
    <text:notes-configuration text:note-class="endnote" text:default-style-name="Endnote" text:citation-style-name="Endnote_20_Symbol" text:citation-body-style-name="Endnote_20_anchor" text:master-page-name="Endnote" style:num-suffix=". " style:num-format="1" text:start-value="0"/>
    <text:linenumbering-configuration text:number-lines="false" text:offset="0.499cm" style:num-format="1" text:number-position="left" text:increment="5"/>
    <!-- Bibliography --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" style:family="paragraph" style:parent-style-name="Text_20_body">
      <style:paragraph-properties fo:margin-left="0.64cm" fo:margin-right="0cm" fo:text-indent="-0.64cm" style:auto-text-indent="false">
        <style:tab-stops/>
      </style:paragraph-properties>
    </style:style>
    <!--  List style for Bibliographic entries -->
    <text:list-style style:name="OrgBibliographyList">
      <text:list-level-style-number text:level="1" style:num-prefix="[" style:num-suffix="] " style:num-format="1">
        <style:list-level-properties text:min-label-width="0.64cm"/>
      </text:list-level-style-number>
      <text:list-level-style-number text:level="2" style:num-prefix="[" style:num-suffix="] " style:num-format="1">
        <style:list-level-properties text:space-before="1.27cm" text:min-label-width="0.635cm"/>
      </text:list-level-style-number>
      <text:list-level-style-number text:level="3" style:num-prefix="[" style:num-suffix="] " style:num-format="1">
        <style:list-level-properties text:space-before="1.905cm" text:min-label-width="0.635cm"/>
      </text:list-level-style-number>
      <text:list-level-style-number text:level="4" style:num-prefix="[" style:num-suffix="] " style:num-format="1">
        <style:list-level-properties text:space-before="2.54cm" text:min-label-width="0.635cm"/>
      </text:list-level-style-number>
      <text:list-level-style-number text:level="5" style:num-prefix="[" style:num-suffix="] " style:num-format="1">
        <style:list-level-properties text:space-before="3.175cm" text:min-label-width="0.635cm"/>
      </text:list-level-style-number>
      <text:list-level-style-number text:level="6" style:num-prefix="[" style:num-suffix="] " style:num-format="1">
        <style:list-level-properties text:space-before="3.81cm" text:min-label-width="0.635cm"/>
      </text:list-level-style-number>
      <text:list-level-style-number text:level="7" style:num-prefix="[" style:num-suffix="] " style:num-format="1">
        <style:list-level-properties text:space-before="4.445cm" text:min-label-width="0.635cm"/>
      </text:list-level-style-number>
      <text:list-level-style-number text:level="8" style:num-prefix="[" style:num-suffix="] " style:num-format="1">
        <style:list-level-properties text:space-before="5.08cm" text:min-label-width="0.635cm"/>
      </text:list-level-style-number>
      <text:list-level-style-number text:level="9" style:num-prefix="[" style:num-suffix="] " style:num-format="1">
        <style:list-level-properties text:space-before="5.715cm" text:min-label-width="0.635cm"/>
      </text:list-level-style-number>
      <text:list-level-style-number text:level="10" style:num-prefix="[" style:num-suffix="] " style:num-format="1">
        <style:list-level-properties text:space-before="6.35cm" text:min-label-width="0.635cm"/>
      </text:list-level-style-number>
    </text:list-style>
    <text:list-style style:name="OrgOutline" style:display-name="OrgOutline">
      <text:list-level-style-number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list-level-style-number>
    </text:list-style>
    <style:style style:name="OrgCite" style:family="text"/>
    <!-- Styles for displaying Indices of Figures, Tables, Listings etc -->
    <style:style style:name="Index_20_Link" style:display-name="Index Link" style:family="text"/>
    <style:style style:name="Org_20_Index_20_Heading" style:display-name="Org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rg_20_Index" style:display-name="Org Index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OrgFigureText" style:family="paragraph" style:parent-style-name="Frame_20_contents">
      <style:paragraph-properties fo:text-align="end" style:justify-single-word="false"/>
    </style:style>
    <style:style style:name="OrgSubFigure" style:family="paragraph" style:parent-style-name="Figure"/>
    <style:style style:name="OrgSubListing" style:family="paragraph" style:parent-style-name="Listing"/>
    <style:style style:name="OrgSubTable" style:family="paragraph" style:parent-style-name="Table"/>
    <style:style style:name="OrgFigureBody" style:family="paragraph" style:parent-style-name="Text_20_body">
      <style:paragraph-properties fo:text-align="center" style:justify-single-word="false"/>
    </style:style>
    <style:style style:name="OrgSubFigureBody" style:family="paragraph" style:parent-style-name="Text_20_body"/>
    <style:style style:name="OrgFormulaBody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rgSubFormulaBody" style:family="paragraph" style:parent-style-name="OrgFormulaBody"/>
    <style:style style:name="OrgFormulaNumberFrame" style:family="graphic" style:parent-style-name="Frame">
      <style:graphic-properties svg:width="2cm" fo:min-height="0.499cm" svg:x="14.799cm" svg:y="0.21cm" fo:margin-left="0.201cm" fo:margin-right="0.201cm" fo:margin-top="0.201cm" fo:margin-bottom="0.201cm" style:wrap="parallel" style:number-wrapped-paragraphs="no-limit" style:wrap-contour="false" style:vertical-pos="middle" style:vertical-rel="paragraph-content" style:horizontal-pos="right" style:horizontal-rel="paragraph" fo:background-color="transparent" draw:fill="none" draw:fill-color="#729fcf" fo:padding="0.15cm" fo:border="none"/>
    </style:style>
    <style:style style:name="OrgTextBoxFrame" style:family="graphic" style:parent-style-name="Frame">
      <style:graphic-properties text:anchor-type="char" style:vertical-pos="top" style:vertical-rel="paragraph" style:horizontal-pos="center" style:horizontal-rel="paragraph-content" style:wrap="none" draw:wrap-influence-on-position="once-concurrent"/>
    </style:style>
    <draw:marker draw:name="Arrowheads_20_2" draw:display-name="Arrowheads 2" svg:viewBox="0 0 20 20" svg:d="M0 20l10-20 10 20z"/>
    <style:style style:name="OrgToCharImage" style:family="graphic" style:parent-style-name="Graphics">
      <style:graphic-properties text:anchor-type="char" fo:margin-left="0.199cm" fo:margin-right="0.199cm" fo:margin-top="0.199cm" fo:margin-bottom="0.199cm" style:wrap="none" draw:wrap-influence-on-position="once-concurren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OrgToCharImageCaptionAbove" style:family="graphic" style:parent-style-name="Graphics">
      <style:graphic-properties text:anchor-type="char" fo:margin-left="0.199cm" fo:margin-right="0.199cm" fo:margin-top="0.199cm" fo:margin-bottom="0.199cm" style:wrap="none" draw:wrap-influence-on-position="once-concurrent"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OrgToCharFormula" style:family="graphic" style:parent-style-name="Formula">
      <style:graphic-properties text:anchor-type="char" fo:margin-top="0.199cm" fo:margin-bottom="0.199cm" style:wrap="none" style:vertical-pos="top" style:vertical-rel="paragraph" style:horizontal-pos="from-left" style:horizontal-rel="paragraph-content" draw:wrap-influence-on-position="once-concurrent" draw:ole-draw-aspect="1"/>
    </style:style>
    <style:style style:name="OrgToCharFormulaCaptionAbove" style:family="graphic" style:parent-style-name="Formula">
      <style:graphic-properties text:anchor-type="char" fo:margin-top="0.199cm" fo:margin-bottom="0.199cm" style:wrap="none" style:vertical-pos="bottom" style:vertical-rel="paragraph" style:horizontal-pos="from-left" style:horizontal-rel="paragraph-content" draw:wrap-influence-on-position="once-concurrent" draw:ole-draw-aspect="1"/>
    </style:style>
    <!-- Org Htmlfontify Styles -->
    <style:style style:name="OrgSrcFontLockStringFace" style:family="text">
      <style:text-properties fo:color="#e67128"/>
    </style:style>
    <style:style style:name="OrgSrcFontLockCommentFace" style:family="text">
      <style:text-properties fo:color="#74af68" fo:font-style="italic"/>
    </style:style>
    <style:style style:name="OrgSrcFontLockCommentDelimiterFace" style:family="text" style:parent-style-name="OrgSrcFontLockCommentFace">
      <style:text-properties fo:color="#8d8d84" fo:font-style="italic" fo:font-weight="700"/>
    </style:style>
    <style:style style:name="OrgSrcBlock" style:family="paragraph" style:parent-style-name="Preformatted_20_Text">
      <style:paragraph-properties fo:background-color="#2d3743" fo:padding="0.049cm" fo:border="0.51pt solid #000000" style:shadow="none">
        <style:background-image/>
      </style:paragraph-properties>
      <style:text-properties fo:color="#e1e1e0"/>
    </style:style>
    <style:style style:name="OrgSrcFontLockKeywordFace" style:family="text">
      <style:text-properties fo:color="#ffad29" fo:font-weight="700"/>
    </style:style>
    <style:style style:name="OrgLocale" style:family="paragraph" style:parent-style-name="OrgUser">
      <style:text-properties fo:language="en" fo:country="US" style:language-asian="none" style:country-asian="none" style:language-complex="none" style:country-complex="none"/>
    </style:style>
    <style:style style:name="Standard" style:family="paragraph" style:parent-style-name="OrgLocale"/>
    <style:style style:name="OrgTableContents" style:family="paragraph" style:parent-style-name="Table_20_Contents"/>
    <style:style style:name="OrgTableContentsLeft" style:family="paragraph" style:parent-style-name="OrgTableContents">
      <style:paragraph-properties fo:text-align="lef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FirstColumn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ColumnContentsLeft" style:family="paragraph" style:parent-style-name="OrgTableFirstColumnContents">
      <style:paragraph-properties fo:text-align="center" style:justify-single-word="false"/>
    </style:style>
    <style:style style:name="OrgTableFirstColumnContentsCenter" style:family="paragraph" style:parent-style-name="OrgTableFirstColumnContents">
      <style:paragraph-properties fo:text-align="center" style:justify-single-word="false"/>
    </style:style>
    <style:style style:name="OrgTableFirstColumnContentsRight" style:family="paragraph" style:parent-style-name="OrgTableFirstColumnContents">
      <style:paragraph-properties fo:text-align="center" style:justify-single-word="false"/>
    </style:style>
    <style:style style:name="OrgTableLastColumnContents" style:family="paragraph" style:parent-style-name="OrgTableContents"/>
    <style:style style:name="OrgTableLastColumnContentsLeft" style:family="paragraph" style:parent-style-name="OrgTableLastColumnContents">
      <style:paragraph-properties fo:text-align="left" style:justify-single-word="false"/>
    </style:style>
    <style:style style:name="OrgTableLastColumnContentsCenter" style:family="paragraph" style:parent-style-name="OrgTableLastColumnContents">
      <style:paragraph-properties fo:text-align="center" style:justify-single-word="false"/>
    </style:style>
    <style:style style:name="OrgTableLastColumnContentsRight" style:family="paragraph" style:parent-style-name="OrgTableLastColumnContents">
      <style:paragraph-properties fo:text-align="right" style:justify-single-word="false"/>
    </style:style>
    <style:style style:name="OrgTableFirstRow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RowContentsLeft" style:family="paragraph" style:parent-style-name="OrgTableFirstRowContents">
      <style:paragraph-properties fo:text-align="center" style:justify-single-word="false"/>
    </style:style>
    <style:style style:name="OrgTableFirstRowContentsCenter" style:family="paragraph" style:parent-style-name="OrgTableFirstRowContents">
      <style:paragraph-properties fo:text-align="center" style:justify-single-word="false"/>
    </style:style>
    <style:style style:name="OrgTableFirstRowContentsRight" style:family="paragraph" style:parent-style-name="OrgTableFirstRowContents">
      <style:paragraph-properties fo:text-align="center" style:justify-single-word="false"/>
    </style:style>
    <style:style style:name="OrgTableLastRowContents" style:family="paragraph" style:parent-style-name="OrgTableContents"/>
    <style:style style:name="OrgTableLastRowContentsLeft" style:family="paragraph" style:parent-style-name="OrgTableLastRowContents">
      <style:paragraph-properties fo:text-align="left" style:justify-single-word="false"/>
    </style:style>
    <style:style style:name="OrgTableLastRowContentsCenter" style:family="paragraph" style:parent-style-name="OrgTableLastRowContents">
      <style:paragraph-properties fo:text-align="center" style:justify-single-word="false"/>
    </style:style>
    <style:style style:name="OrgTableLastRowContentsRight" style:family="paragraph" style:parent-style-name="OrgTableLastRowContents">
      <style:paragraph-properties fo:text-align="right" style:justify-single-word="false"/>
    </style:style>
    <style:style style:name="OrgTableEvenRowContents" style:family="paragraph" style:parent-style-name="OrgTableContents"/>
    <style:style style:name="OrgTableEvenRowContentsLeft" style:family="paragraph" style:parent-style-name="OrgTableEvenRowContents">
      <style:paragraph-properties fo:text-align="left" style:justify-single-word="false"/>
    </style:style>
    <style:style style:name="OrgTableEvenRowContentsCenter" style:family="paragraph" style:parent-style-name="OrgTableEvenRowContents">
      <style:paragraph-properties fo:text-align="center" style:justify-single-word="false"/>
    </style:style>
    <style:style style:name="OrgTableEvenRowContentsRight" style:family="paragraph" style:parent-style-name="OrgTableEvenRowContents">
      <style:paragraph-properties fo:text-align="right" style:justify-single-word="false"/>
    </style:style>
    <style:style style:name="OrgTableOddRowContents" style:family="paragraph" style:parent-style-name="OrgTableContents"/>
    <style:style style:name="OrgTableOddRowContentsLeft" style:family="paragraph" style:parent-style-name="OrgTableOddRowContents">
      <style:paragraph-properties fo:text-align="left" style:justify-single-word="false"/>
    </style:style>
    <style:style style:name="OrgTableOddRowContentsCenter" style:family="paragraph" style:parent-style-name="OrgTableOddRowContents">
      <style:paragraph-properties fo:text-align="center" style:justify-single-word="false"/>
    </style:style>
    <style:style style:name="OrgTableOddRowContentsRight" style:family="paragraph" style:parent-style-name="OrgTableOddRowContents">
      <style:paragraph-properties fo:text-align="right" style:justify-single-word="false"/>
    </style:style>
    <style:style style:name="OrgTableEvenColumnContents" style:family="paragraph" style:parent-style-name="OrgTableContents"/>
    <style:style style:name="OrgTableEvenColumnContentsLeft" style:family="paragraph" style:parent-style-name="OrgTableEvenColumnContents">
      <style:paragraph-properties fo:text-align="left" style:justify-single-word="false"/>
    </style:style>
    <style:style style:name="OrgTableEvenColumnContentsCenter" style:family="paragraph" style:parent-style-name="OrgTableEvenColumnContents">
      <style:paragraph-properties fo:text-align="center" style:justify-single-word="false"/>
    </style:style>
    <style:style style:name="OrgTableEvenColumnContentsRight" style:family="paragraph" style:parent-style-name="OrgTableEvenColumnContents">
      <style:paragraph-properties fo:text-align="right" style:justify-single-word="false"/>
    </style:style>
    <style:style style:name="OrgTableOddColumnContents" style:family="paragraph" style:parent-style-name="OrgTableContents"/>
    <style:style style:name="OrgTableOddColumnContentsLeft" style:family="paragraph" style:parent-style-name="OrgTableOddColumnContents">
      <style:paragraph-properties fo:text-align="left" style:justify-single-word="false"/>
    </style:style>
    <style:style style:name="OrgTableOddColumnContentsCenter" style:family="paragraph" style:parent-style-name="OrgTableOddColumnContents">
      <style:paragraph-properties fo:text-align="center" style:justify-single-word="false"/>
    </style:style>
    <style:style style:name="OrgTableOddColumnContentsRight" style:family="paragraph" style:parent-style-name="OrgTableOddColumnContents">
      <style:paragraph-properties fo:text-align="right" style:justify-single-word="false"/>
    </style:style>
    <style:style style:name="CustomTableContents" style:family="paragraph" style:parent-style-name="Table_20_Contents"/>
    <style:style style:name="CustomTableContentsLeft" style:family="paragraph" style:parent-style-name="CustomTableContents">
      <style:paragraph-properties fo:text-align="left" style:justify-single-word="false"/>
    </style:style>
    <style:style style:name="CustomTableContentsCenter" style:family="paragraph" style:parent-style-name="CustomTableContents">
      <style:paragraph-properties fo:text-align="center" style:justify-single-word="false"/>
    </style:style>
    <style:style style:name="CustomTableContentsRight" style:family="paragraph" style:parent-style-name="CustomTableContents">
      <style:paragraph-properties fo:text-align="right" style:justify-single-word="false"/>
    </style:style>
    <style:style style:name="CustomTableFirstColumnContents" style:family="paragraph" style:parent-style-name="CustomTableContents"/>
    <style:style style:name="CustomTableFirstColumnContentsLeft" style:family="paragraph" style:parent-style-name="CustomTableFirstColumnContents">
      <style:paragraph-properties fo:text-align="left" style:justify-single-word="false"/>
    </style:style>
    <style:style style:name="CustomTableFirstColumnContentsCenter" style:family="paragraph" style:parent-style-name="CustomTableFirstColumnContents">
      <style:paragraph-properties fo:text-align="center" style:justify-single-word="false"/>
    </style:style>
    <style:style style:name="CustomTableFirstColumnContentsRight" style:family="paragraph" style:parent-style-name="CustomTableFirstColumnContents">
      <style:paragraph-properties fo:text-align="right" style:justify-single-word="false"/>
    </style:style>
    <style:style style:name="CustomTableLastColumnContents" style:family="paragraph" style:parent-style-name="CustomTableContents"/>
    <style:style style:name="CustomTableLastColumnContentsLeft" style:family="paragraph" style:parent-style-name="CustomTableLastColumnContents">
      <style:paragraph-properties fo:text-align="left" style:justify-single-word="false"/>
    </style:style>
    <style:style style:name="CustomTableLastColumnContentsCenter" style:family="paragraph" style:parent-style-name="CustomTableLastColumnContents">
      <style:paragraph-properties fo:text-align="center" style:justify-single-word="false"/>
    </style:style>
    <style:style style:name="CustomTableLastColumnContentsRight" style:family="paragraph" style:parent-style-name="CustomTableLastColumnContents">
      <style:paragraph-properties fo:text-align="right" style:justify-single-word="false"/>
    </style:style>
    <style:style style:name="CustomTableFirstRowContents" style:family="paragraph" style:parent-style-name="CustomTableContents"/>
    <style:style style:name="CustomTableFirstRowContentsLeft" style:family="paragraph" style:parent-style-name="CustomTableFirstRowContents">
      <style:paragraph-properties fo:text-align="left" style:justify-single-word="false"/>
    </style:style>
    <style:style style:name="CustomTableFirstRowContentsCenter" style:family="paragraph" style:parent-style-name="CustomTableFirstRowContents">
      <style:paragraph-properties fo:text-align="center" style:justify-single-word="false"/>
    </style:style>
    <style:style style:name="CustomTableFirstRowContentsRight" style:family="paragraph" style:parent-style-name="CustomTableFirstRowContents">
      <style:paragraph-properties fo:text-align="right" style:justify-single-word="false"/>
    </style:style>
    <style:style style:name="CustomTableLastRowContents" style:family="paragraph" style:parent-style-name="CustomTableContents"/>
    <style:style style:name="CustomTableLastRowContentsLeft" style:family="paragraph" style:parent-style-name="CustomTableLastRowContents">
      <style:paragraph-properties fo:text-align="left" style:justify-single-word="false"/>
    </style:style>
    <style:style style:name="CustomTableLastRowContentsCenter" style:family="paragraph" style:parent-style-name="CustomTableLastRowContents">
      <style:paragraph-properties fo:text-align="center" style:justify-single-word="false"/>
    </style:style>
    <style:style style:name="CustomTableLastRowContentsRight" style:family="paragraph" style:parent-style-name="CustomTableLastRowContents">
      <style:paragraph-properties fo:text-align="right" style:justify-single-word="false"/>
    </style:style>
    <style:style style:name="CustomTableEvenRowContents" style:family="paragraph" style:parent-style-name="CustomTableContents"/>
    <style:style style:name="CustomTableEvenRowContentsLeft" style:family="paragraph" style:parent-style-name="CustomTableEvenRowContents">
      <style:paragraph-properties fo:text-align="left" style:justify-single-word="false"/>
    </style:style>
    <style:style style:name="CustomTableEvenRowContentsCenter" style:family="paragraph" style:parent-style-name="CustomTableEvenRowContents">
      <style:paragraph-properties fo:text-align="center" style:justify-single-word="false"/>
    </style:style>
    <style:style style:name="CustomTableEvenRowContentsRight" style:family="paragraph" style:parent-style-name="CustomTableEvenRowContents">
      <style:paragraph-properties fo:text-align="right" style:justify-single-word="false"/>
    </style:style>
    <style:style style:name="CustomTableOddRowContents" style:family="paragraph" style:parent-style-name="CustomTableContents"/>
    <style:style style:name="CustomTableOddRowContentsLeft" style:family="paragraph" style:parent-style-name="CustomTableOddRowContents">
      <style:paragraph-properties fo:text-align="left" style:justify-single-word="false"/>
    </style:style>
    <style:style style:name="CustomTableOddRowContentsCenter" style:family="paragraph" style:parent-style-name="CustomTableOddRowContents">
      <style:paragraph-properties fo:text-align="center" style:justify-single-word="false"/>
    </style:style>
    <style:style style:name="CustomTableOddRowContentsRight" style:family="paragraph" style:parent-style-name="CustomTableOddRowContents">
      <style:paragraph-properties fo:text-align="right" style:justify-single-word="false"/>
    </style:style>
    <style:style style:name="CustomTableEvenColumnContents" style:family="paragraph" style:parent-style-name="CustomTableContents"/>
    <style:style style:name="CustomTableEvenColumnContentsLeft" style:family="paragraph" style:parent-style-name="CustomTableEvenColumnContents">
      <style:paragraph-properties fo:text-align="left" style:justify-single-word="false"/>
    </style:style>
    <style:style style:name="CustomTableEvenColumnContentsCenter" style:family="paragraph" style:parent-style-name="CustomTableEvenColumnContents">
      <style:paragraph-properties fo:text-align="center" style:justify-single-word="false"/>
    </style:style>
    <style:style style:name="CustomTableEvenColumnContentsRight" style:family="paragraph" style:parent-style-name="CustomTableEvenColumnContents">
      <style:paragraph-properties fo:text-align="right" style:justify-single-word="false"/>
    </style:style>
    <style:style style:name="CustomTableOddColumnContents" style:family="paragraph" style:parent-style-name="CustomTableContents"/>
    <style:style style:name="CustomTableOddColumnContentsLeft" style:family="paragraph" style:parent-style-name="CustomTableOddColumnContents">
      <style:paragraph-properties fo:text-align="left" style:justify-single-word="false"/>
    </style:style>
    <style:style style:name="CustomTableOddColumnContentsCenter" style:family="paragraph" style:parent-style-name="CustomTableOddColumnContents">
      <style:paragraph-properties fo:text-align="center" style:justify-single-word="false"/>
    </style:style>
    <style:style style:name="CustomTableOddColumnContentsRight" style:family="paragraph" style:parent-style-name="CustomTableOddColumnContents">
      <style:paragraph-properties fo:text-align="right" style:justify-single-word="false"/>
    </style:style>
    <!-- Org Htmlfontify Styles -->
    <style:style style:name="OrgLocale" style:family="paragraph" style:parent-style-name="OrgUser">
      <style:text-properties fo:language="en" fo:country="US" style:language-asian="none" style:country-asian="none" style:language-complex="none" style:country-complex="none"/>
    </style:style>
    <style:style style:name="Standard" style:family="paragraph" style:parent-style-name="OrgLocale"/>
    <style:style style:name="OrgTableContents" style:family="paragraph" style:parent-style-name="Table_20_Contents"/>
    <style:style style:name="OrgTableContentsLeft" style:family="paragraph" style:parent-style-name="OrgTableContents">
      <style:paragraph-properties fo:text-align="lef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FirstColumn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ColumnContentsLeft" style:family="paragraph" style:parent-style-name="OrgTableFirstColumnContents">
      <style:paragraph-properties fo:text-align="center" style:justify-single-word="false"/>
    </style:style>
    <style:style style:name="OrgTableFirstColumnContentsCenter" style:family="paragraph" style:parent-style-name="OrgTableFirstColumnContents">
      <style:paragraph-properties fo:text-align="center" style:justify-single-word="false"/>
    </style:style>
    <style:style style:name="OrgTableFirstColumnContentsRight" style:family="paragraph" style:parent-style-name="OrgTableFirstColumnContents">
      <style:paragraph-properties fo:text-align="center" style:justify-single-word="false"/>
    </style:style>
    <style:style style:name="OrgTableLastColumnContents" style:family="paragraph" style:parent-style-name="OrgTableContents"/>
    <style:style style:name="OrgTableLastColumnContentsLeft" style:family="paragraph" style:parent-style-name="OrgTableLastColumnContents">
      <style:paragraph-properties fo:text-align="left" style:justify-single-word="false"/>
    </style:style>
    <style:style style:name="OrgTableLastColumnContentsCenter" style:family="paragraph" style:parent-style-name="OrgTableLastColumnContents">
      <style:paragraph-properties fo:text-align="center" style:justify-single-word="false"/>
    </style:style>
    <style:style style:name="OrgTableLastColumnContentsRight" style:family="paragraph" style:parent-style-name="OrgTableLastColumnContents">
      <style:paragraph-properties fo:text-align="right" style:justify-single-word="false"/>
    </style:style>
    <style:style style:name="OrgTableFirstRow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RowContentsLeft" style:family="paragraph" style:parent-style-name="OrgTableFirstRowContents">
      <style:paragraph-properties fo:text-align="center" style:justify-single-word="false"/>
    </style:style>
    <style:style style:name="OrgTableFirstRowContentsCenter" style:family="paragraph" style:parent-style-name="OrgTableFirstRowContents">
      <style:paragraph-properties fo:text-align="center" style:justify-single-word="false"/>
    </style:style>
    <style:style style:name="OrgTableFirstRowContentsRight" style:family="paragraph" style:parent-style-name="OrgTableFirstRowContents">
      <style:paragraph-properties fo:text-align="center" style:justify-single-word="false"/>
    </style:style>
    <style:style style:name="OrgTableLastRowContents" style:family="paragraph" style:parent-style-name="OrgTableContents"/>
    <style:style style:name="OrgTableLastRowContentsLeft" style:family="paragraph" style:parent-style-name="OrgTableLastRowContents">
      <style:paragraph-properties fo:text-align="left" style:justify-single-word="false"/>
    </style:style>
    <style:style style:name="OrgTableLastRowContentsCenter" style:family="paragraph" style:parent-style-name="OrgTableLastRowContents">
      <style:paragraph-properties fo:text-align="center" style:justify-single-word="false"/>
    </style:style>
    <style:style style:name="OrgTableLastRowContentsRight" style:family="paragraph" style:parent-style-name="OrgTableLastRowContents">
      <style:paragraph-properties fo:text-align="right" style:justify-single-word="false"/>
    </style:style>
    <style:style style:name="OrgTableEvenRowContents" style:family="paragraph" style:parent-style-name="OrgTableContents"/>
    <style:style style:name="OrgTableEvenRowContentsLeft" style:family="paragraph" style:parent-style-name="OrgTableEvenRowContents">
      <style:paragraph-properties fo:text-align="left" style:justify-single-word="false"/>
    </style:style>
    <style:style style:name="OrgTableEvenRowContentsCenter" style:family="paragraph" style:parent-style-name="OrgTableEvenRowContents">
      <style:paragraph-properties fo:text-align="center" style:justify-single-word="false"/>
    </style:style>
    <style:style style:name="OrgTableEvenRowContentsRight" style:family="paragraph" style:parent-style-name="OrgTableEvenRowContents">
      <style:paragraph-properties fo:text-align="right" style:justify-single-word="false"/>
    </style:style>
    <style:style style:name="OrgTableOddRowContents" style:family="paragraph" style:parent-style-name="OrgTableContents"/>
    <style:style style:name="OrgTableOddRowContentsLeft" style:family="paragraph" style:parent-style-name="OrgTableOddRowContents">
      <style:paragraph-properties fo:text-align="left" style:justify-single-word="false"/>
    </style:style>
    <style:style style:name="OrgTableOddRowContentsCenter" style:family="paragraph" style:parent-style-name="OrgTableOddRowContents">
      <style:paragraph-properties fo:text-align="center" style:justify-single-word="false"/>
    </style:style>
    <style:style style:name="OrgTableOddRowContentsRight" style:family="paragraph" style:parent-style-name="OrgTableOddRowContents">
      <style:paragraph-properties fo:text-align="right" style:justify-single-word="false"/>
    </style:style>
    <style:style style:name="OrgTableEvenColumnContents" style:family="paragraph" style:parent-style-name="OrgTableContents"/>
    <style:style style:name="OrgTableEvenColumnContentsLeft" style:family="paragraph" style:parent-style-name="OrgTableEvenColumnContents">
      <style:paragraph-properties fo:text-align="left" style:justify-single-word="false"/>
    </style:style>
    <style:style style:name="OrgTableEvenColumnContentsCenter" style:family="paragraph" style:parent-style-name="OrgTableEvenColumnContents">
      <style:paragraph-properties fo:text-align="center" style:justify-single-word="false"/>
    </style:style>
    <style:style style:name="OrgTableEvenColumnContentsRight" style:family="paragraph" style:parent-style-name="OrgTableEvenColumnContents">
      <style:paragraph-properties fo:text-align="right" style:justify-single-word="false"/>
    </style:style>
    <style:style style:name="OrgTableOddColumnContents" style:family="paragraph" style:parent-style-name="OrgTableContents"/>
    <style:style style:name="OrgTableOddColumnContentsLeft" style:family="paragraph" style:parent-style-name="OrgTableOddColumnContents">
      <style:paragraph-properties fo:text-align="left" style:justify-single-word="false"/>
    </style:style>
    <style:style style:name="OrgTableOddColumnContentsCenter" style:family="paragraph" style:parent-style-name="OrgTableOddColumnContents">
      <style:paragraph-properties fo:text-align="center" style:justify-single-word="false"/>
    </style:style>
    <style:style style:name="OrgTableOddColumnContentsRight" style:family="paragraph" style:parent-style-name="OrgTableOddColumnContents">
      <style:paragraph-properties fo:text-align="right" style:justify-single-word="false"/>
    </style:style>
    <style:style style:name="CustomTableContents" style:family="paragraph" style:parent-style-name="Table_20_Contents"/>
    <style:style style:name="CustomTableContentsLeft" style:family="paragraph" style:parent-style-name="CustomTableContents">
      <style:paragraph-properties fo:text-align="left" style:justify-single-word="false"/>
    </style:style>
    <style:style style:name="CustomTableContentsCenter" style:family="paragraph" style:parent-style-name="CustomTableContents">
      <style:paragraph-properties fo:text-align="center" style:justify-single-word="false"/>
    </style:style>
    <style:style style:name="CustomTableContentsRight" style:family="paragraph" style:parent-style-name="CustomTableContents">
      <style:paragraph-properties fo:text-align="right" style:justify-single-word="false"/>
    </style:style>
    <style:style style:name="CustomTableFirstColumnContents" style:family="paragraph" style:parent-style-name="CustomTableContents"/>
    <style:style style:name="CustomTableFirstColumnContentsLeft" style:family="paragraph" style:parent-style-name="CustomTableFirstColumnContents">
      <style:paragraph-properties fo:text-align="left" style:justify-single-word="false"/>
    </style:style>
    <style:style style:name="CustomTableFirstColumnContentsCenter" style:family="paragraph" style:parent-style-name="CustomTableFirstColumnContents">
      <style:paragraph-properties fo:text-align="center" style:justify-single-word="false"/>
    </style:style>
    <style:style style:name="CustomTableFirstColumnContentsRight" style:family="paragraph" style:parent-style-name="CustomTableFirstColumnContents">
      <style:paragraph-properties fo:text-align="right" style:justify-single-word="false"/>
    </style:style>
    <style:style style:name="CustomTableLastColumnContents" style:family="paragraph" style:parent-style-name="CustomTableContents"/>
    <style:style style:name="CustomTableLastColumnContentsLeft" style:family="paragraph" style:parent-style-name="CustomTableLastColumnContents">
      <style:paragraph-properties fo:text-align="left" style:justify-single-word="false"/>
    </style:style>
    <style:style style:name="CustomTableLastColumnContentsCenter" style:family="paragraph" style:parent-style-name="CustomTableLastColumnContents">
      <style:paragraph-properties fo:text-align="center" style:justify-single-word="false"/>
    </style:style>
    <style:style style:name="CustomTableLastColumnContentsRight" style:family="paragraph" style:parent-style-name="CustomTableLastColumnContents">
      <style:paragraph-properties fo:text-align="right" style:justify-single-word="false"/>
    </style:style>
    <style:style style:name="CustomTableFirstRowContents" style:family="paragraph" style:parent-style-name="CustomTableContents"/>
    <style:style style:name="CustomTableFirstRowContentsLeft" style:family="paragraph" style:parent-style-name="CustomTableFirstRowContents">
      <style:paragraph-properties fo:text-align="left" style:justify-single-word="false"/>
    </style:style>
    <style:style style:name="CustomTableFirstRowContentsCenter" style:family="paragraph" style:parent-style-name="CustomTableFirstRowContents">
      <style:paragraph-properties fo:text-align="center" style:justify-single-word="false"/>
    </style:style>
    <style:style style:name="CustomTableFirstRowContentsRight" style:family="paragraph" style:parent-style-name="CustomTableFirstRowContents">
      <style:paragraph-properties fo:text-align="right" style:justify-single-word="false"/>
    </style:style>
    <style:style style:name="CustomTableLastRowContents" style:family="paragraph" style:parent-style-name="CustomTableContents"/>
    <style:style style:name="CustomTableLastRowContentsLeft" style:family="paragraph" style:parent-style-name="CustomTableLastRowContents">
      <style:paragraph-properties fo:text-align="left" style:justify-single-word="false"/>
    </style:style>
    <style:style style:name="CustomTableLastRowContentsCenter" style:family="paragraph" style:parent-style-name="CustomTableLastRowContents">
      <style:paragraph-properties fo:text-align="center" style:justify-single-word="false"/>
    </style:style>
    <style:style style:name="CustomTableLastRowContentsRight" style:family="paragraph" style:parent-style-name="CustomTableLastRowContents">
      <style:paragraph-properties fo:text-align="right" style:justify-single-word="false"/>
    </style:style>
    <style:style style:name="CustomTableEvenRowContents" style:family="paragraph" style:parent-style-name="CustomTableContents"/>
    <style:style style:name="CustomTableEvenRowContentsLeft" style:family="paragraph" style:parent-style-name="CustomTableEvenRowContents">
      <style:paragraph-properties fo:text-align="left" style:justify-single-word="false"/>
    </style:style>
    <style:style style:name="CustomTableEvenRowContentsCenter" style:family="paragraph" style:parent-style-name="CustomTableEvenRowContents">
      <style:paragraph-properties fo:text-align="center" style:justify-single-word="false"/>
    </style:style>
    <style:style style:name="CustomTableEvenRowContentsRight" style:family="paragraph" style:parent-style-name="CustomTableEvenRowContents">
      <style:paragraph-properties fo:text-align="right" style:justify-single-word="false"/>
    </style:style>
    <style:style style:name="CustomTableOddRowContents" style:family="paragraph" style:parent-style-name="CustomTableContents"/>
    <style:style style:name="CustomTableOddRowContentsLeft" style:family="paragraph" style:parent-style-name="CustomTableOddRowContents">
      <style:paragraph-properties fo:text-align="left" style:justify-single-word="false"/>
    </style:style>
    <style:style style:name="CustomTableOddRowContentsCenter" style:family="paragraph" style:parent-style-name="CustomTableOddRowContents">
      <style:paragraph-properties fo:text-align="center" style:justify-single-word="false"/>
    </style:style>
    <style:style style:name="CustomTableOddRowContentsRight" style:family="paragraph" style:parent-style-name="CustomTableOddRowContents">
      <style:paragraph-properties fo:text-align="right" style:justify-single-word="false"/>
    </style:style>
    <style:style style:name="CustomTableEvenColumnContents" style:family="paragraph" style:parent-style-name="CustomTableContents"/>
    <style:style style:name="CustomTableEvenColumnContentsLeft" style:family="paragraph" style:parent-style-name="CustomTableEvenColumnContents">
      <style:paragraph-properties fo:text-align="left" style:justify-single-word="false"/>
    </style:style>
    <style:style style:name="CustomTableEvenColumnContentsCenter" style:family="paragraph" style:parent-style-name="CustomTableEvenColumnContents">
      <style:paragraph-properties fo:text-align="center" style:justify-single-word="false"/>
    </style:style>
    <style:style style:name="CustomTableEvenColumnContentsRight" style:family="paragraph" style:parent-style-name="CustomTableEvenColumnContents">
      <style:paragraph-properties fo:text-align="right" style:justify-single-word="false"/>
    </style:style>
    <style:style style:name="CustomTableOddColumnContents" style:family="paragraph" style:parent-style-name="CustomTableContents"/>
    <style:style style:name="CustomTableOddColumnContentsLeft" style:family="paragraph" style:parent-style-name="CustomTableOddColumnContents">
      <style:paragraph-properties fo:text-align="left" style:justify-single-word="false"/>
    </style:style>
    <style:style style:name="CustomTableOddColumnContentsCenter" style:family="paragraph" style:parent-style-name="CustomTableOddColumnContents">
      <style:paragraph-properties fo:text-align="center" style:justify-single-word="false"/>
    </style:style>
    <style:style style:name="CustomTableOddColumnContentsRight" style:family="paragraph" style:parent-style-name="CustomTableOddColumnContents">
      <style:paragraph-properties fo:text-align="right" style:justify-single-word="false"/>
    </style:style>
  </office:styles>
  <office:automatic-styles>
    <style:style style:name="OrgFooter" style:family="paragraph" style:parent-style-name="Footer">
      <style:paragraph-properties fo:text-align="center" style:justify-single-word="false"/>
    </style:style>
    <style:page-layout style:name="StandardLayout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A4PortraitLayout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OrgTitlePageLayou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OrgFrontMatterPageLayout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OrgFirstPageLayout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OrgPageLayout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!-- Footnotes & Endnotes: Page layouts -->
    <style:page-layout style:name="FootnoteLayou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!-- Landscape: Page layout -->
    <style:page-layout style:name="A4LandscapeLayout" style:page-usage="mirrored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A4PortraitLayout">
      <style:footer>
        <text:p text:style-name="OrgFooter"><text:page-number text:select-page="current"/></text:p>
      </style:footer>
    </style:master-page>
    <style:master-page style:name="Landscape" style:page-layout-name="A4LandscapeLayout">
      <style:footer>
        <text:p text:style-name="OrgFooter"><text:page-number text:select-page="current"/></text:p>
      </style:footer>
    </style:master-page>
    <style:master-page style:name="OrgTitlePage" style:page-layout-name="OrgTitlePageLayout" style:next-style-name="OrgFrontMatterPage"/>
    <style:master-page style:name="OrgFrontMatterPage" style:page-layout-name="OrgFrontMatterPageLayout">
      <style:footer>
        <text:p text:style-name="OrgFooter"><text:page-number text:select-page="current"/></text:p>
      </style:footer>
    </style:master-page>
    <style:master-page style:name="OrgFirstPage" style:page-layout-name="OrgFirstPageLayout" style:next-style-name="OrgPage">
      <style:footer>
        <text:p text:style-name="OrgFooter"><text:page-number text:select-page="current"/></text:p>
      </style:footer>
    </style:master-page>
    <style:master-page style:name="OrgPage" style:page-layout-name="OrgPageLayout">
      <style:footer>
        <text:p text:style-name="OrgFooter"><text:page-number text:select-page="current"/></text:p>
      </style:footer>
    </style:master-page>
    <style:master-page style:name="Portrait" style:page-layout-name="A4PortraitLayout">
      <style:footer>
        <text:p text:style-name="OrgFooter"><text:page-number text:select-page="current"/></text:p>
      </style:footer>
    </style:master-page>
    <!-- Endnotes & Footnotes: Page styles -->
    <style:master-page style:name="Footnote" style:page-layout-name="FootnoteLayout"/>
    <style:master-page style:name="Endnote" style:page-layout-name="FootnoteLayou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ambunathan K</dc:creator>
    <meta:initial-creator>Jambunathan K</meta:initial-creator>
  </office:meta>
</office:document-meta>
</file>